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yala" svg:font-family="Nyal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7030A0" style:font-name="Nyala" style:font-name-asian="Nyala" style:font-name-complex="Nyala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Nyala" style:font-name-asian="Nyala" style:font-name-complex="Nyala" fo:font-weight="bold" style:font-weight-asian="bold" style:font-weight-complex="bold"/>
    </style:style>
    <style:style style:name="ce10" style:family="table-cell" style:parent-style-name="Default" style:data-style-name="N0">
      <style:text-properties style:font-name="Nyala" style:font-name-asian="Nyala" style:font-name-complex="Nyala"/>
    </style:style>
    <style:style style:name="ce11" style:family="table-cell" style:parent-style-name="Default" style:data-style-name="N3">
      <style:text-properties style:font-name="Nyala" style:font-name-asian="Nyala" style:font-name-complex="Nyala" fo:font-size="14pt" style:font-size-asian="14pt" style:font-size-complex="14pt"/>
    </style:style>
    <style:style style:name="ce12" style:family="table-cell" style:parent-style-name="Default" style:data-style-name="N0">
      <style:text-properties style:font-name="Nyala" style:font-name-asian="Nyala" style:font-name-complex="Nyala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Nyala" style:font-name-asian="Nyala" style:font-name-complex="Nyala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style="italic" style:font-style-asian="italic" style:font-style-complex="italic"/>
    </style:style>
    <style:style style:name="ce17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7030A0" style:font-name="Nyala" style:font-name-asian="Nyala" style:font-name-complex="Nyala" fo:font-style="italic" style:font-style-asian="italic" style:font-style-complex="italic"/>
    </style:style>
    <style:style style:name="ce18" style:family="table-cell" style:parent-style-name="Default" style:data-style-name="N40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style="italic" style:font-style-asian="italic" style:font-style-complex="italic"/>
    </style:style>
    <style:style style:name="ce19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style="italic" style:font-style-asian="italic" style:font-style-complex="italic"/>
    </style:style>
    <style:style style:name="ce20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style="italic" style:font-style-asian="italic" style:font-style-complex="italic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style:font-name="Nyala" style:font-name-asian="Nyala" style:font-name-complex="Nyala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/>
      <style:text-properties style:font-name="Nyala" style:font-name-asian="Nyala" style:font-name-complex="Nyal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2F75B5" style:font-name="Nyala" style:font-name-asian="Nyala" style:font-name-complex="Nyala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BF8F00" style:font-name="Nyala" style:font-name-asian="Nyala" style:font-name-complex="Nyala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C00000" style:font-name="Nyala" style:font-name-asian="Nyala" style:font-name-complex="Nyala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yala" style:font-name-asian="Nyala" style:font-name-complex="Nyala"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7030A0" style:font-name="Nyala" style:font-name-asian="Nyala" style:font-name-complex="Nyala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2F75B5" style:font-name="Nyala" style:font-name-asian="Nyala" style:font-name-complex="Nyala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BF8F00" style:font-name="Nyala" style:font-name-asian="Nyala" style:font-name-complex="Nyala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000000" style:font-name="Nyala" style:font-name-asian="Nyala" style:font-name-complex="Nyala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7030A0" style:font-name="Nyala" style:font-name-asian="Nyala" style:font-name-complex="Nyala" fo:font-size="13pt" style:font-size-asian="13pt" style:font-size-complex="13pt"/>
    </style:style>
    <style:style style:name="ce37" style:family="table-cell" style:parent-style-name="Default" style:data-style-name="N3">
      <style:table-cell-properties style:vertical-align="middle" fo:background-color="#7030A0" style:repeat-content="false"/>
      <style:paragraph-properties fo:text-align="start" fo:margin-left="0cm"/>
      <style:text-properties fo:color="#FFFFFF" style:font-name="Nyala" style:font-name-asian="Nyala" style:font-name-complex="Nyala" fo:font-size="14pt" style:font-size-asian="14pt" style:font-size-complex="14pt"/>
    </style:style>
    <style:style style:name="ce38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7030A0"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fo:color="#7030A0" style:font-name="Nyala" style:font-name-asian="Nyala" style:font-name-complex="Nyala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7030A0" style:font-name="Nyala" style:font-name-asian="Nyala" style:font-name-complex="Nyala" fo:font-weight="bold" style:font-weight-asian="bold" style:font-weight-complex="bold"/>
    </style:style>
    <style:style style:name="ce42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7030A0" style:font-name="Nyala" style:font-name-asian="Nyala" style:font-name-complex="Nyala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0pt" style:font-size-asian="10pt" style:font-size-complex="10pt"/>
    </style:style>
    <style:style style:name="ce44" style:family="table-cell" style:parent-style-name="Default" style:data-style-name="N41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47" style:family="table-cell" style:parent-style-name="Default" style:data-style-name="N4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48" style:family="table-cell" style:parent-style-name="Default" style:data-style-name="N42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49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50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fo:color="#000000" style:font-name="Nyala" style:font-name-asian="Nyala" style:font-name-complex="Nyala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fo:wrap-option="wrap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14">
      <style:table-cell-properties style:vertical-align="automatic" fo:wrap-option="wrap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ext-properties style:font-name="Nyala" style:font-name-asian="Nyala" style:font-name-complex="Nyala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yala" style:font-name-asian="Nyala" style:font-name-complex="Nyala"/>
    </style:style>
    <style:style style:name="ce56" style:family="table-cell" style:parent-style-name="Default" style:data-style-name="N4">
      <style:text-properties style:font-name="Nyala" style:font-name-asian="Nyala" style:font-name-complex="Nyala"/>
    </style:style>
    <style:style style:name="ce57" style:family="table-cell" style:parent-style-name="Default" style:data-style-name="N38">
      <style:text-properties style:font-name="Nyala" style:font-name-asian="Nyala" style:font-name-complex="Nyala"/>
    </style:style>
    <style:style style:name="ce58" style:family="table-cell" style:parent-style-name="Default" style:data-style-name="N0">
      <style:text-properties style:font-name="Nyala" style:font-name-asian="Nyala" style:font-name-complex="Nyala"/>
    </style:style>
    <style:style style:name="ce59" style:family="table-cell" style:parent-style-name="Default" style:data-style-name="N0"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yala" style:font-name-asian="Nyala" style:font-name-complex="Nyala" fo:font-size="14pt" style:font-size-asian="14pt" style:font-size-complex="14pt"/>
    </style:style>
    <style:style style:name="ce61" style:family="table-cell" style:parent-style-name="Default" style:data-style-name="N14">
      <style:text-properties style:font-name="Nyala" style:font-name-asian="Nyala" style:font-name-complex="Nyala" fo:font-size="14pt" style:font-size-asian="14pt" style:font-size-complex="14pt"/>
    </style:style>
    <style:style style:name="ce62" style:family="table-cell" style:parent-style-name="Default" style:data-style-name="N14">
      <style:text-properties style:font-name="Nyala" style:font-name-asian="Nyala" style:font-name-complex="Nyala"/>
    </style:style>
    <style:style style:name="ce63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3pt" style:font-size-asian="13pt" style:font-size-complex="13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Nyala" style:font-name-asian="Nyala" style:font-name-complex="Nyala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0pt" style:font-size-asian="10pt" style:font-size-complex="10pt"/>
    </style:style>
    <style:style style:name="ce71" style:family="table-cell" style:parent-style-name="Default" style:data-style-name="N14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72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73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44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weight="bold" style:font-weight-asian="bold" style:font-weight-complex="bold"/>
    </style:style>
    <style:style style:name="ce77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7030A0" style:font-name="Nyala" style:font-name-asian="Nyala" style:font-name-complex="Nyala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000000"/>
      <style:text-properties fo:color="#FFFFFF" style:font-name="Nyala" style:font-name-asian="Nyala" style:font-name-complex="Nyala"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6pt" style:font-size-asian="16pt" style:font-size-complex="16pt"/>
    </style:style>
    <style:style style:name="ce86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3pt" style:font-size-asian="13pt" style:font-size-complex="13pt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/>
    </style:style>
    <style:style style:name="ce88" style:family="table-cell" style:parent-style-name="Default" style:data-style-name="N0">
      <style:table-cell-properties style:vertical-align="middle"/>
      <style:text-properties style:font-name="Nyala" style:font-name-asian="Nyala" style:font-name-complex="Nyala"/>
    </style:style>
    <style:style style:name="ce89" style:family="table-cell" style:parent-style-name="Default" style:data-style-name="N0">
      <style:table-cell-properties style:vertical-align="middle"/>
      <style:text-properties style:font-name="Nyala" style:font-name-asian="Nyala" style:font-name-complex="Nyala" fo:font-size="12pt" style:font-size-asian="12pt" style:font-size-complex="12pt"/>
    </style:style>
    <style:style style:name="ce9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Nyala" style:font-name-asian="Nyala" style:font-name-complex="Nyala" fo:font-size="10pt" style:font-size-asian="10pt" style:font-size-complex="10pt" fo:font-style="italic" style:font-style-asian="italic" style:font-style-complex="italic"/>
    </style:style>
    <style:style style:name="ce91" style:family="table-cell" style:parent-style-name="Default" style:data-style-name="N0">
      <style:table-cell-properties style:vertical-align="middle" fo:wrap-option="wrap"/>
      <style:text-properties style:font-name="Nyala" style:font-name-asian="Nyala" style:font-name-complex="Nyala"/>
    </style:style>
    <style:style style:name="ce92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2pt" style:font-size-asian="12pt" style:font-size-complex="12pt"/>
    </style:style>
    <style:style style:name="ce93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fo:color="#7030A0" style:font-name="Nyala" style:font-name-asian="Nyala" style:font-name-complex="Nyala" fo:font-weight="bold" style:font-weight-asian="bold" style:font-weight-complex="bold"/>
    </style:style>
    <style:style style:name="ce94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middle"/>
      <style:text-properties style:font-name="Nyala" style:font-name-asian="Nyala" style:font-name-complex="Nyala"/>
    </style:style>
    <style:style style:name="ce9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Nyala" style:font-name-asian="Nyala" style:font-name-complex="Nyala"/>
    </style:style>
    <style:style style:name="ce97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98" style:family="table-cell" style:parent-style-name="Hyperlink" style:data-style-name="N41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5.000625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4.445cm"/>
    </style:style>
    <style:style style:name="co14" style:family="table-column">
      <style:table-column-properties fo:break-before="auto" style:column-width="3.54541666666667cm"/>
    </style:style>
    <style:style style:name="co15" style:family="table-column">
      <style:table-column-properties fo:break-before="auto" style:column-width="1.74625cm" style:use-optimal-column-width="true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4.18041666666667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518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2.11666666666667cm"/>
    </style:style>
    <style:style style:name="co25" style:family="table-column">
      <style:table-column-properties fo:break-before="auto" style:column-width="3.96875cm"/>
    </style:style>
    <style:style style:name="co26" style:family="table-column">
      <style:table-column-properties fo:break-before="auto" style:column-width="4.25979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4.2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yer_Races" table:style-name="ta1">
        <table:table-column table:style-name="co1" table:default-cell-style-name="ce67"/>
        <table:table-column table:style-name="co2" table:default-cell-style-name="ce7"/>
        <table:table-column table:style-name="co2" table:number-columns-repeated="4" table:default-cell-style-name="ce6"/>
        <table:table-column table:style-name="co3" table:default-cell-style-name="ce88"/>
        <table:table-column table:style-name="co4" table:number-columns-repeated="16377" table:default-cell-style-name="ce6"/>
        <table:table-row table:style-name="ro1">
          <table:table-cell office:value-type="string" table:style-name="ce64">
            <text:p>Stats</text:p>
          </table:table-cell>
          <table:table-cell office:value-type="string" table:style-name="ce3">
            <text:p>Oni</text:p>
          </table:table-cell>
          <table:table-cell office:value-type="string" table:style-name="ce2">
            <text:p>Werewolf</text:p>
          </table:table-cell>
          <table:table-cell office:value-type="string" table:style-name="ce2">
            <text:p>Manawraith</text:p>
          </table:table-cell>
          <table:table-cell office:value-type="string" table:style-name="ce2">
            <text:p>Kitsune</text:p>
          </table:table-cell>
          <table:table-cell office:value-type="string" table:style-name="ce2">
            <text:p>Draken</text:p>
          </table:table-cell>
          <table:table-cell table:style-name="ce85"/>
          <table:table-cell table:number-columns-repeated="16377" table:style-name="ce2"/>
        </table:table-row>
        <table:table-row table:style-name="ro2">
          <table:table-cell office:value-type="string" table:style-name="ce65">
            <text:p>Brawn</text:p>
          </table:table-cell>
          <table:table-cell office:value-type="float" office:value="1114.3680030350133" table:formula="of:=3.5+((0.7+(0.175*[.B7]))^2.25)" table:style-name="ce36">
            <text:p>1,114</text:p>
          </table:table-cell>
          <table:table-cell office:value-type="float" office:value="1114.3680030350133" table:formula="of:=3.5+((0.7+(0.175*[.C7]))^2.25)" table:style-name="ce36">
            <text:p>1,114</text:p>
          </table:table-cell>
          <table:table-cell office:value-type="float" office:value="317.37469838052056" table:formula="of:=2+((0.4+(0.1*[.D7]))^2.25)" table:style-name="ce36">
            <text:p>317</text:p>
          </table:table-cell>
          <table:table-cell office:value-type="float" office:value="166.58769004730905" table:formula="of:=1.5+((0.3+(0.075*[.E7]))^2.25)" table:style-name="ce36">
            <text:p>167</text:p>
          </table:table-cell>
          <table:table-cell office:value-type="float" office:value="1959.9085685665718" table:formula="of:=4.5+((0.9+(0.225*[.F7]))^2.25)" table:style-name="ce36">
            <text:p>1,960</text:p>
          </table:table-cell>
          <table:table-cell office:value-type="string" table:style-name="ce97">
            <text:p><text:a xlink:href="https://github.com/AntiSped/Noreldynn.git">https://github.com/AntiSped/Noreldynn.git</text:a>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65">
            <text:p>Knowledge</text:p>
          </table:table-cell>
          <table:table-cell office:value-type="float" office:value="1504.1833408238097" table:formula="of:=4+((0.8+(0.2*[.B7]))^2.25)" table:style-name="ce36">
            <text:p>1,504</text:p>
          </table:table-cell>
          <table:table-cell office:value-type="float" office:value="317.37469838052056" table:formula="of:=2+((0.4+(0.1*[.C7]))^2.25)" table:style-name="ce36">
            <text:p>317</text:p>
          </table:table-cell>
          <table:table-cell office:value-type="float" office:value="1959.9085685665718" table:formula="of:=4.5+((0.9+(0.225*[.D7]))^2.25)" table:style-name="ce36">
            <text:p>1,960</text:p>
          </table:table-cell>
          <table:table-cell office:value-type="float" office:value="788.29382241449514" table:formula="of:=3+((0.6+(0.15*[.E7]))^2.25)" table:style-name="ce36">
            <text:p>788</text:p>
          </table:table-cell>
          <table:table-cell office:value-type="float" office:value="523.543973880934" table:formula="of:=2.5+((0.5+(0.125*[.F7]))^2.25)" table:style-name="ce36">
            <text:p>524</text:p>
          </table:table-cell>
          <table:table-cell table:style-name="ce98"/>
          <table:table-cell table:number-columns-repeated="16377" table:style-name="ce4"/>
        </table:table-row>
        <table:table-row table:style-name="ro3">
          <table:table-cell office:value-type="string" table:style-name="ce65">
            <text:p>Dexterity</text:p>
          </table:table-cell>
          <table:table-cell office:value-type="float" office:value="317.37469838052056" table:formula="of:=2+((0.4+(0.1*[.B7]))^2.25)" table:style-name="ce36">
            <text:p>317</text:p>
          </table:table-cell>
          <table:table-cell office:value-type="float" office:value="788.29382241449514" table:formula="of:=3+((0.6+(0.15*[.C7]))^2.25)" table:style-name="ce36">
            <text:p>788</text:p>
          </table:table-cell>
          <table:table-cell office:value-type="float" office:value="1114.3680030350133" table:formula="of:=3.5+((0.7+(0.175*[.D7]))^2.25)" table:style-name="ce36">
            <text:p>1,114</text:p>
          </table:table-cell>
          <table:table-cell office:value-type="float" office:value="1114.3680030350133" table:formula="of:=3.5+((0.7+(0.175*[.E7]))^2.25)" table:style-name="ce36">
            <text:p>1,114</text:p>
          </table:table-cell>
          <table:table-cell office:value-type="float" office:value="67.299363332475323" table:formula="of:=1+((0.2+(0.05*[.F7]))^2.25)" table:style-name="ce36">
            <text:p>67</text:p>
          </table:table-cell>
          <table:table-cell office:value-type="string" table:style-name="ce95">
            <text:p>Elly here's the repository. If this is Adeliza tell Elly to check the stat calc sheet.</text:p>
          </table:table-cell>
          <table:table-cell table:number-columns-repeated="16377" table:style-name="ce4"/>
        </table:table-row>
        <table:table-row table:style-name="ro3">
          <table:table-cell office:value-type="string" table:style-name="ce65">
            <text:p>Toughness</text:p>
          </table:table-cell>
          <table:table-cell office:value-type="float" office:value="166.58769004730905" table:formula="of:=1.5+((0.3+(0.075*[.B7]))^2.25)" table:style-name="ce36">
            <text:p>167</text:p>
          </table:table-cell>
          <table:table-cell office:value-type="float" office:value="1504.1833408238097" table:formula="of:=4+((0.8+(0.2*[.C7]))^2.25)" table:style-name="ce36">
            <text:p>1,504</text:p>
          </table:table-cell>
          <table:table-cell office:value-type="float" office:value="67.299363332475323" table:formula="of:=1+((0.2+(0.05*[.D7]))^2.25)" table:style-name="ce36">
            <text:p>67</text:p>
          </table:table-cell>
          <table:table-cell office:value-type="float" office:value="317.37469838052056" table:formula="of:=2+((0.4+(0.1*[.E7]))^2.25)" table:style-name="ce36">
            <text:p>317</text:p>
          </table:table-cell>
          <table:table-cell office:value-type="float" office:value="788.29382241449514" table:formula="of:=3+((0.6+(0.15*[.F7]))^2.25)" table:style-name="ce36">
            <text:p>788</text:p>
          </table:table-cell>
          <table:table-cell table:style-name="ce86"/>
          <table:table-cell table:number-columns-repeated="16377" table:style-name="ce4"/>
        </table:table-row>
        <table:table-row table:style-name="ro3">
          <table:table-cell office:value-type="string" table:style-name="ce65">
            <text:p>Spirit</text:p>
          </table:table-cell>
          <table:table-cell office:value-type="float" office:value="788.29382241449514" table:formula="of:=3+((0.6+(0.15*[.B7]))^2.25)" table:style-name="ce36">
            <text:p>788</text:p>
          </table:table-cell>
          <table:table-cell office:value-type="float" office:value="166.58769004730905" table:formula="of:=1.5+((0.3+(0.075*[.C7]))^2.25)" table:style-name="ce36">
            <text:p>167</text:p>
          </table:table-cell>
          <table:table-cell office:value-type="float" office:value="1504.1833408238097" table:formula="of:=4+((0.8+(0.2*[.D7]))^2.25)" table:style-name="ce36">
            <text:p>1,504</text:p>
          </table:table-cell>
          <table:table-cell office:value-type="float" office:value="1959.9085685665718" table:formula="of:=4.5+((0.9+(0.225*[.E7]))^2.25)" table:style-name="ce36">
            <text:p>1,960</text:p>
          </table:table-cell>
          <table:table-cell office:value-type="float" office:value="1114.3680030350133" table:formula="of:=3.5+((0.7+(0.175*[.F7]))^2.25)" table:style-name="ce36">
            <text:p>1,114</text:p>
          </table:table-cell>
          <table:table-cell table:style-name="ce96"/>
          <table:table-cell table:number-columns-repeated="16377" table:style-name="ce4"/>
        </table:table-row>
        <table:table-row table:style-name="ro2">
          <table:table-cell office:value-type="string" table:style-name="ce66">
            <text:p>Power Level</text:p>
          </table:table-cell>
          <table:table-cell office:value-type="float" office:value="125" table:style-name="ce37">
            <text:p>125</text:p>
          </table:table-cell>
          <table:table-cell office:value-type="float" office:value="125" table:style-name="ce37">
            <text:p>125</text:p>
          </table:table-cell>
          <table:table-cell office:value-type="float" office:value="125" table:style-name="ce37">
            <text:p>125</text:p>
          </table:table-cell>
          <table:table-cell office:value-type="float" office:value="125" table:style-name="ce37">
            <text:p>125</text:p>
          </table:table-cell>
          <table:table-cell office:value-type="float" office:value="125" table:style-name="ce37">
            <text:p>125</text:p>
          </table:table-cell>
          <table:table-cell table:style-name="ce95"/>
          <table:table-cell table:number-columns-repeated="16377" table:style-name="ce38"/>
        </table:table-row>
        <table:table-row table:style-name="ro4">
          <table:table-cell office:value-type="string" table:style-name="ce81">
            <text:p>Needed EP for next Level</text:p>
          </table:table-cell>
          <table:table-cell office:value-type="float" office:value="3790842875063.709" table:formula="of:=(([.B7])*([.B7]+2)*516)*(1.11^[.B7])" table:style-name="ce46">
            <text:p>3,790,842,875,064</text:p>
          </table:table-cell>
          <table:table-cell office:value-type="float" office:value="3790842875063.709" table:formula="of:=(([.C7])*([.C7]+2)*516)*(1.11^[.C7])" table:style-name="ce46">
            <text:p>3,790,842,875,064</text:p>
          </table:table-cell>
          <table:table-cell office:value-type="float" office:value="3790842875063.709" table:formula="of:=(([.D7])*([.D7]+2)*516)*(1.11^[.D7])" table:style-name="ce46">
            <text:p>3,790,842,875,064</text:p>
          </table:table-cell>
          <table:table-cell office:value-type="float" office:value="3790842875063.709" table:formula="of:=(([.E7])*([.E7]+2)*516)*(1.11^[.E7])" table:style-name="ce46">
            <text:p>3,790,842,875,064</text:p>
          </table:table-cell>
          <table:table-cell office:value-type="float" office:value="3790842875063.709" table:formula="of:=(([.F7])*([.F7]+2)*516)*(1.11^[.F7])" table:style-name="ce46">
            <text:p>3,790,842,875,064</text:p>
          </table:table-cell>
          <table:table-cell table:style-name="ce95"/>
          <table:table-cell table:number-columns-repeated="16377" table:style-name="ce45"/>
        </table:table-row>
        <table:table-row table:style-name="ro4">
          <table:table-cell office:value-type="string" table:style-name="ce67">
            <text:p>Level Modifier</text:p>
          </table:table-cell>
          <table:table-cell office:value-type="float" office:value="3578.5261588291369" table:formula="of:=(1+(0.15*([.B7]-1)))^2.75" table:style-name="ce93">
            <text:p>3578.5262</text:p>
          </table:table-cell>
          <table:table-cell office:value-type="float" office:value="3578.5261588291369" table:formula="of:=(1+(0.15*([.C7]-1)))^2.75" table:style-name="ce93">
            <text:p>3578.5262</text:p>
          </table:table-cell>
          <table:table-cell office:value-type="float" office:value="3578.5261588291369" table:formula="of:=(1+(0.15*([.D7]-1)))^2.75" table:style-name="ce93">
            <text:p>3578.5262</text:p>
          </table:table-cell>
          <table:table-cell office:value-type="float" office:value="3578.5261588291369" table:formula="of:=(1+(0.15*([.E7]-1)))^2.75" table:style-name="ce93">
            <text:p>3578.5262</text:p>
          </table:table-cell>
          <table:table-cell office:value-type="float" office:value="3578.5261588291369" table:formula="of:=(1+(0.15*([.F7]-1)))^2.75" table:style-name="ce93">
            <text:p>3578.5262</text:p>
          </table:table-cell>
          <table:table-cell table:style-name="ce87"/>
          <table:table-cell table:number-columns-repeated="16377" table:style-name="ce7"/>
        </table:table-row>
        <table:table-row table:style-name="ro3">
          <table:table-cell office:value-type="string" table:style-name="ce65">
            <text:p>Vitality</text:p>
          </table:table-cell>
          <table:table-cell office:value-type="float" office:value="979523.61611790815" table:formula="of:=(50*[.B9])+((5*([.B2]+[.B5])*[.B7]))" table:style-name="ce5">
            <text:p>979,524</text:p>
          </table:table-cell>
          <table:table-cell office:value-type="float" office:value="1815520.8978532215" table:formula="of:=(50*[.C9])+((5*([.C2]+[.C5])*[.C7]))" table:style-name="ce5">
            <text:p>1,815,521</text:p>
          </table:table-cell>
          <table:table-cell office:value-type="float" office:value="419347.59651207924" table:formula="of:=(50*[.D9])+((5*([.D2]+[.D5])*[.D7]))" table:style-name="ce5">
            <text:p>419,348</text:p>
          </table:table-cell>
          <table:table-cell office:value-type="float" office:value="481402.80070885038" table:formula="of:=(50*[.E9])+((5*([.E2]+[.E5])*[.E7]))" table:style-name="ce5">
            <text:p>481,403</text:p>
          </table:table-cell>
          <table:table-cell office:value-type="float" office:value="1896552.8023046236" table:formula="of:=(50*[.F9])+((5*([.F2]+[.F5])*[.F7]))" table:style-name="ce5">
            <text:p>1,896,553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68">
            <text:p>Vitality Regeneration Rate</text:p>
          </table:table-cell>
          <table:table-cell office:value-type="percentage" office:value="4.729762934486971E-2" table:formula="of:=(0.00006*[.B6])" table:style-name="ce44">
            <text:p>4.729763%</text:p>
          </table:table-cell>
          <table:table-cell office:value-type="percentage" office:value="9.9952614028385438E-3" table:formula="of:=(0.00006*[.C6])" table:style-name="ce44">
            <text:p>0.999526%</text:p>
          </table:table-cell>
          <table:table-cell office:value-type="percentage" office:value="9.0251000449428576E-2" table:formula="of:=(0.00006*[.D6])" table:style-name="ce44">
            <text:p>9.025100%</text:p>
          </table:table-cell>
          <table:table-cell office:value-type="percentage" office:value="0.11759451411399431" table:formula="of:=(0.00006*[.E6])" table:style-name="ce44">
            <text:p>11.759451%</text:p>
          </table:table-cell>
          <table:table-cell office:value-type="percentage" office:value="6.6862080182100797E-2" table:formula="of:=(0.00006*[.F6])" table:style-name="ce44">
            <text:p>6.686208%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Vitality Regeneration Amount per Second</text:p>
          </table:table-cell>
          <table:table-cell office:value-type="float" office:value="46329.144929691269" table:formula="of:=[.B10]*[.B11]" table:style-name="ce46">
            <text:p>46,329</text:p>
          </table:table-cell>
          <table:table-cell office:value-type="float" office:value="18146.605956359082" table:formula="of:=[.C10]*[.C11]" table:style-name="ce46">
            <text:p>18,147</text:p>
          </table:table-cell>
          <table:table-cell office:value-type="float" office:value="37846.540121278456" table:formula="of:=[.D10]*[.D11]" table:style-name="ce46">
            <text:p>37,847</text:p>
          </table:table-cell>
          <table:table-cell office:value-type="float" office:value="56610.328442473299" table:formula="of:=[.E10]*[.E11]" table:style-name="ce46">
            <text:p>56,610</text:p>
          </table:table-cell>
          <table:table-cell office:value-type="float" office:value="126807.46553727971" table:formula="of:=[.F10]*[.F11]" table:style-name="ce46">
            <text:p>126,807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Time until Vitality fills in seconds</text:p>
          </table:table-cell>
          <table:table-cell office:value-type="float" office:value="21.142687127172834" table:formula="of:=(([.B10]-1)/[.B12])" table:style-name="ce47">
            <text:p>21.1427</text:p>
          </table:table-cell>
          <table:table-cell office:value-type="float" office:value="100.04735332983918" table:formula="of:=(([.C10]-1)/[.C12])" table:style-name="ce47">
            <text:p>100.0474</text:p>
          </table:table-cell>
          <table:table-cell office:value-type="float" office:value="11.080183159894979" table:formula="of:=(([.D10]-1)/[.D12])" table:style-name="ce47">
            <text:p>11.0802</text:p>
          </table:table-cell>
          <table:table-cell office:value-type="float" office:value="8.5037803869667492" table:formula="of:=(([.E10]-1)/[.E12])" table:style-name="ce47">
            <text:p>8.5038</text:p>
          </table:table-cell>
          <table:table-cell office:value-type="float" office:value="14.956152575630988" table:formula="of:=(([.F10]-1)/[.F12])" table:style-name="ce47">
            <text:p>14.9562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Vitality Leech Rate</text:p>
          </table:table-cell>
          <table:table-cell office:value-type="percentage" office:value="5.0779951740883296E-2" table:formula="of:=(0.00016*[.B4])" table:style-name="ce44">
            <text:p>5.077995%</text:p>
          </table:table-cell>
          <table:table-cell office:value-type="percentage" office:value="0.12612701158631923" table:formula="of:=(0.00016*[.C4])" table:style-name="ce44">
            <text:p>12.612701%</text:p>
          </table:table-cell>
          <table:table-cell office:value-type="percentage" office:value="0.17829888048560213" table:formula="of:=(0.00016*[.D4])" table:style-name="ce44">
            <text:p>17.829888%</text:p>
          </table:table-cell>
          <table:table-cell office:value-type="percentage" office:value="0.17829888048560213" table:formula="of:=(0.00016*[.E4])" table:style-name="ce44">
            <text:p>17.829888%</text:p>
          </table:table-cell>
          <table:table-cell office:value-type="percentage" office:value="1.0767898133196053E-2" table:formula="of:=(0.00016*[.F4])" table:style-name="ce44">
            <text:p>1.076790%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Vitality Leech Amount<text:s/></text:p>
          </table:table-cell>
          <table:table-cell office:value-type="float" office:value="17594.903277888687" table:formula="of:=((([.B30]*2)+[.B34])/2)*[.B14]" table:style-name="ce46">
            <text:p>17,595</text:p>
          </table:table-cell>
          <table:table-cell office:value-type="float" office:value="45483.280063172351" table:formula="of:=((([.C30]*2)+[.C34])/2)*[.C14]" table:style-name="ce46">
            <text:p>45,483</text:p>
          </table:table-cell>
          <table:table-cell office:value-type="float" office:value="75739.22765807269" table:formula="of:=((([.D30]*2)+[.D34])/2)*[.D14]" table:style-name="ce46">
            <text:p>75,739</text:p>
          </table:table-cell>
          <table:table-cell office:value-type="float" office:value="59322.483460915959" table:formula="of:=((([.E30]*2)+[.E34])/2)*[.E14]" table:style-name="ce46">
            <text:p>59,322</text:p>
          </table:table-cell>
          <table:table-cell office:value-type="float" office:value="3704.2279446027146" table:formula="of:=((([.F30]*2)+[.F34])/2)*[.F14]" table:style-name="ce46">
            <text:p>3,704</text:p>
          </table:table-cell>
          <table:table-cell table:style-name="ce43"/>
          <table:table-cell table:number-columns-repeated="16377" table:style-name="ce45"/>
        </table:table-row>
        <table:table-row table:style-name="ro3">
          <table:table-cell office:value-type="string" table:style-name="ce65">
            <text:p>Aether</text:p>
          </table:table-cell>
          <table:table-cell office:value-type="float" office:value="1752.0916704119047" table:formula="of:=1000*(1+(0.0005*[.B3]))" table:style-name="ce5">
            <text:p>1,752</text:p>
          </table:table-cell>
          <table:table-cell office:value-type="float" office:value="1158.6873491902602" table:formula="of:=1000*(1+(0.0005*[.C3]))" table:style-name="ce5">
            <text:p>1,159</text:p>
          </table:table-cell>
          <table:table-cell office:value-type="float" office:value="1979.9542842832859" table:formula="of:=1000*(1+(0.0005*[.D3]))" table:style-name="ce5">
            <text:p>1,980</text:p>
          </table:table-cell>
          <table:table-cell office:value-type="float" office:value="1394.1469112072475" table:formula="of:=1000*(1+(0.0005*[.E3]))" table:style-name="ce5">
            <text:p>1,394</text:p>
          </table:table-cell>
          <table:table-cell office:value-type="float" office:value="1261.7719869404671" table:formula="of:=1000*(1+(0.0005*[.F3]))" table:style-name="ce5">
            <text:p>1,262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68">
            <text:p>Aether Regeneration Rate</text:p>
          </table:table-cell>
          <table:table-cell office:value-type="percentage" office:value="0.39108766861419048" table:formula="of:=(0.00026*[.B3])" table:style-name="ce44">
            <text:p>39.108767%</text:p>
          </table:table-cell>
          <table:table-cell office:value-type="percentage" office:value="8.2517421578935338E-2" table:formula="of:=(0.00026*[.C3])" table:style-name="ce44">
            <text:p>8.251742%</text:p>
          </table:table-cell>
          <table:table-cell office:value-type="percentage" office:value="0.5095762278273086" table:formula="of:=(0.00026*[.D3])" table:style-name="ce44">
            <text:p>50.957623%</text:p>
          </table:table-cell>
          <table:table-cell office:value-type="percentage" office:value="0.20495639382776873" table:formula="of:=(0.00026*[.E3])" table:style-name="ce44">
            <text:p>20.495639%</text:p>
          </table:table-cell>
          <table:table-cell office:value-type="percentage" office:value="0.13612143320904282" table:formula="of:=(0.00026*[.F3])" table:style-name="ce44">
            <text:p>13.612143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ether Regeneration Amount</text:p>
          </table:table-cell>
          <table:table-cell office:value-type="float" office:value="685.22144657973445" table:formula="of:=[.B17]*[.B16]" table:style-name="ce46">
            <text:p>685</text:p>
          </table:table-cell>
          <table:table-cell office:value-type="float" office:value="95.611892471311762" table:formula="of:=[.C17]*[.C16]" table:style-name="ce46">
            <text:p>96</text:p>
          </table:table-cell>
          <table:table-cell office:value-type="float" office:value="1008.9376354555955" table:formula="of:=[.D17]*[.D16]" table:style-name="ce46">
            <text:p>1,009</text:p>
          </table:table-cell>
          <table:table-cell office:value-type="float" office:value="285.73932338715997" table:formula="of:=[.E17]*[.E16]" table:style-name="ce46">
            <text:p>286</text:p>
          </table:table-cell>
          <table:table-cell office:value-type="float" office:value="171.75421124535805" table:formula="of:=[.F17]*[.F16]" table:style-name="ce46">
            <text:p>172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ether Regeneration Delay</text:p>
          </table:table-cell>
          <table:table-cell office:value-type="float" office:value="3.3693649420684038" table:formula="of:=4-(0.0008*[.B6])" table:style-name="ce48">
            <text:p>3.369365</text:p>
          </table:table-cell>
          <table:table-cell office:value-type="float" office:value="3.8667298479621528" table:formula="of:=4-(0.0008*[.C6])" table:style-name="ce48">
            <text:p>3.866730</text:p>
          </table:table-cell>
          <table:table-cell office:value-type="float" office:value="2.7966533273409522" table:formula="of:=4-(0.0008*[.D6])" table:style-name="ce48">
            <text:p>2.796653</text:p>
          </table:table-cell>
          <table:table-cell office:value-type="float" office:value="2.4320731451467426" table:formula="of:=4-(0.0008*[.E6])" table:style-name="ce48">
            <text:p>2.432073</text:p>
          </table:table-cell>
          <table:table-cell office:value-type="float" office:value="3.1085055975719893" table:formula="of:=4-(0.0008*[.F6])" table:style-name="ce48">
            <text:p>3.108506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Time until Aether refills in seconds</text:p>
          </table:table-cell>
          <table:table-cell office:value-type="float" office:value="5.9263363841582946" table:formula="of:=[.B19]+([.B16]/[.B18])" table:style-name="ce49">
            <text:p>5.926336</text:p>
          </table:table-cell>
          <table:table-cell office:value-type="float" office:value="15.985382865293893" table:formula="of:=[.C19]+([.C16]/[.C18])" table:style-name="ce49">
            <text:p>15.985383</text:p>
          </table:table-cell>
          <table:table-cell office:value-type="float" office:value="4.7590682623227547" table:formula="of:=[.D19]+([.D16]/[.D18])" table:style-name="ce49">
            <text:p>4.759068</text:p>
          </table:table-cell>
          <table:table-cell office:value-type="float" office:value="7.3111597709600913" table:formula="of:=[.E19]+([.E16]/[.E18])" table:style-name="ce49">
            <text:p>7.311160</text:p>
          </table:table-cell>
          <table:table-cell office:value-type="float" office:value="10.454887254193924" table:formula="of:=[.F19]+([.F16]/[.F18])" table:style-name="ce49">
            <text:p>10.454887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ether Leech Rate</text:p>
          </table:table-cell>
          <table:table-cell office:value-type="percentage" office:value="0.17027146564153095" table:formula="of:=0.000216*[.B6]" table:style-name="ce44">
            <text:p>17.027147%</text:p>
          </table:table-cell>
          <table:table-cell office:value-type="percentage" office:value="3.5982941050218757E-2" table:formula="of:=0.000216*[.C6]" table:style-name="ce44">
            <text:p>3.598294%</text:p>
          </table:table-cell>
          <table:table-cell office:value-type="percentage" office:value="0.32490360161794285" table:formula="of:=0.000216*[.D6]" table:style-name="ce44">
            <text:p>32.490360%</text:p>
          </table:table-cell>
          <table:table-cell office:value-type="percentage" office:value="0.42334025081037951" table:formula="of:=0.000216*[.E6]" table:style-name="ce44">
            <text:p>42.334025%</text:p>
          </table:table-cell>
          <table:table-cell office:value-type="percentage" office:value="0.24070348865556287" table:formula="of:=0.000216*[.F6]" table:style-name="ce44">
            <text:p>24.070349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ether Leech Amount</text:p>
          </table:table-cell>
          <table:table-cell office:value-type="float" office:value="298.33121665935323" table:formula="of:=[.B16]*[.B21]" table:style-name="ce46">
            <text:p>298</text:p>
          </table:table-cell>
          <table:table-cell office:value-type="float" office:value="41.692978581547372" table:formula="of:=[.C16]*[.C21]" table:style-name="ce46">
            <text:p>42</text:p>
          </table:table-cell>
          <table:table-cell office:value-type="float" office:value="643.29427800251585" table:formula="of:=[.D16]*[.D21]" table:style-name="ce46">
            <text:p>643</text:p>
          </table:table-cell>
          <table:table-cell office:value-type="float" office:value="590.19850305699208" table:formula="of:=[.E16]*[.E21]" table:style-name="ce46">
            <text:p>590</text:p>
          </table:table-cell>
          <table:table-cell office:value-type="float" office:value="303.71291914443174" table:formula="of:=[.F16]*[.F21]" table:style-name="ce46">
            <text:p>304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Magic Armor</text:p>
          </table:table-cell>
          <table:table-cell office:value-type="float" office:value="1122767.7604014543" table:formula="of:=[.B10]*[.B29]" table:style-name="ce5">
            <text:p>1,122,768</text:p>
          </table:table-cell>
          <table:table-cell office:value-type="float" office:value="439321.91498284141" table:formula="of:=[.C10]*[.C29]" table:style-name="ce5">
            <text:p>439,322</text:p>
          </table:table-cell>
          <table:table-cell office:value-type="float" office:value="726329.30814989796" table:formula="of:=[.D10]*[.D29]" table:style-name="ce5">
            <text:p>726,329</text:p>
          </table:table-cell>
          <table:table-cell office:value-type="float" office:value="661496.16396652244" table:formula="of:=[.E10]*[.E29]" table:style-name="ce5">
            <text:p>661,496</text:p>
          </table:table-cell>
          <table:table-cell office:value-type="float" office:value="1553193.274874123" table:formula="of:=[.F10]*[.F29]" table:style-name="ce5">
            <text:p>1,553,193</text:p>
          </table:table-cell>
          <table:table-cell table:style-name="ce86"/>
          <table:table-cell table:number-columns-repeated="16377" table:style-name="ce4"/>
        </table:table-row>
        <table:table-row table:style-name="ro6">
          <table:table-cell office:value-type="string" table:style-name="ce68">
            <text:p>Mana Armor Regenaration Rate</text:p>
          </table:table-cell>
          <table:table-cell office:value-type="percentage" office:value="0.40083666816476193" table:formula="of:=0.1+(0.0002*[.B3])" table:style-name="ce44">
            <text:p>40.083667%</text:p>
          </table:table-cell>
          <table:table-cell office:value-type="percentage" office:value="0.1634749396761041" table:formula="of:=0.1+(0.0002*[.C3])" table:style-name="ce44">
            <text:p>16.347494%</text:p>
          </table:table-cell>
          <table:table-cell office:value-type="percentage" office:value="0.49198171371331434" table:formula="of:=0.1+(0.0002*[.D3])" table:style-name="ce44">
            <text:p>49.198171%</text:p>
          </table:table-cell>
          <table:table-cell office:value-type="percentage" office:value="0.25765876448289904" table:formula="of:=0.1+(0.0002*[.E3])" table:style-name="ce44">
            <text:p>25.765876%</text:p>
          </table:table-cell>
          <table:table-cell office:value-type="percentage" office:value="0.20470879477618681" table:formula="of:=0.1+(0.0002*[.F3])" table:style-name="ce44">
            <text:p>20.470879%</text:p>
          </table:table-cell>
          <table:table-cell table:style-name="ce43"/>
          <table:table-cell table:number-columns-repeated="16377" table:style-name="ce45"/>
        </table:table-row>
        <table:table-row table:style-name="ro6">
          <table:table-cell office:value-type="string" table:style-name="ce68">
            <text:p>Mana Armor Regeneration/sec</text:p>
          </table:table-cell>
          <table:table-cell office:value-type="float" office:value="450046.48820213065" table:formula="of:=[.B23]*[.B24]" table:style-name="ce46">
            <text:p>450,046</text:p>
          </table:table-cell>
          <table:table-cell office:value-type="float" office:value="71818.123550210541" table:formula="of:=[.C23]*[.C24]" table:style-name="ce46">
            <text:p>71,818</text:p>
          </table:table-cell>
          <table:table-cell office:value-type="float" office:value="357340.73774379276" table:formula="of:=[.D23]*[.D24]" table:style-name="ce46">
            <text:p>357,341</text:p>
          </table:table-cell>
          <table:table-cell office:value-type="float" office:value="170440.28431779137" table:formula="of:=[.E23]*[.E24]" table:style-name="ce46">
            <text:p>170,440</text:p>
          </table:table-cell>
          <table:table-cell office:value-type="float" office:value="317952.32335396035" table:formula="of:=[.F23]*[.F24]" table:style-name="ce46">
            <text:p>317,952</text:p>
          </table:table-cell>
          <table:table-cell table:style-name="ce43"/>
          <table:table-cell table:number-columns-repeated="16377" table:style-name="ce45"/>
        </table:table-row>
        <table:table-row table:style-name="ro6">
          <table:table-cell office:value-type="string" table:style-name="ce68">
            <text:p>Mana Armor Regeneration Delay</text:p>
          </table:table-cell>
          <table:table-cell office:value-type="float" office:value="2.7966533273409522" table:formula="of:=4-(0.0008*[.B3])" table:style-name="ce50">
            <text:p>2.7967</text:p>
          </table:table-cell>
          <table:table-cell office:value-type="float" office:value="3.7461002412955837" table:formula="of:=4-(0.0008*[.C3])" table:style-name="ce50">
            <text:p>3.7461</text:p>
          </table:table-cell>
          <table:table-cell office:value-type="float" office:value="2.4320731451467426" table:formula="of:=4-(0.0008*[.D3])" table:style-name="ce50">
            <text:p>2.4321</text:p>
          </table:table-cell>
          <table:table-cell office:value-type="float" office:value="3.3693649420684038" table:formula="of:=4-(0.0008*[.E3])" table:style-name="ce50">
            <text:p>3.3694</text:p>
          </table:table-cell>
          <table:table-cell office:value-type="float" office:value="3.5811648208952529" table:formula="of:=4-(0.0008*[.F3])" table:style-name="ce50">
            <text:p>3.5812</text:p>
          </table:table-cell>
          <table:table-cell table:style-name="ce43"/>
          <table:table-cell table:number-columns-repeated="16377" table:style-name="ce45"/>
        </table:table-row>
        <table:table-row table:style-name="ro6">
          <table:table-cell office:value-type="string" table:style-name="ce68">
            <text:p>Time until Mana Armor refills in seconds</text:p>
          </table:table-cell>
          <table:table-cell office:value-type="float" office:value="5.2914350661936336" table:formula="of:=[.B26]+([.B23]/[.B25])" table:style-name="ce47">
            <text:p>5.2914</text:p>
          </table:table-cell>
          <table:table-cell office:value-type="float" office:value="9.8632457926646087" table:formula="of:=[.C26]+([.C23]/[.C25])" table:style-name="ce47">
            <text:p>9.8632</text:p>
          </table:table-cell>
          <table:table-cell office:value-type="float" office:value="4.4646690163475897" table:formula="of:=[.D26]+([.D23]/[.D25])" table:style-name="ce47">
            <text:p>4.4647</text:p>
          </table:table-cell>
          <table:table-cell office:value-type="float" office:value="7.250467151057574" table:formula="of:=[.E26]+([.E23]/[.E25])" table:style-name="ce47">
            <text:p>7.2505</text:p>
          </table:table-cell>
          <table:table-cell office:value-type="float" office:value="8.466152791701905" table:formula="of:=[.F26]+([.F23]/[.F25])" table:style-name="ce47">
            <text:p>8.4662</text:p>
          </table:table-cell>
          <table:table-cell table:style-name="ce43"/>
          <table:table-cell table:number-columns-repeated="16377" table:style-name="ce45"/>
        </table:table-row>
        <table:table-row table:style-name="ro6">
          <table:table-cell office:value-type="string" table:style-name="ce68">
            <text:p>Mana Armor Damage Reduction</text:p>
          </table:table-cell>
          <table:table-cell office:value-type="percentage" office:value="0.19679247768556593" table:formula="of:=0.1+(0.0002*([.B5]+[.B4]))" table:style-name="ce44">
            <text:p>19.679248%</text:p>
          </table:table-cell>
          <table:table-cell office:value-type="percentage" office:value="0.55849543264766099" table:formula="of:=0.1+(0.0002*([.C5]+[.C4]))" table:style-name="ce44">
            <text:p>55.849543%</text:p>
          </table:table-cell>
          <table:table-cell office:value-type="percentage" office:value="0.33633347327349777" table:formula="of:=0.1+(0.0002*([.D5]+[.D4]))" table:style-name="ce44">
            <text:p>33.633347%</text:p>
          </table:table-cell>
          <table:table-cell office:value-type="percentage" office:value="0.38634854028310683" table:formula="of:=0.1+(0.0002*([.E5]+[.E4]))" table:style-name="ce44">
            <text:p>38.634854%</text:p>
          </table:table-cell>
          <table:table-cell office:value-type="percentage" office:value="0.2711186371493941" table:formula="of:=0.1+(0.0002*([.F5]+[.F4]))" table:style-name="ce44">
            <text:p>27.111864%</text:p>
          </table:table-cell>
          <table:table-cell table:style-name="ce43"/>
          <table:table-cell table:number-columns-repeated="16377" table:style-name="ce45"/>
        </table:table-row>
        <table:table-row table:style-name="ro6">
          <table:table-cell office:value-type="string" table:style-name="ce68">
            <text:p>Mana Armor Amount</text:p>
          </table:table-cell>
          <table:table-cell office:value-type="percentage" office:value="1.1462385816191525" table:formula="of:=(0.0005*([.B3]+[.B6]))" table:style-name="ce44">
            <text:p>114.623858%</text:p>
          </table:table-cell>
          <table:table-cell office:value-type="percentage" office:value="0.24198119421391481" table:formula="of:=(0.0005*([.C3]+[.C6]))" table:style-name="ce44">
            <text:p>24.198119%</text:p>
          </table:table-cell>
          <table:table-cell office:value-type="percentage" office:value="1.7320459546951907" table:formula="of:=(0.0005*([.D3]+[.D6]))" table:style-name="ce44">
            <text:p>173.204595%</text:p>
          </table:table-cell>
          <table:table-cell office:value-type="percentage" office:value="1.3741011954905336" table:formula="of:=(0.0005*([.E3]+[.E6]))" table:style-name="ce44">
            <text:p>137.410120%</text:p>
          </table:table-cell>
          <table:table-cell office:value-type="percentage" office:value="0.81895598845797368" table:formula="of:=(0.0005*([.F3]+[.F6]))" table:style-name="ce44">
            <text:p>81.895599%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Physical Stat</text:p>
          </table:table-cell>
          <table:table-cell office:value-type="float" office:value="214753.09926523309" table:formula="of:=(10*[.B9])+((1*([.B4]+[.B2])*[.B7]))" table:style-name="ce5">
            <text:p>214,753</text:p>
          </table:table-cell>
          <table:table-cell office:value-type="float" office:value="273617.9897694799" table:formula="of:=(10*[.C9])+((1*([.C4]+[.C2])*[.C7]))" table:style-name="ce5">
            <text:p>273,618</text:p>
          </table:table-cell>
          <table:table-cell office:value-type="float" office:value="214753.09926523309" table:formula="of:=(10*[.D9])+((1*([.D4]+[.D2])*[.D7]))" table:style-name="ce5">
            <text:p>214,753</text:p>
          </table:table-cell>
          <table:table-cell office:value-type="float" office:value="195904.72322358168" table:formula="of:=(10*[.E9])+((1*([.E4]+[.E2])*[.E7]))" table:style-name="ce5">
            <text:p>195,905</text:p>
          </table:table-cell>
          <table:table-cell office:value-type="float" office:value="289186.25307567226" table:formula="of:=(10*[.F9])+((1*([.F4]+[.F2])*[.F7]))" table:style-name="ce5">
            <text:p>289,186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68">
            <text:p>Physical Critical Chance</text:p>
          </table:table-cell>
          <table:table-cell office:value-type="percentage" office:value="0.17715520045525199" table:formula="of:=(1+(0.015*[.B2]))%" table:style-name="ce84">
            <text:p>17.7155%</text:p>
          </table:table-cell>
          <table:table-cell office:value-type="percentage" office:value="0.17715520045525199" table:formula="of:=(1+(0.015*[.C2]))%" table:style-name="ce84">
            <text:p>17.7155%</text:p>
          </table:table-cell>
          <table:table-cell office:value-type="percentage" office:value="5.7606204757078089E-2" table:formula="of:=(1+(0.015*[.D2]))%" table:style-name="ce84">
            <text:p>5.7606%</text:p>
          </table:table-cell>
          <table:table-cell office:value-type="percentage" office:value="3.4988153507096359E-2" table:formula="of:=(1+(0.015*[.E2]))%" table:style-name="ce84">
            <text:p>3.4988%</text:p>
          </table:table-cell>
          <table:table-cell office:value-type="percentage" office:value="0.30398628528498578" table:formula="of:=(1+(0.015*[.F2]))%" table:style-name="ce84">
            <text:p>30.3986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Physical Critical Damage</text:p>
          </table:table-cell>
          <table:table-cell office:value-type="float" office:value="872551.80835753842" table:formula="of:=[.B30]*[.B33]" table:style-name="ce46">
            <text:p>872,552</text:p>
          </table:table-cell>
          <table:table-cell office:value-type="float" office:value="1111722.5902181207" table:formula="of:=[.C30]*[.C33]" table:style-name="ce46">
            <text:p>1,111,723</text:p>
          </table:table-cell>
          <table:table-cell office:value-type="float" office:value="478891.20914069586" table:formula="of:=[.D30]*[.D33]" table:style-name="ce46">
            <text:p>478,891</text:p>
          </table:table-cell>
          <table:table-cell office:value-type="float" office:value="368918.31005107251" table:formula="of:=[.E30]*[.E33]" table:style-name="ce46">
            <text:p>368,918</text:p>
          </table:table-cell>
          <table:table-cell office:value-type="float" office:value="1737370.1948372524" table:formula="of:=[.F30]*[.F33]" table:style-name="ce46">
            <text:p>1,737,370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Physical Critical Damage Modifier</text:p>
          </table:table-cell>
          <table:table-cell office:value-type="percentage" office:value="4.0630464069805301" table:formula="of:=(150+(0.23*[.B2]))%" table:style-name="ce72">
            <text:p>406.305%</text:p>
          </table:table-cell>
          <table:table-cell office:value-type="percentage" office:value="4.0630464069805301" table:formula="of:=(150+(0.23*[.C2]))%" table:style-name="ce72">
            <text:p>406.305%</text:p>
          </table:table-cell>
          <table:table-cell office:value-type="percentage" office:value="2.2299618062751971" table:formula="of:=(150+(0.23*[.D2]))%" table:style-name="ce72">
            <text:p>222.996%</text:p>
          </table:table-cell>
          <table:table-cell office:value-type="percentage" office:value="1.883151687108811" table:formula="of:=(150+(0.23*[.E2]))%" table:style-name="ce72">
            <text:p>188.315%</text:p>
          </table:table-cell>
          <table:table-cell office:value-type="percentage" office:value="6.0077897077031164" table:formula="of:=(150+(0.23*[.F2]))%" table:style-name="ce72">
            <text:p>600.779%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Arcana Stat</text:p>
          </table:table-cell>
          <table:table-cell office:value-type="float" office:value="263480.01648883265" table:formula="of:=(10*[.B9])+((1*([.B4]+[.B3])*[.B7]))" table:style-name="ce5">
            <text:p>263,480</text:p>
          </table:table-cell>
          <table:table-cell office:value-type="float" office:value="173993.82668766833" table:formula="of:=(10*[.C9])+((1*([.C4]+[.C3])*[.C7]))" table:style-name="ce5">
            <text:p>173,994</text:p>
          </table:table-cell>
          <table:table-cell office:value-type="float" office:value="420069.83303848951" table:formula="of:=(10*[.D9])+((1*([.D4]+[.D3])*[.D7]))" table:style-name="ce5">
            <text:p>420,070</text:p>
          </table:table-cell>
          <table:table-cell office:value-type="float" office:value="273617.9897694799" table:formula="of:=(10*[.E9])+((1*([.E4]+[.E3])*[.E7]))" table:style-name="ce5">
            <text:p>273,618</text:p>
          </table:table-cell>
          <table:table-cell office:value-type="float" office:value="109640.67873996754" table:formula="of:=(10*[.F9])+((1*([.F4]+[.F3])*[.F7]))" table:style-name="ce5">
            <text:p>109,641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68">
            <text:p>Area of Effect Chance</text:p>
          </table:table-cell>
          <table:table-cell office:value-type="percentage" office:value="8.8829382241449512E-2" table:formula="of:=(1+(0.01*[.B6]))%" table:style-name="ce84">
            <text:p>8.8829%</text:p>
          </table:table-cell>
          <table:table-cell office:value-type="percentage" office:value="2.6658769004730905E-2" table:formula="of:=(1+(0.01*[.C6]))%" table:style-name="ce84">
            <text:p>2.6659%</text:p>
          </table:table-cell>
          <table:table-cell office:value-type="percentage" office:value="0.16041833408238099" table:formula="of:=(1+(0.01*[.D6]))%" table:style-name="ce84">
            <text:p>16.0418%</text:p>
          </table:table-cell>
          <table:table-cell office:value-type="percentage" office:value="0.20599085685665719" table:formula="of:=(1+(0.01*[.E6]))%" table:style-name="ce84">
            <text:p>20.5991%</text:p>
          </table:table-cell>
          <table:table-cell office:value-type="percentage" office:value="0.12143680030350133" table:formula="of:=(1+(0.01*[.F6]))%" table:style-name="ce84">
            <text:p>12.1437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rea of Effect Damage</text:p>
          </table:table-cell>
          <table:table-cell office:value-type="float" office:value="277205.13066789217" table:formula="of:=[.B34]*[.B37]" table:style-name="ce46">
            <text:p>277,205</text:p>
          </table:table-cell>
          <table:table-cell office:value-type="float" office:value="79808.767138836149" table:formula="of:=[.C34]*[.C37]" table:style-name="ce46">
            <text:p>79,809</text:p>
          </table:table-cell>
          <table:table-cell office:value-type="float" office:value="537670.18249577924" table:formula="of:=[.D34]*[.D37]" table:style-name="ce46">
            <text:p>537,670</text:p>
          </table:table-cell>
          <table:table-cell office:value-type="float" office:value="189931.08244922076" table:formula="of:=[.E34]*[.E37]" table:style-name="ce46">
            <text:p>189,931</text:p>
          </table:table-cell>
          <table:table-cell office:value-type="float" office:value="61593.061945252986" table:formula="of:=[.F34]*[.F37]" table:style-name="ce46">
            <text:p>61,593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rea of Effect Damage Modifier</text:p>
          </table:table-cell>
          <table:table-cell office:value-type="percentage" office:value="1.0520916704119048" table:formula="of:=(30+(0.05*[.B3]))%" table:style-name="ce44">
            <text:p>105.209167%</text:p>
          </table:table-cell>
          <table:table-cell office:value-type="percentage" office:value="0.45868734919026027" table:formula="of:=(30+(0.05*[.C3]))%" table:style-name="ce44">
            <text:p>45.868735%</text:p>
          </table:table-cell>
          <table:table-cell office:value-type="percentage" office:value="1.2799542842832858" table:formula="of:=(30+(0.05*[.D3]))%" table:style-name="ce44">
            <text:p>127.995428%</text:p>
          </table:table-cell>
          <table:table-cell office:value-type="percentage" office:value="0.6941469112072477" table:formula="of:=(30+(0.05*[.E3]))%" table:style-name="ce44">
            <text:p>69.414691%</text:p>
          </table:table-cell>
          <table:table-cell office:value-type="percentage" office:value="0.56177198694046704" table:formula="of:=(30+(0.05*[.F3]))%" table:style-name="ce44">
            <text:p>56.177199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rea of Effect Amount<text:s/></text:p>
          </table:table-cell>
          <table:table-cell office:value-type="float" office:value="5.0083666816476189" table:formula="of:=(2+(0.002*[.B3]))" table:style-name="ce94">
            <text:p>5</text:p>
          </table:table-cell>
          <table:table-cell office:value-type="float" office:value="2.6347493967610411" table:formula="of:=(2+(0.002*[.C3]))" table:style-name="ce94">
            <text:p>3</text:p>
          </table:table-cell>
          <table:table-cell office:value-type="float" office:value="5.9198171371331441" table:formula="of:=(2+(0.002*[.D3]))" table:style-name="ce94">
            <text:p>6</text:p>
          </table:table-cell>
          <table:table-cell office:value-type="float" office:value="3.5765876448289902" table:formula="of:=(2+(0.002*[.E3]))" table:style-name="ce94">
            <text:p>4</text:p>
          </table:table-cell>
          <table:table-cell office:value-type="float" office:value="3.047087947761868" table:formula="of:=(2+(0.002*[.F3]))" table:style-name="ce94">
            <text:p>3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Defense</text:p>
          </table:table-cell>
          <table:table-cell office:value-type="float" office:value="195904.72322358168" table:formula="of:=(10*[.B9])+((1*([.B2]+[.B5])*[.B7]))" table:style-name="ce5">
            <text:p>195,905</text:p>
          </table:table-cell>
          <table:table-cell office:value-type="float" office:value="363104.17957064428" table:formula="of:=(10*[.C9])+((1*([.C2]+[.C5])*[.C7]))" table:style-name="ce5">
            <text:p>363,104</text:p>
          </table:table-cell>
          <table:table-cell office:value-type="float" office:value="83869.519302415851" table:formula="of:=(10*[.D9])+((1*([.D2]+[.D5])*[.D7]))" table:style-name="ce5">
            <text:p>83,870</text:p>
          </table:table-cell>
          <table:table-cell office:value-type="float" office:value="96280.560141770082" table:formula="of:=(10*[.E9])+((1*([.E2]+[.E5])*[.E7]))" table:style-name="ce5">
            <text:p>96,281</text:p>
          </table:table-cell>
          <table:table-cell office:value-type="float" office:value="379310.56046092475" table:formula="of:=(10*[.F9])+((1*([.F2]+[.F5])*[.F7]))" table:style-name="ce5">
            <text:p>379,311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70">
            <text:p>Physical Damage Reduction against -3 to +3 Level monsters<text:s/></text:p>
          </table:table-cell>
          <table:table-cell office:value-type="percentage" office:value="0.33631927446144183" table:formula="of:=[.B39]/(400*(1.06^[.B7]))" table:style-name="ce44">
            <text:p>33.631927%</text:p>
          </table:table-cell>
          <table:table-cell office:value-type="percentage" office:value="0.62335880532979582" table:formula="of:=[.C39]/(400*(1.06^[.C7]))" table:style-name="ce44">
            <text:p>62.335881%</text:p>
          </table:table-cell>
          <table:table-cell office:value-type="percentage" office:value="0.14398292913553926" table:formula="of:=[.D39]/(400*(1.06^[.D7]))" table:style-name="ce44">
            <text:p>14.398293%</text:p>
          </table:table-cell>
          <table:table-cell office:value-type="percentage" office:value="0.16528957341506059" table:formula="of:=[.E39]/(400*(1.06^[.E7]))" table:style-name="ce44">
            <text:p>16.528957%</text:p>
          </table:table-cell>
          <table:table-cell office:value-type="percentage" office:value="0.65118109655880485" table:formula="of:=[.F39]/(400*(1.06^[.F7]))" table:style-name="ce44">
            <text:p>65.118110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Physical Damage Reduction against Level +4 and higher monsters</text:p>
          </table:table-cell>
          <table:table-cell office:value-type="percentage" office:value="0.2152443356553228" table:formula="of:=[.B39]/(625*(1.06^[.B7]))" table:style-name="ce44">
            <text:p>21.524434%</text:p>
          </table:table-cell>
          <table:table-cell office:value-type="percentage" office:value="0.39894963541106931" table:formula="of:=[.C39]/(625*(1.06^[.C7]))" table:style-name="ce44">
            <text:p>39.894964%</text:p>
          </table:table-cell>
          <table:table-cell office:value-type="percentage" office:value="9.2149074646745127E-2" table:formula="of:=[.D39]/(625*(1.06^[.D7]))" table:style-name="ce44">
            <text:p>9.214907%</text:p>
          </table:table-cell>
          <table:table-cell office:value-type="percentage" office:value="0.10578532698563879" table:formula="of:=[.E39]/(625*(1.06^[.E7]))" table:style-name="ce44">
            <text:p>10.578533%</text:p>
          </table:table-cell>
          <table:table-cell office:value-type="percentage" office:value="0.41675590179763516" table:formula="of:=[.F39]/(625*(1.06^[.F7]))" table:style-name="ce44">
            <text:p>41.675590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Physical Damage Reduction against Level -4 and lower monsters</text:p>
          </table:table-cell>
          <table:table-cell office:value-type="percentage" office:value="0.53811083913830704" table:formula="of:=[.B39]/(250*(1.06^[.B7]))" table:style-name="ce44">
            <text:p>53.811084%</text:p>
          </table:table-cell>
          <table:table-cell office:value-type="percentage" office:value="0.9973740885276734" table:formula="of:=[.C39]/(250*(1.06^[.C7]))" table:style-name="ce44">
            <text:p>99.737409%</text:p>
          </table:table-cell>
          <table:table-cell office:value-type="percentage" office:value="0.2303726866168628" table:formula="of:=[.D39]/(250*(1.06^[.D7]))" table:style-name="ce44">
            <text:p>23.037269%</text:p>
          </table:table-cell>
          <table:table-cell office:value-type="percentage" office:value="0.26446331746409696" table:formula="of:=[.E39]/(250*(1.06^[.E7]))" table:style-name="ce44">
            <text:p>26.446332%</text:p>
          </table:table-cell>
          <table:table-cell office:value-type="percentage" office:value="1.0418897544940879" table:formula="of:=[.F39]/(250*(1.06^[.F7]))" table:style-name="ce44">
            <text:p>104.188975%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Magic Resist</text:p>
          </table:table-cell>
          <table:table-cell office:value-type="float" office:value="244631.64044718118" table:formula="of:=(10*[.B9])+((1*([.B3]+[.B5])*[.B7]))" table:style-name="ce5">
            <text:p>244,632</text:p>
          </table:table-cell>
          <table:table-cell office:value-type="float" office:value="263480.01648883265" table:formula="of:=(10*[.C9])+((1*([.C3]+[.C5])*[.C7]))" table:style-name="ce5">
            <text:p>263,480</text:p>
          </table:table-cell>
          <table:table-cell office:value-type="float" office:value="289186.25307567226" table:formula="of:=(10*[.D9])+((1*([.D3]+[.D5])*[.D7]))" table:style-name="ce5">
            <text:p>289,186</text:p>
          </table:table-cell>
          <table:table-cell office:value-type="float" office:value="173993.82668766833" table:formula="of:=(10*[.E9])+((1*([.E3]+[.E5])*[.E7]))" table:style-name="ce5">
            <text:p>173,994</text:p>
          </table:table-cell>
          <table:table-cell office:value-type="float" office:value="199764.98612522002" table:formula="of:=(10*[.F9])+((1*([.F3]+[.F5])*[.F7]))" table:style-name="ce5">
            <text:p>199,765</text:p>
          </table:table-cell>
          <table:table-cell table:style-name="ce86"/>
          <table:table-cell table:number-columns-repeated="16377" table:style-name="ce4"/>
        </table:table-row>
        <table:table-row table:style-name="ro5">
          <table:table-cell office:value-type="string" table:style-name="ce68">
            <text:p>Arcanic Damage Reduction against -3 to +3 Level monsters</text:p>
          </table:table-cell>
          <table:table-cell office:value-type="percentage" office:value="0.41997117002437162" table:formula="of:=[.B43]/(400*(1.06^[.B7]))" table:style-name="ce73">
            <text:p>41.997117%</text:p>
          </table:table-cell>
          <table:table-cell office:value-type="percentage" office:value="0.4523291042834145" table:formula="of:=[.C43]/(400*(1.06^[.C7]))" table:style-name="ce73">
            <text:p>45.232910%</text:p>
          </table:table-cell>
          <table:table-cell office:value-type="percentage" office:value="0.49646026506279578" table:formula="of:=[.D43]/(400*(1.06^[.D7]))" table:style-name="ce73">
            <text:p>49.646027%</text:p>
          </table:table-cell>
          <table:table-cell office:value-type="percentage" office:value="0.29870376063154835" table:formula="of:=[.E43]/(400*(1.06^[.E7]))" table:style-name="ce73">
            <text:p>29.870376%</text:p>
          </table:table-cell>
          <table:table-cell office:value-type="percentage" office:value="0.34294637766215297" table:formula="of:=[.F43]/(400*(1.06^[.F7]))" table:style-name="ce73">
            <text:p>34.294638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rcanic Damage Reduction against +4 and higher Level monsters</text:p>
          </table:table-cell>
          <table:table-cell office:value-type="percentage" office:value="0.26878154881559785" table:formula="of:=[.B43]/(625*(1.06^[.B7]))" table:style-name="ce73">
            <text:p>26.878155%</text:p>
          </table:table-cell>
          <table:table-cell office:value-type="percentage" office:value="0.28949062674138532" table:formula="of:=[.C43]/(625*(1.06^[.C7]))" table:style-name="ce73">
            <text:p>28.949063%</text:p>
          </table:table-cell>
          <table:table-cell office:value-type="percentage" office:value="0.31773456964018931" table:formula="of:=[.D43]/(625*(1.06^[.D7]))" table:style-name="ce73">
            <text:p>31.773457%</text:p>
          </table:table-cell>
          <table:table-cell office:value-type="percentage" office:value="0.19117040680419095" table:formula="of:=[.E43]/(625*(1.06^[.E7]))" table:style-name="ce73">
            <text:p>19.117041%</text:p>
          </table:table-cell>
          <table:table-cell office:value-type="percentage" office:value="0.21948568170377791" table:formula="of:=[.F43]/(625*(1.06^[.F7]))" table:style-name="ce73">
            <text:p>21.948568%</text:p>
          </table:table-cell>
          <table:table-cell table:number-columns-repeated="16378" table:style-name="ce43"/>
        </table:table-row>
        <table:table-row table:style-name="ro5">
          <table:table-cell office:value-type="string" table:style-name="ce68">
            <text:p>Arcanic Damage Reduction against -4 and lower Level monsters</text:p>
          </table:table-cell>
          <table:table-cell office:value-type="percentage" office:value="0.6719538720389947" table:formula="of:=[.B43]/(250*(1.06^[.B7]))" table:style-name="ce73">
            <text:p>67.195387%</text:p>
          </table:table-cell>
          <table:table-cell office:value-type="percentage" office:value="0.72372656685346326" table:formula="of:=[.C43]/(250*(1.06^[.C7]))" table:style-name="ce73">
            <text:p>72.372657%</text:p>
          </table:table-cell>
          <table:table-cell office:value-type="percentage" office:value="0.79433642410047323" table:formula="of:=[.D43]/(250*(1.06^[.D7]))" table:style-name="ce73">
            <text:p>79.433642%</text:p>
          </table:table-cell>
          <table:table-cell office:value-type="percentage" office:value="0.47792601701047738" table:formula="of:=[.E43]/(250*(1.06^[.E7]))" table:style-name="ce73">
            <text:p>47.792602%</text:p>
          </table:table-cell>
          <table:table-cell office:value-type="percentage" office:value="0.54871420425944484" table:formula="of:=[.F43]/(250*(1.06^[.F7]))" table:style-name="ce73">
            <text:p>54.871420%</text:p>
          </table:table-cell>
          <table:table-cell table:number-columns-repeated="16378" table:style-name="ce43"/>
        </table:table-row>
        <table:table-row table:style-name="ro3">
          <table:table-cell office:value-type="string" table:style-name="ce65">
            <text:p>Evasion Rating</text:p>
          </table:table-cell>
          <table:table-cell office:value-type="float" office:value="552177.68825009244" table:formula="of:=(150+(3*([.B7]-1))+((0.3*[.B4])))*([.B9]/4)" table:style-name="ce63">
            <text:p>552,178</text:p>
          </table:table-cell>
          <table:table-cell office:value-type="float" office:value="678567.41855372849" table:formula="of:=(150+(3*([.C7]-1))+((0.3*[.C4])))*([.C9]/4)" table:style-name="ce63">
            <text:p>678,567</text:p>
          </table:table-cell>
          <table:table-cell office:value-type="float" office:value="766082.29243392602" table:formula="of:=(150+(3*([.D7]-1))+((0.3*[.D4])))*([.D9]/4)" table:style-name="ce63">
            <text:p>766,082</text:p>
          </table:table-cell>
          <table:table-cell office:value-type="float" office:value="766082.29243392602" table:formula="of:=(150+(3*([.E7]-1))+((0.3*[.E4])))*([.E9]/4)" table:style-name="ce63">
            <text:p>766,082</text:p>
          </table:table-cell>
          <table:table-cell office:value-type="float" office:value="485060.10363903805" table:formula="of:=(150+(3*([.F7]-1))+((0.3*[.F4])))*([.F9]/4)" table:style-name="ce63">
            <text:p>485,060</text:p>
          </table:table-cell>
          <table:table-cell table:style-name="ce86"/>
          <table:table-cell table:number-columns-repeated="16377" table:style-name="ce4"/>
        </table:table-row>
        <table:table-row table:style-name="ro3">
          <table:table-cell office:value-type="string" table:style-name="ce65">
            <text:p>Accuracy Rating</text:p>
          </table:table-cell>
          <table:table-cell office:value-type="float" office:value="870704.62118817784" table:formula="of:=(150+(3*([.B7]-1))+((0.3*[.B3])))*([.B9]/4)" table:style-name="ce63">
            <text:p>870,705</text:p>
          </table:table-cell>
          <table:table-cell office:value-type="float" office:value="552177.68825009244" table:formula="of:=(150+(3*([.C7]-1))+((0.3*[.C3])))*([.C9]/4)" table:style-name="ce63">
            <text:p>552,178</text:p>
          </table:table-cell>
          <table:table-cell office:value-type="float" office:value="993016.46984186582" table:formula="of:=(150+(3*([.D7]-1))+((0.3*[.D3])))*([.D9]/4)" table:style-name="ce63">
            <text:p>993,016</text:p>
          </table:table-cell>
          <table:table-cell office:value-type="float" office:value="678567.41855372849" table:formula="of:=(150+(3*([.E7]-1))+((0.3*[.E3])))*([.E9]/4)" table:style-name="ce63">
            <text:p>678,567</text:p>
          </table:table-cell>
          <table:table-cell office:value-type="float" office:value="607511.34916447336" table:formula="of:=(150+(3*([.F7]-1))+((0.3*[.F3])))*([.F9]/4)" table:style-name="ce63">
            <text:p>607,511</text:p>
          </table:table-cell>
          <table:table-cell table:style-name="ce86"/>
          <table:table-cell table:number-columns-repeated="16377" table:style-name="ce4"/>
        </table:table-row>
        <table:table-row table:style-name="ro4">
          <table:table-cell office:value-type="string" table:style-name="ce67">
            <text:p>Unarmed Cast Speed</text:p>
          </table:table-cell>
          <table:table-cell office:value-type="float" office:value="2.492200482591167" table:formula="of:=3-(0.0016*[.B4])" table:style-name="ce76">
            <text:p>2.492</text:p>
          </table:table-cell>
          <table:table-cell office:value-type="float" office:value="1.7387298841368077" table:formula="of:=3-(0.0016*[.C4])" table:style-name="ce76">
            <text:p>1.739</text:p>
          </table:table-cell>
          <table:table-cell office:value-type="float" office:value="1.2170111951439786" table:formula="of:=3-(0.0016*[.D4])" table:style-name="ce76">
            <text:p>1.217</text:p>
          </table:table-cell>
          <table:table-cell office:value-type="float" office:value="1.2170111951439786" table:formula="of:=3-(0.0016*[.E4])" table:style-name="ce76">
            <text:p>1.217</text:p>
          </table:table-cell>
          <table:table-cell office:value-type="float" office:value="2.8923210186680395" table:formula="of:=3-(0.0016*[.F4])" table:style-name="ce76">
            <text:p>2.892</text:p>
          </table:table-cell>
          <table:table-cell table:style-name="ce88"/>
          <table:table-cell table:number-columns-repeated="16377"/>
        </table:table-row>
        <table:table-row table:style-name="ro4">
          <table:table-cell office:value-type="string" table:style-name="ce67">
            <text:p>Unarmed DPS</text:p>
          </table:table-cell>
          <table:table-cell office:value-type="float" office:value="191891.91202500762" table:formula="of:=([.B30]+[.B34])/[.B49]" table:style-name="ce82">
            <text:p>191,892</text:p>
          </table:table-cell>
          <table:table-cell office:value-type="float" office:value="257436.08627246035" table:formula="of:=([.C30]+[.C34])/[.C49]" table:style-name="ce82">
            <text:p>257,436</text:p>
          </table:table-cell>
          <table:table-cell office:value-type="float" office:value="521624.56256503036" table:formula="of:=([.D30]+[.D34])/[.D49]" table:style-name="ce82">
            <text:p>521,625</text:p>
          </table:table-cell>
          <table:table-cell office:value-type="float" office:value="385799.83065604803" table:formula="of:=([.E30]+[.E34])/[.E49]" table:style-name="ce82">
            <text:p>385,800</text:p>
          </table:table-cell>
          <table:table-cell office:value-type="float" office:value="137891.65491709701" table:formula="of:=([.F30]+[.F34])/[.F49]" table:style-name="ce82">
            <text:p>137,892</text:p>
          </table:table-cell>
          <table:table-cell table:style-name="ce88"/>
          <table:table-cell table:number-columns-repeated="16377"/>
        </table:table-row>
        <table:table-row table:style-name="ro7">
          <table:table-cell office:value-type="string" table:style-name="ce74">
            <text:p>Blaze Attack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5">
          <table:table-cell office:value-type="string" table:style-name="ce68">
            <text:p>Burn Chance%</text:p>
          </table:table-cell>
          <table:table-cell office:value-type="percentage" office:value="0.16041833408238099" table:formula="of:=(1+(0.01*[.B3]))%" table:style-name="ce44">
            <text:p>16.041833%</text:p>
          </table:table-cell>
          <table:table-cell office:value-type="percentage" office:value="4.1737469838052058E-2" table:formula="of:=(1+(0.01*[.C3]))%" table:style-name="ce44">
            <text:p>4.173747%</text:p>
          </table:table-cell>
          <table:table-cell office:value-type="percentage" office:value="0.20599085685665719" table:formula="of:=(1+(0.01*[.D3]))%" table:style-name="ce44">
            <text:p>20.599086%</text:p>
          </table:table-cell>
          <table:table-cell office:value-type="percentage" office:value="8.8829382241449512E-2" table:formula="of:=(1+(0.01*[.E3]))%" table:style-name="ce44">
            <text:p>8.882938%</text:p>
          </table:table-cell>
          <table:table-cell office:value-type="percentage" office:value="6.2354397388093404E-2" table:formula="of:=(1+(0.01*[.F3]))%" table:style-name="ce44">
            <text:p>6.235440%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Burn Afflicted Damage</text:p>
          </table:table-cell>
          <table:table-cell office:value-type="float" office:value="0" table:formula="of:=[.B51]*1.25" table:style-name="ce46">
            <text:p>0</text:p>
          </table:table-cell>
          <table:table-cell office:value-type="float" office:value="0" table:formula="of:=[.C51]*1.25" table:style-name="ce46">
            <text:p>0</text:p>
          </table:table-cell>
          <table:table-cell office:value-type="float" office:value="0" table:formula="of:=[.D51]*1.25" table:style-name="ce46">
            <text:p>0</text:p>
          </table:table-cell>
          <table:table-cell office:value-type="float" office:value="0" table:formula="of:=[.E51]*1.25" table:style-name="ce46">
            <text:p>0</text:p>
          </table:table-cell>
          <table:table-cell office:value-type="float" office:value="0" table:formula="of:=[.F51]*1.25" table:style-name="ce46">
            <text:p>0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Burn Damage over Time (every sec)</text:p>
          </table:table-cell>
          <table:table-cell office:value-type="float" office:value="0" table:formula="of:=[.B51]*0.15" table:style-name="ce46">
            <text:p>0</text:p>
          </table:table-cell>
          <table:table-cell office:value-type="float" office:value="0" table:formula="of:=[.C51]*0.2" table:style-name="ce46">
            <text:p>0</text:p>
          </table:table-cell>
          <table:table-cell office:value-type="float" office:value="0" table:formula="of:=[.D51]*0.2" table:style-name="ce46">
            <text:p>0</text:p>
          </table:table-cell>
          <table:table-cell office:value-type="float" office:value="0" table:formula="of:=[.E51]*0.2" table:style-name="ce46">
            <text:p>0</text:p>
          </table:table-cell>
          <table:table-cell office:value-type="float" office:value="0" table:formula="of:=[.F51]*0.2" table:style-name="ce46">
            <text:p>0</text:p>
          </table:table-cell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Burn Potency</text:p>
          </table:table-cell>
          <table:table-cell office:value-type="float" office:value="6.3648814672434852" table:formula="of:=4+(0.003*[.B6])" table:style-name="ce48">
            <text:p>6.364881</text:p>
          </table:table-cell>
          <table:table-cell office:value-type="float" office:value="4.4997630701419276" table:formula="of:=4+(0.003*[.C6])" table:style-name="ce48">
            <text:p>4.499763</text:p>
          </table:table-cell>
          <table:table-cell office:value-type="float" office:value="8.5125500224714301" table:formula="of:=4+(0.003*[.D6])" table:style-name="ce48">
            <text:p>8.512550</text:p>
          </table:table-cell>
          <table:table-cell office:value-type="float" office:value="9.8797257056997161" table:formula="of:=4+(0.003*[.E6])" table:style-name="ce48">
            <text:p>9.879726</text:p>
          </table:table-cell>
          <table:table-cell office:value-type="float" office:value="7.3431040091050406" table:formula="of:=4+(0.003*[.F6])" table:style-name="ce48">
            <text:p>7.343104</text:p>
          </table:table-cell>
          <table:table-cell table:style-name="ce90"/>
          <table:table-cell table:number-columns-repeated="16377" table:style-name="ce45"/>
        </table:table-row>
        <table:table-row table:style-name="ro5">
          <table:table-cell office:value-type="string" table:style-name="ce68">
            <text:p>Total Burn Damage</text:p>
          </table:table-cell>
          <table:table-cell office:value-type="float" office:value="0" table:formula="of:=[.B53]+([.B54]*[.B55])" table:style-name="ce46">
            <text:p>0</text:p>
          </table:table-cell>
          <table:table-cell office:value-type="float" office:value="0" table:formula="of:=[.C53]+([.C54]*[.C55])" table:style-name="ce46">
            <text:p>0</text:p>
          </table:table-cell>
          <table:table-cell office:value-type="float" office:value="0" table:formula="of:=[.D53]+([.D54]*[.D55])" table:style-name="ce46">
            <text:p>0</text:p>
          </table:table-cell>
          <table:table-cell office:value-type="float" office:value="0" table:formula="of:=[.E53]+([.E54]*[.E55])" table:style-name="ce46">
            <text:p>0</text:p>
          </table:table-cell>
          <table:table-cell office:value-type="float" office:value="0" table:formula="of:=[.F53]+([.F54]*[.F55])" table:style-name="ce46">
            <text:p>0</text:p>
          </table:table-cell>
          <table:table-cell table:style-name="ce43"/>
          <table:table-cell table:number-columns-repeated="16377" table:style-name="ce45"/>
        </table:table-row>
        <table:table-row table:style-name="ro7">
          <table:table-cell office:value-type="string" table:style-name="ce74">
            <text:p>Blaze Resistance</text:p>
          </table:table-cell>
          <table:table-cell table:number-columns-repeated="5" table:style-name="ce77"/>
          <table:table-cell table:style-name="ce92"/>
          <table:table-cell table:number-columns-repeated="16377" table:style-name="ce75"/>
        </table:table-row>
        <table:table-row table:style-name="ro8">
          <table:table-cell office:value-type="string" table:style-name="ce68">
            <text:p>Scorch Chance</text:p>
          </table:table-cell>
          <table:table-cell office:value-type="percentage" office:value="1.6694987935220822E-2" table:formula="of:=(0.4+(0.004*[.B4]))%" table:style-name="ce44">
            <text:p>1.669499%</text:p>
          </table:table-cell>
          <table:table-cell office:value-type="percentage" office:value="3.553175289657981E-2" table:formula="of:=(0.4+(0.004*[.C4]))%" table:style-name="ce44">
            <text:p>3.553175%</text:p>
          </table:table-cell>
          <table:table-cell office:value-type="percentage" office:value="4.8574720121400537E-2" table:formula="of:=(0.4+(0.004*[.D4]))%" table:style-name="ce44">
            <text:p>4.857472%</text:p>
          </table:table-cell>
          <table:table-cell office:value-type="percentage" office:value="4.8574720121400537E-2" table:formula="of:=(0.4+(0.004*[.E4]))%" table:style-name="ce44">
            <text:p>4.857472%</text:p>
          </table:table-cell>
          <table:table-cell office:value-type="percentage" office:value="6.6919745332990133E-3" table:formula="of:=(0.4+(0.004*[.F4]))%" table:style-name="ce44">
            <text:p>0.669197%</text:p>
          </table:table-cell>
          <table:table-cell table:number-columns-repeated="16378" table:style-name="ce43"/>
        </table:table-row>
        <table:table-row table:style-name="ro8">
          <table:table-cell office:value-type="string" table:style-name="ce68">
            <text:p>Scorch Affliction Damage</text:p>
          </table:table-cell>
          <table:table-cell table:style-name="ce80"/>
          <table:table-cell table:number-columns-repeated="16382" table:style-name="ce43"/>
        </table:table-row>
        <table:table-row table:style-name="ro8">
          <table:table-cell office:value-type="string" table:style-name="ce68">
            <text:p>Scorch Damage over Time (sec)</text:p>
          </table:table-cell>
          <table:table-cell table:style-name="ce71"/>
          <table:table-cell table:number-columns-repeated="16382" table:style-name="ce43"/>
        </table:table-row>
        <table:table-row table:style-name="ro8">
          <table:table-cell office:value-type="string" table:style-name="ce68">
            <text:p>Scorch Burn Chance</text:p>
          </table:table-cell>
          <table:table-cell table:style-name="ce80"/>
          <table:table-cell table:number-columns-repeated="16382" table:style-name="ce43"/>
        </table:table-row>
        <table:table-row table:style-name="ro8">
          <table:table-cell office:value-type="string" table:style-name="ce78">
            <text:p>-Scorched Damage Reduction%</text:p>
          </table:table-cell>
          <table:table-cell table:style-name="ce80"/>
          <table:table-cell table:number-columns-repeated="16382" table:style-name="ce43"/>
        </table:table-row>
        <table:table-row table:style-name="ro8">
          <table:table-cell office:value-type="string" table:style-name="ce68">
            <text:p>Scorch Potency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Total Scorch Damage</text:p>
          </table:table-cell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Frost Attack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5">
          <table:table-cell office:value-type="string" table:style-name="ce68">
            <text:p>Freeze Chance</text:p>
          </table:table-cell>
          <table:table-cell table:style-name="ce79"/>
          <table:table-cell table:number-columns-repeated="4" table:style-name="ce45"/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Freeze Affiction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Freeze Damage over Time</text:p>
          </table:table-cell>
          <table:table-cell table:style-name="ce79"/>
          <table:table-cell table:number-columns-repeated="4" table:style-name="ce45"/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78">
            <text:p>+Frozen Damage%</text:p>
          </table:table-cell>
          <table:table-cell table:style-name="ce79"/>
          <table:table-cell table:number-columns-repeated="4" table:style-name="ce45"/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Freeze Potency</text:p>
          </table:table-cell>
          <table:table-cell table:style-name="ce79"/>
          <table:table-cell table:number-columns-repeated="4" table:style-name="ce45"/>
          <table:table-cell table:style-name="ce43"/>
          <table:table-cell table:number-columns-repeated="16377" table:style-name="ce45"/>
        </table:table-row>
        <table:table-row table:style-name="ro5">
          <table:table-cell office:value-type="string" table:style-name="ce68">
            <text:p>Total Freeze Damage</text:p>
          </table:table-cell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Frost Resistance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9">
          <table:table-cell office:value-type="string" table:style-name="ce68">
            <text:p>Frostbite Chance</text:p>
          </table:table-cell>
          <table:table-cell table:style-name="ce7"/>
          <table:table-cell table:number-columns-repeated="4" table:style-name="ce6"/>
          <table:table-cell table:style-name="ce88"/>
          <table:table-cell table:number-columns-repeated="16377"/>
        </table:table-row>
        <table:table-row table:style-name="ro9">
          <table:table-cell office:value-type="string" table:style-name="ce68">
            <text:p>Frostbite Affliction Damage</text:p>
          </table:table-cell>
          <table:table-cell table:style-name="ce7"/>
          <table:table-cell table:number-columns-repeated="4" table:style-name="ce6"/>
          <table:table-cell table:style-name="ce88"/>
          <table:table-cell table:number-columns-repeated="16377"/>
        </table:table-row>
        <table:table-row table:style-name="ro9">
          <table:table-cell office:value-type="string" table:style-name="ce68">
            <text:p>Frostbite Damage over Time</text:p>
          </table:table-cell>
          <table:table-cell table:style-name="ce7"/>
          <table:table-cell table:number-columns-repeated="4" table:style-name="ce6"/>
          <table:table-cell table:style-name="ce88"/>
          <table:table-cell table:number-columns-repeated="16377"/>
        </table:table-row>
        <table:table-row table:style-name="ro9">
          <table:table-cell office:value-type="string" table:style-name="ce68">
            <text:p>Frostbite Potency</text:p>
          </table:table-cell>
          <table:table-cell table:style-name="ce7"/>
          <table:table-cell table:number-columns-repeated="4" table:style-name="ce6"/>
          <table:table-cell table:style-name="ce88"/>
          <table:table-cell table:number-columns-repeated="16377"/>
        </table:table-row>
        <table:table-row table:style-name="ro9">
          <table:table-cell office:value-type="string" table:style-name="ce68">
            <text:p>Total Frostbite Damage</text:p>
          </table:table-cell>
          <table:table-cell table:style-name="ce7"/>
          <table:table-cell table:number-columns-repeated="4" table:style-name="ce6"/>
          <table:table-cell table:style-name="ce88"/>
          <table:table-cell table:number-columns-repeated="16377"/>
        </table:table-row>
        <table:table-row table:style-name="ro7">
          <table:table-cell office:value-type="string" table:style-name="ce74">
            <text:p>Flora Attack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5">
          <table:table-cell office:value-type="string" table:style-name="ce68">
            <text:p>Poison Chanc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oison Affliction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oison Damage over Tim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oison Potency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Total Poison Damage</text:p>
          </table:table-cell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Flora Resistance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5">
          <table:table-cell office:value-type="string" table:style-name="ce68">
            <text:p>Corrosion Chanc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Corrosion Affliction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Corrosion Damage over Tim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Corrosion Poison Chanc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78">
            <text:p>Corrosion Area of Effect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Corrosion Area of Effect Radius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Corrosion Potency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Total Corrosion Damage</text:p>
          </table:table-cell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Spark Attack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5">
          <table:table-cell office:value-type="string" table:style-name="ce68">
            <text:p>Stun Chanc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Stun Affiction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Stun Potency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78">
            <text:p>-Stunned Damage Reduction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Total Stun Damage</text:p>
          </table:table-cell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Spark Resistance</text:p>
          </table:table-cell>
          <table:table-cell table:number-columns-repeated="5" table:style-name="ce77"/>
          <table:table-cell table:style-name="ce92"/>
          <table:table-cell table:number-columns-repeated="16377" table:style-name="ce75"/>
        </table:table-row>
        <table:table-row table:style-name="ro5">
          <table:table-cell office:value-type="string" table:style-name="ce68">
            <text:p>Paralyze Chanc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aralyze Affliction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aralyze Damage over Tim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aralyze Area of Effect Timer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aralyze Area of Effect Damage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office:value-type="string" table:style-name="ce68">
            <text:p>Paralyze Area of Effect Amount<text:s/></text:p>
          </table:table-cell>
          <table:table-cell table:style-name="ce80"/>
          <table:table-cell table:number-columns-repeated="16382" table:style-name="ce43"/>
        </table:table-row>
        <table:table-row table:style-name="ro5">
          <table:table-cell table:style-name="ce68"/>
          <table:table-cell table:style-name="ce80"/>
          <table:table-cell table:number-columns-repeated="16382" table:style-name="ce43"/>
        </table:table-row>
        <table:table-row table:style-name="ro7">
          <table:table-cell office:value-type="string" table:style-name="ce74">
            <text:p>Wind Attack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7">
          <table:table-cell office:value-type="string" table:style-name="ce74">
            <text:p>Wind Resistance</text:p>
          </table:table-cell>
          <table:table-cell table:number-columns-repeated="5" table:style-name="ce77"/>
          <table:table-cell table:style-name="ce89"/>
          <table:table-cell table:number-columns-repeated="16377" table:style-name="ce75"/>
        </table:table-row>
        <table:table-row table:style-name="ro10">
          <table:table-cell table:style-name="ce69"/>
          <table:table-cell table:number-columns-repeated="5" table:style-name="ce8"/>
          <table:table-cell table:style-name="ce91"/>
          <table:table-cell table:number-columns-repeated="16377" table:style-name="ce9"/>
        </table:table-row>
        <table:table-row table:number-rows-repeated="3" table:style-name="ro4">
          <table:table-cell table:style-name="ce67"/>
          <table:table-cell table:number-columns-repeated="5" table:style-name="ce8"/>
          <table:table-cell table:style-name="ce88"/>
          <table:table-cell table:number-columns-repeated="16377"/>
        </table:table-row>
        <table:table-row table:number-rows-repeated="1048464" table:style-name="ro4">
          <table:table-cell table:number-columns-repeated="16384"/>
        </table:table-row>
      </table:table>
      <table:table table:name="Class_Statistics" table:style-name="ta1">
        <table:table-column table:style-name="co5" table:default-cell-style-name="ce54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80" table:default-cell-style-name="ce10"/>
        <table:table-row table:style-name="ro2">
          <table:table-cell office:value-type="string" table:style-name="ce59">
            <text:p>Bladesmaster</text:p>
          </table:table-cell>
          <table:table-cell office:value-type="float" office:value="60" table:style-name="ce83">
            <text:p>60</text:p>
          </table:table-cell>
          <table:table-cell table:number-columns-repeated="16382" table:style-name="ce10"/>
        </table:table-row>
        <table:table-row table:style-name="ro4">
          <table:table-cell table:style-name="ce54"/>
          <table:table-cell office:value-type="string" table:style-name="ce54">
            <text:p>Name of Passive</text:p>
          </table:table-cell>
          <table:table-cell office:value-type="string" table:style-name="ce54">
            <text:p>Stat Given</text:p>
          </table:table-cell>
          <table:table-cell office:value-type="string" table:style-name="ce54">
            <text:p>Stat Value</text:p>
          </table:table-cell>
          <table:table-cell table:number-columns-repeated="16380" table:style-name="ce54"/>
        </table:table-row>
        <table:table-row table:style-name="ro4">
          <table:table-cell office:value-type="string" table:style-name="ce54">
            <text:p>Passive 1</text:p>
          </table:table-cell>
          <table:table-cell office:value-type="string" table:style-name="ce10">
            <text:p>Sword Expertise</text:p>
          </table:table-cell>
          <table:table-cell office:value-type="string" table:style-name="ce58">
            <text:p>+Longsword, Dagger, Shortsword Damage</text:p>
          </table:table-cell>
          <table:table-cell office:value-type="percentage" office:value="0.75" table:formula="of:=(30+(0.75*[.B1]))%" table:style-name="ce62">
            <text:p>75.00%</text:p>
          </table:table-cell>
          <table:table-cell table:number-columns-repeated="16380"/>
        </table:table-row>
        <table:table-row table:style-name="ro4">
          <table:table-cell office:value-type="string" table:style-name="ce54">
            <text:p>Passive 2</text:p>
          </table:table-cell>
          <table:table-cell table:style-name="ce10"/>
          <table:table-cell office:value-type="string" table:style-name="ce58">
            <text:p>+Bleed Potency</text:p>
          </table:table-cell>
          <table:table-cell office:value-type="float" office:value="6" table:formula="of:=0.1*[.B1]" table:style-name="ce10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54">
            <text:p>Passive 3</text:p>
          </table:table-cell>
          <table:table-cell table:style-name="ce10"/>
          <table:table-cell office:value-type="string" table:style-name="ce58">
            <text:p>+</text:p>
          </table:table-cell>
          <table:table-cell table:number-columns-repeated="16381" table:style-name="ce10"/>
        </table:table-row>
        <table:table-row table:style-name="ro4">
          <table:table-cell office:value-type="string" table:style-name="ce54">
            <text:p>Passive 4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Passive 5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Passive 6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Passive 7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Active 1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Active 2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Active 3</text:p>
          </table:table-cell>
          <table:table-cell table:number-columns-repeated="16383" table:style-name="ce10"/>
        </table:table-row>
        <table:table-row table:style-name="ro4">
          <table:table-cell office:value-type="string" table:style-name="ce54">
            <text:p>Active 4</text:p>
          </table:table-cell>
          <table:table-cell table:number-columns-repeated="16383" table:style-name="ce10"/>
        </table:table-row>
        <table:table-row table:number-rows-repeated="1048563" table:style-name="ro4">
          <table:table-cell table:number-columns-repeated="16384"/>
        </table:table-row>
      </table:table>
      <table:table table:name="Enemies" table:style-name="ta1">
        <table:table-column table:style-name="co10" table:default-cell-style-name="ce15"/>
        <table:table-column table:style-name="co11" table:default-cell-style-name="ce23"/>
        <table:table-column table:style-name="co12" table:default-cell-style-name="ce27"/>
        <table:table-column table:style-name="co13" table:number-columns-repeated="6" table:default-cell-style-name="ce41"/>
        <table:table-column table:style-name="co13" table:number-columns-repeated="6" table:default-cell-style-name="ce23"/>
        <table:table-column table:style-name="co14" table:default-cell-style-name="ce10"/>
        <table:table-column table:style-name="co15" table:default-cell-style-name="ce27"/>
        <table:table-column table:style-name="co16" table:default-cell-style-name="ce31"/>
        <table:table-column table:style-name="co4" table:number-columns-repeated="6" table:default-cell-style-name="ce1"/>
        <table:table-column table:style-name="co4" table:number-columns-repeated="4" table:default-cell-style-name="ce27"/>
        <table:table-column table:style-name="co17" table:number-columns-repeated="2" table:default-cell-style-name="ce23"/>
        <table:table-column table:style-name="co4" table:number-columns-repeated="16354" table:default-cell-style-name="ce27"/>
        <table:table-row table:style-name="ro11">
          <table:table-cell office:value-type="string" table:style-name="ce13">
            <text:p>Name</text:p>
          </table:table-cell>
          <table:table-cell office:value-type="string" table:style-name="ce14">
            <text:p>Level</text:p>
          </table:table-cell>
          <table:table-cell office:value-type="string" table:style-name="ce14">
            <text:p>Difficulty Rank</text:p>
          </table:table-cell>
          <table:table-cell office:value-type="string" table:style-name="ce39">
            <text:p>Vitality</text:p>
          </table:table-cell>
          <table:table-cell office:value-type="string" table:style-name="ce39">
            <text:p>Armor</text:p>
          </table:table-cell>
          <table:table-cell office:value-type="string" table:style-name="ce39">
            <text:p>Physical<text:s/></text:p>
          </table:table-cell>
          <table:table-cell office:value-type="string" table:style-name="ce39">
            <text:p>Arcana<text:s/></text:p>
          </table:table-cell>
          <table:table-cell office:value-type="string" table:style-name="ce39">
            <text:p>Defense</text:p>
          </table:table-cell>
          <table:table-cell office:value-type="string" table:style-name="ce39">
            <text:p>Magic Resist</text:p>
          </table:table-cell>
          <table:table-cell office:value-type="string" table:style-name="ce14">
            <text:p>Extra Stat 1</text:p>
          </table:table-cell>
          <table:table-cell office:value-type="string" table:style-name="ce14">
            <text:p>Stat 1 Value</text:p>
          </table:table-cell>
          <table:table-cell office:value-type="string" table:style-name="ce14">
            <text:p>Extra Stat 2</text:p>
          </table:table-cell>
          <table:table-cell office:value-type="string" table:style-name="ce14">
            <text:p>Stat 2 Value</text:p>
          </table:table-cell>
          <table:table-cell office:value-type="string" table:style-name="ce14">
            <text:p>Gold Drops</text:p>
          </table:table-cell>
          <table:table-cell office:value-type="string" table:style-name="ce14">
            <text:p>EP Drops</text:p>
          </table:table-cell>
          <table:table-cell office:value-type="string" table:style-name="ce14">
            <text:p>Level Modifier</text:p>
          </table:table-cell>
          <table:table-cell office:value-type="string" table:style-name="ce14">
            <text:p>Elite Mod</text:p>
          </table:table-cell>
          <table:table-cell office:value-type="string" table:style-name="ce14">
            <text:p>Enemy Type</text:p>
          </table:table-cell>
          <table:table-cell table:number-columns-repeated="16366" table:style-name="ce14"/>
        </table:table-row>
        <table:table-row table:style-name="ro9">
          <table:table-cell office:value-type="string" table:style-name="ce15">
            <text:p>Shroud Outcas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.239999999999998" table:formula="of:=16*[.P2]*[.Q2]" table:style-name="ce40">
            <text:p>16</text:p>
          </table:table-cell>
          <table:table-cell office:value-type="float" office:value="0" table:style-name="ce40">
            <text:p>0</text:p>
          </table:table-cell>
          <table:table-cell office:value-type="float" office:value="8.0184999999999995" table:formula="of:=7.9*[.P2]*[.Q2]" table:style-name="ce40">
            <text:p>8</text:p>
          </table:table-cell>
          <table:table-cell office:value-type="float" office:value="2.2330000000000001" table:formula="of:=2.2*[.P2]*[.Q2]" table:style-name="ce40">
            <text:p>2</text:p>
          </table:table-cell>
          <table:table-cell office:value-type="float" office:value="5.7854999999999999" table:formula="of:=5.7*[.P2]*[.Q2]" table:style-name="ce40">
            <text:p>6</text:p>
          </table:table-cell>
          <table:table-cell office:value-type="float" office:value="1.9284999999999997" table:formula="of:=1.9*[.P2]*[.Q2]" table:style-name="ce40">
            <text:p>2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24"/>
          <table:table-cell office:value-type="percentage" office:value="1.0149999999999999" table:formula="of:=1*(1.015^[.B2])" table:style-name="ce17">
            <text:p>101.5000%</text:p>
          </table:table-cell>
          <table:table-cell office:value-type="float" office:value="1" table:formula="of:=1.75^[.C2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10" table:style-name="ce15"/>
          <table:table-cell table:style-name="ce25"/>
          <table:table-cell table:style-name="ce26"/>
          <table:table-cell table:number-columns-repeated="16354" table:style-name="ce15"/>
        </table:table-row>
        <table:table-row table:style-name="ro9">
          <table:table-cell office:value-type="string" table:style-name="ce15">
            <text:p>Shroud Acolyt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.209999999999999" table:formula="of:=14*[.P3]*[.Q3]" table:style-name="ce40">
            <text:p>14</text:p>
          </table:table-cell>
          <table:table-cell office:value-type="float" office:value="9.1349999999999998" table:formula="of:=9*[.P3]*[.Q3]" table:style-name="ce40">
            <text:p>9</text:p>
          </table:table-cell>
          <table:table-cell office:value-type="float" office:value="2.2837499999999999" table:formula="of:=2.25*[.P3]*[.Q3]" table:style-name="ce40">
            <text:p>2</text:p>
          </table:table-cell>
          <table:table-cell office:value-type="float" office:value="8.2214999999999989" table:formula="of:=8.1*[.P3]*[.Q3]" table:style-name="ce40">
            <text:p>8</text:p>
          </table:table-cell>
          <table:table-cell office:value-type="float" office:value="1.7254999999999998" table:formula="of:=1.7*[.P3]*[.Q3]" table:style-name="ce40">
            <text:p>2</text:p>
          </table:table-cell>
          <table:table-cell office:value-type="float" office:value="5.4809999999999999" table:formula="of:=5.4*[.P3]*[.Q3]" table:style-name="ce40">
            <text:p>5</text:p>
          </table:table-cell>
          <table:table-cell table:style-name="ce20"/>
          <table:table-cell table:number-columns-repeated="3" table:style-name="ce24"/>
          <table:table-cell table:style-name="ce23"/>
          <table:table-cell table:style-name="ce24"/>
          <table:table-cell office:value-type="percentage" office:value="1.0149999999999999" table:formula="of:=1*(1.015^[.B3])" table:style-name="ce17">
            <text:p>101.5000%</text:p>
          </table:table-cell>
          <table:table-cell office:value-type="float" office:value="1" table:formula="of:=1.75^[.C3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Shroud Bandi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4.959999999999994" table:formula="of:=64*[.P4]*[.Q4]" table:style-name="ce40">
            <text:p>65</text:p>
          </table:table-cell>
          <table:table-cell office:value-type="float" office:value="16.239999999999998" table:formula="of:=16*[.P4]*[.Q4]" table:style-name="ce40">
            <text:p>16</text:p>
          </table:table-cell>
          <table:table-cell office:value-type="float" office:value="22.837499999999999" table:formula="of:=22.5*[.P4]*[.Q4]" table:style-name="ce40">
            <text:p>23</text:p>
          </table:table-cell>
          <table:table-cell office:value-type="float" office:value="7.8154999999999992" table:formula="of:=7.7*[.P4]*[.Q4]" table:style-name="ce40">
            <text:p>8</text:p>
          </table:table-cell>
          <table:table-cell office:value-type="float" office:value="11.773999999999999" table:formula="of:=11.6*[.P4]*[.Q4]" table:style-name="ce40">
            <text:p>12</text:p>
          </table:table-cell>
          <table:table-cell office:value-type="float" office:value="4.9734999999999996" table:formula="of:=4.9*[.P4]*[.Q4]" table:style-name="ce40">
            <text:p>5</text:p>
          </table:table-cell>
          <table:table-cell table:style-name="ce19"/>
          <table:table-cell table:number-columns-repeated="3" table:style-name="ce24"/>
          <table:table-cell table:style-name="ce23"/>
          <table:table-cell table:style-name="ce24"/>
          <table:table-cell office:value-type="percentage" office:value="1.0149999999999999" table:formula="of:=1*(1.015^[.B4])" table:style-name="ce17">
            <text:p>101.5000%</text:p>
          </table:table-cell>
          <table:table-cell office:value-type="float" office:value="1" table:formula="of:=1.75^[.C4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Shroud Warlock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9.734999999999992" table:formula="of:=49*[.P5]*[.Q5]" table:style-name="ce40">
            <text:p>50</text:p>
          </table:table-cell>
          <table:table-cell office:value-type="float" office:value="0" table:style-name="ce40">
            <text:p>0</text:p>
          </table:table-cell>
          <table:table-cell office:value-type="float" office:value="7.8154999999999992" table:formula="of:=7.7*[.P5]*[.Q5]" table:style-name="ce40">
            <text:p>8</text:p>
          </table:table-cell>
          <table:table-cell office:value-type="float" office:value="22.837499999999999" table:formula="of:=22.5*[.P5]*[.Q5]" table:style-name="ce40">
            <text:p>23</text:p>
          </table:table-cell>
          <table:table-cell office:value-type="float" office:value="4.9734999999999996" table:formula="of:=4.9*[.P5]*[.Q5]" table:style-name="ce40">
            <text:p>5</text:p>
          </table:table-cell>
          <table:table-cell office:value-type="float" office:value="11.773999999999999" table:formula="of:=11.6*[.P5]*[.Q5]" table:style-name="ce40">
            <text:p>12</text:p>
          </table:table-cell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5])" table:style-name="ce17">
            <text:p>101.5000%</text:p>
          </table:table-cell>
          <table:table-cell office:value-type="float" office:value="1" table:formula="of:=1.75^[.C5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Shroud Knigh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5.11" table:formula="of:=74*[.P6]*[.Q6]" table:style-name="ce40">
            <text:p>75</text:p>
          </table:table-cell>
          <table:table-cell office:value-type="float" office:value="36.945999999999998" table:formula="of:=36.4*[.P6]*[.Q6]" table:style-name="ce40">
            <text:p>37</text:p>
          </table:table-cell>
          <table:table-cell office:value-type="float" office:value="7.8154999999999992" table:formula="of:=7.7*[.P6]*[.Q6]" table:style-name="ce40">
            <text:p>8</text:p>
          </table:table-cell>
          <table:table-cell office:value-type="float" office:value="4.9734999999999996" table:formula="of:=4.9*[.P6]*[.Q6]" table:style-name="ce40">
            <text:p>5</text:p>
          </table:table-cell>
          <table:table-cell office:value-type="float" office:value="22.837499999999999" table:formula="of:=22.5*[.P6]*[.Q6]" table:style-name="ce40">
            <text:p>23</text:p>
          </table:table-cell>
          <table:table-cell office:value-type="float" office:value="11.773999999999999" table:formula="of:=11.6*[.P6]*[.Q6]" table:style-name="ce40">
            <text:p>12</text:p>
          </table:table-cell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6])" table:style-name="ce17">
            <text:p>101.5000%</text:p>
          </table:table-cell>
          <table:table-cell office:value-type="float" office:value="1" table:formula="of:=1.75^[.C6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Shroud Orien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7])" table:style-name="ce17">
            <text:p>101.5000%</text:p>
          </table:table-cell>
          <table:table-cell office:value-type="float" office:value="1" table:formula="of:=1.75^[.C7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Shroud Knav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8])" table:style-name="ce17">
            <text:p>101.5000%</text:p>
          </table:table-cell>
          <table:table-cell office:value-type="float" office:value="1" table:formula="of:=1.75^[.C8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Shroud Hellrais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9])" table:style-name="ce17">
            <text:p>101.5000%</text:p>
          </table:table-cell>
          <table:table-cell office:value-type="float" office:value="1" table:formula="of:=1.75^[.C9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Shroud Barbaria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10])" table:style-name="ce17">
            <text:p>101.5000%</text:p>
          </table:table-cell>
          <table:table-cell office:value-type="float" office:value="1" table:formula="of:=1.75^[.C10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0">
            <text:p>Shroud Warchief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11])" table:style-name="ce17">
            <text:p>101.5000%</text:p>
          </table:table-cell>
          <table:table-cell office:value-type="float" office:value="1" table:formula="of:=1.75^[.C11]" table:style-name="ce18">
            <text:p>1.0000</text:p>
          </table:table-cell>
          <table:table-cell office:value-type="string" table:style-name="ce16">
            <text:p>Shrou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30">
            <text:p>Therin Sleetfoo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2])" table:style-name="ce17">
            <text:p>101.5000%</text:p>
          </table:table-cell>
          <table:table-cell office:value-type="float" office:value="1" table:formula="of:=1.75^[.C12]" table:style-name="ce18">
            <text:p>1.0000</text:p>
          </table:table-cell>
          <table:table-cell office:value-type="string" table:style-name="ce31">
            <text:p>Shroud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15">
            <text:p>Kinetic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5.824999999999996" table:formula="of:=55*[.P13]*[.Q13]" table:style-name="ce40">
            <text:p>56</text:p>
          </table:table-cell>
          <table:table-cell office:value-type="float" office:value="17.864000000000001" table:formula="of:=17.6*[.P13]*[.Q14]" table:style-name="ce40">
            <text:p>18</text:p>
          </table:table-cell>
          <table:table-cell office:value-type="float" office:value="2.9434999999999998" table:formula="of:=2.9*[.P13]*[.Q13]" table:style-name="ce40">
            <text:p>3</text:p>
          </table:table-cell>
          <table:table-cell office:value-type="float" office:value="6.1914999999999987" table:formula="of:=6.1*[.P13]*[.Q13]" table:style-name="ce40">
            <text:p>6</text:p>
          </table:table-cell>
          <table:table-cell office:value-type="float" office:value="2.9434999999999998" table:formula="of:=2.9*[.P13]*[.Q13]" table:style-name="ce40">
            <text:p>3</text:p>
          </table:table-cell>
          <table:table-cell office:value-type="float" office:value="6.1914999999999987" table:formula="of:=6.1*[.P13]*[.Q13]" table:style-name="ce40">
            <text:p>6</text:p>
          </table:table-cell>
          <table:table-cell table:style-name="ce16"/>
          <table:table-cell table:number-columns-repeated="5" table:style-name="ce23"/>
          <table:table-cell office:value-type="percentage" office:value="1.0149999999999999" table:formula="of:=1*(1.015^[.B13])" table:style-name="ce17">
            <text:p>101.5000%</text:p>
          </table:table-cell>
          <table:table-cell office:value-type="float" office:value="1" table:formula="of:=1.75^[.C13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8">
            <text:p>Pyrokinetic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4])" table:style-name="ce17">
            <text:p>101.5000%</text:p>
          </table:table-cell>
          <table:table-cell office:value-type="float" office:value="1" table:formula="of:=1.75^[.C14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8">
            <text:p>Electrokinetic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5])" table:style-name="ce17">
            <text:p>101.5000%</text:p>
          </table:table-cell>
          <table:table-cell office:value-type="float" office:value="1" table:formula="of:=1.75^[.C15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8">
            <text:p>Cryokinetic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6])" table:style-name="ce17">
            <text:p>101.5000%</text:p>
          </table:table-cell>
          <table:table-cell office:value-type="float" office:value="1" table:formula="of:=1.75^[.C16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9">
            <text:p>Hurricane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7])" table:style-name="ce17">
            <text:p>101.5000%</text:p>
          </table:table-cell>
          <table:table-cell office:value-type="float" office:value="1" table:formula="of:=1.75^[.C17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9">
            <text:p>Emblazing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8])" table:style-name="ce17">
            <text:p>101.5000%</text:p>
          </table:table-cell>
          <table:table-cell office:value-type="float" office:value="1" table:formula="of:=1.75^[.C18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29">
            <text:p>Permafrost Slim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19])" table:style-name="ce17">
            <text:p>101.5000%</text:p>
          </table:table-cell>
          <table:table-cell office:value-type="float" office:value="1" table:formula="of:=1.75^[.C19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9">
          <table:table-cell office:value-type="string" table:style-name="ce28">
            <text:p>Rotting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0])" table:style-name="ce17">
            <text:p>101.5000%</text:p>
          </table:table-cell>
          <table:table-cell office:value-type="float" office:value="1" table:formula="of:=1.75^[.C20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Corroding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1])" table:style-name="ce17">
            <text:p>101.5000%</text:p>
          </table:table-cell>
          <table:table-cell office:value-type="float" office:value="1" table:formula="of:=1.75^[.C21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Flaming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2])" table:style-name="ce17">
            <text:p>101.5000%</text:p>
          </table:table-cell>
          <table:table-cell office:value-type="float" office:value="1" table:formula="of:=1.75^[.C22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Freezing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3])" table:style-name="ce17">
            <text:p>101.5000%</text:p>
          </table:table-cell>
          <table:table-cell office:value-type="float" office:value="1" table:formula="of:=1.75^[.C23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Brutish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4])" table:style-name="ce17">
            <text:p>101.5000%</text:p>
          </table:table-cell>
          <table:table-cell office:value-type="float" office:value="1" table:formula="of:=1.75^[.C24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2">
            <text:p>Silver Ghou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5])" table:style-name="ce17">
            <text:p>101.5000%</text:p>
          </table:table-cell>
          <table:table-cell office:value-type="float" office:value="1" table:formula="of:=1.75^[.C25]" table:style-name="ce18">
            <text:p>1.0000</text:p>
          </table:table-cell>
          <table:table-cell office:value-type="string" table:style-name="ce31">
            <text:p>Undead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15">
            <text:p>Arachna Crawl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6])" table:style-name="ce17">
            <text:p>101.5000%</text:p>
          </table:table-cell>
          <table:table-cell office:value-type="float" office:value="1" table:formula="of:=1.75^[.C26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Arachna Soldi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7])" table:style-name="ce17">
            <text:p>101.5000%</text:p>
          </table:table-cell>
          <table:table-cell office:value-type="float" office:value="1" table:formula="of:=1.75^[.C27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Arachna Magick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8])" table:style-name="ce17">
            <text:p>101.5000%</text:p>
          </table:table-cell>
          <table:table-cell office:value-type="float" office:value="1" table:formula="of:=1.75^[.C28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Arachna Reav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29])" table:style-name="ce17">
            <text:p>101.5000%</text:p>
          </table:table-cell>
          <table:table-cell office:value-type="float" office:value="1" table:formula="of:=1.75^[.C29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Arachna Archdemo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0])" table:style-name="ce17">
            <text:p>101.5000%</text:p>
          </table:table-cell>
          <table:table-cell office:value-type="float" office:value="1" table:formula="of:=1.75^[.C30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Arachna Silkhero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1])" table:style-name="ce17">
            <text:p>101.5000%</text:p>
          </table:table-cell>
          <table:table-cell office:value-type="float" office:value="1" table:formula="of:=1.75^[.C31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0">
            <text:p>Arachna Moth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2])" table:style-name="ce17">
            <text:p>101.5000%</text:p>
          </table:table-cell>
          <table:table-cell office:value-type="float" office:value="1" table:formula="of:=1.75^[.C32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2">
            <text:p>Arachna Goldenback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3])" table:style-name="ce17">
            <text:p>101.5000%</text:p>
          </table:table-cell>
          <table:table-cell office:value-type="float" office:value="1" table:formula="of:=1.75^[.C33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15">
            <text:p>Goblin Grun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4])" table:style-name="ce17">
            <text:p>101.5000%</text:p>
          </table:table-cell>
          <table:table-cell office:value-type="float" office:value="1" table:formula="of:=1.75^[.C34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Goblin Clubb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5])" table:style-name="ce17">
            <text:p>101.5000%</text:p>
          </table:table-cell>
          <table:table-cell office:value-type="float" office:value="1" table:formula="of:=1.75^[.C35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Goblin Cast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6])" table:style-name="ce17">
            <text:p>101.5000%</text:p>
          </table:table-cell>
          <table:table-cell office:value-type="float" office:value="1" table:formula="of:=1.75^[.C36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Goblin Brut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7])" table:style-name="ce17">
            <text:p>101.5000%</text:p>
          </table:table-cell>
          <table:table-cell office:value-type="float" office:value="1" table:formula="of:=1.75^[.C37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Goblin Witch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8])" table:style-name="ce17">
            <text:p>101.5000%</text:p>
          </table:table-cell>
          <table:table-cell office:value-type="float" office:value="1" table:formula="of:=1.75^[.C38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Goblin Killjoy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39])" table:style-name="ce17">
            <text:p>101.5000%</text:p>
          </table:table-cell>
          <table:table-cell office:value-type="float" office:value="1" table:formula="of:=1.75^[.C39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Goblin Bloodbend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0])" table:style-name="ce17">
            <text:p>101.5000%</text:p>
          </table:table-cell>
          <table:table-cell office:value-type="float" office:value="1" table:formula="of:=1.75^[.C40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0">
            <text:p>Goblin Chieftai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1])" table:style-name="ce17">
            <text:p>101.5000%</text:p>
          </table:table-cell>
          <table:table-cell office:value-type="float" office:value="1" table:formula="of:=1.75^[.C41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2">
            <text:p>Goblin Pirat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2])" table:style-name="ce17">
            <text:p>101.5000%</text:p>
          </table:table-cell>
          <table:table-cell office:value-type="float" office:value="1" table:formula="of:=1.75^[.C42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15">
            <text:p>Direwolf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43])" table:style-name="ce17">
            <text:p>101.5000%</text:p>
          </table:table-cell>
          <table:table-cell office:value-type="float" office:value="1" table:formula="of:=1.75^[.C43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9">
          <table:table-cell office:value-type="string" table:style-name="ce28">
            <text:p>Direwolf Scou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4])" table:style-name="ce17">
            <text:p>101.5000%</text:p>
          </table:table-cell>
          <table:table-cell office:value-type="float" office:value="1" table:formula="of:=1.75^[.C44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Direwolf Medley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5])" table:style-name="ce17">
            <text:p>101.5000%</text:p>
          </table:table-cell>
          <table:table-cell office:value-type="float" office:value="1" table:formula="of:=1.75^[.C45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8">
            <text:p>Direwolf Clypeus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6])" table:style-name="ce17">
            <text:p>101.5000%</text:p>
          </table:table-cell>
          <table:table-cell office:value-type="float" office:value="1" table:formula="of:=1.75^[.C46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Direwolf Sulfurit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7])" table:style-name="ce17">
            <text:p>101.5000%</text:p>
          </table:table-cell>
          <table:table-cell office:value-type="float" office:value="1" table:formula="of:=1.75^[.C47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Direwolf Assassi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8])" table:style-name="ce17">
            <text:p>101.5000%</text:p>
          </table:table-cell>
          <table:table-cell office:value-type="float" office:value="1" table:formula="of:=1.75^[.C48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29">
            <text:p>Direwolf Heavy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49])" table:style-name="ce17">
            <text:p>101.5000%</text:p>
          </table:table-cell>
          <table:table-cell office:value-type="float" office:value="1" table:formula="of:=1.75^[.C49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0">
            <text:p>Direwolf Alpha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50])" table:style-name="ce17">
            <text:p>101.5000%</text:p>
          </table:table-cell>
          <table:table-cell office:value-type="float" office:value="1" table:formula="of:=1.75^[.C50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0">
            <text:p>Direwolf Beta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51])" table:style-name="ce17">
            <text:p>101.5000%</text:p>
          </table:table-cell>
          <table:table-cell office:value-type="float" office:value="1" table:formula="of:=1.75^[.C51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9">
          <table:table-cell office:value-type="string" table:style-name="ce32">
            <text:p>Direwolf Hoard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9"/>
          <table:table-cell table:number-columns-repeated="3" table:style-name="ce24"/>
          <table:table-cell table:number-columns-repeated="2" table:style-name="ce23"/>
          <table:table-cell office:value-type="percentage" office:value="1.0149999999999999" table:formula="of:=1*(1.015^[.B52])" table:style-name="ce17">
            <text:p>101.5000%</text:p>
          </table:table-cell>
          <table:table-cell office:value-type="float" office:value="1" table:formula="of:=1.75^[.C52]" table:style-name="ce18">
            <text:p>1.0000</text:p>
          </table:table-cell>
          <table:table-cell office:value-type="string" table:style-name="ce16">
            <text:p>Beast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15">
            <text:p>Bandit Recrui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3])" table:style-name="ce17">
            <text:p>101.5000%</text:p>
          </table:table-cell>
          <table:table-cell office:value-type="float" office:value="1" table:formula="of:=1.75^[.C53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8">
            <text:p>Bandit Warrio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4])" table:style-name="ce17">
            <text:p>101.5000%</text:p>
          </table:table-cell>
          <table:table-cell office:value-type="float" office:value="1" table:formula="of:=1.75^[.C54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8">
            <text:p>Bandit Shieldma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5])" table:style-name="ce17">
            <text:p>101.5000%</text:p>
          </table:table-cell>
          <table:table-cell office:value-type="float" office:value="1" table:formula="of:=1.75^[.C55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8">
            <text:p>Bandit Outlaw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6])" table:style-name="ce17">
            <text:p>101.5000%</text:p>
          </table:table-cell>
          <table:table-cell office:value-type="float" office:value="1" table:formula="of:=1.75^[.C56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9">
            <text:p>Bandit Herbkeep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7])" table:style-name="ce17">
            <text:p>101.5000%</text:p>
          </table:table-cell>
          <table:table-cell office:value-type="float" office:value="1" table:formula="of:=1.75^[.C57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9">
            <text:p>Bandit Monk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8])" table:style-name="ce17">
            <text:p>101.5000%</text:p>
          </table:table-cell>
          <table:table-cell office:value-type="float" office:value="1" table:formula="of:=1.75^[.C58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29">
            <text:p>Bandit Hellrais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59])" table:style-name="ce17">
            <text:p>101.5000%</text:p>
          </table:table-cell>
          <table:table-cell office:value-type="float" office:value="1" table:formula="of:=1.75^[.C59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30">
            <text:p>Bandit Lead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0])" table:style-name="ce17">
            <text:p>101.5000%</text:p>
          </table:table-cell>
          <table:table-cell office:value-type="float" office:value="1" table:formula="of:=1.75^[.C60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style-name="ce25"/>
          <table:table-cell table:style-name="ce26"/>
          <table:table-cell table:number-columns-repeated="16354"/>
        </table:table-row>
        <table:table-row table:style-name="ro12">
          <table:table-cell office:value-type="string" table:style-name="ce15">
            <text:p>Darkmag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1])" table:style-name="ce17">
            <text:p>101.5000%</text:p>
          </table:table-cell>
          <table:table-cell office:value-type="float" office:value="1" table:formula="of:=1.75^[.C61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33">
            <text:p>Darkmage Warlock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2])" table:style-name="ce17">
            <text:p>101.5000%</text:p>
          </table:table-cell>
          <table:table-cell office:value-type="float" office:value="1" table:formula="of:=1.75^[.C62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34">
            <text:p>Darkmage Elemental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3])" table:style-name="ce17">
            <text:p>101.5000%</text:p>
          </table:table-cell>
          <table:table-cell office:value-type="float" office:value="1" table:formula="of:=1.75^[.C63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34">
            <text:p>Darkmage Illuionist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4])" table:style-name="ce17">
            <text:p>101.5000%</text:p>
          </table:table-cell>
          <table:table-cell office:value-type="float" office:value="1" table:formula="of:=1.75^[.C64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6" table:style-name="ce1"/>
          <table:table-cell table:number-columns-repeated="4" table:style-name="ce27"/>
          <table:table-cell table:number-columns-repeated="2" table:style-name="ce23"/>
          <table:table-cell table:number-columns-repeated="16354"/>
        </table:table-row>
        <table:table-row table:style-name="ro12">
          <table:table-cell office:value-type="string" table:style-name="ce34">
            <text:p>Darkmage Necromanc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5])" table:style-name="ce17">
            <text:p>101.5000%</text:p>
          </table:table-cell>
          <table:table-cell office:value-type="float" office:value="1" table:formula="of:=1.75^[.C65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Darkmage Head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6])" table:style-name="ce17">
            <text:p>101.5000%</text:p>
          </table:table-cell>
          <table:table-cell office:value-type="float" office:value="1" table:formula="of:=1.75^[.C66]" table:style-name="ce18">
            <text:p>1.0000</text:p>
          </table:table-cell>
          <table:table-cell office:value-type="string" table:style-name="ce16">
            <text:p>Human</text:p>
          </table:table-cell>
          <table:table-cell table:number-columns-repeated="16366"/>
        </table:table-row>
        <table:table-row table:style-name="ro12">
          <table:table-cell office:value-type="string" table:style-name="ce32">
            <text:p>Darkmage Midas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7])" table:style-name="ce17">
            <text:p>101.5000%</text:p>
          </table:table-cell>
          <table:table-cell office:value-type="float" office:value="1" table:formula="of:=1.75^[.C67]" table:style-name="ce18">
            <text:p>1.0000</text:p>
          </table:table-cell>
          <table:table-cell office:value-type="string" table:style-name="ce31">
            <text:p>Human</text:p>
          </table:table-cell>
          <table:table-cell table:number-columns-repeated="16366"/>
        </table:table-row>
        <table:table-row table:style-name="ro12">
          <table:table-cell office:value-type="string" table:style-name="ce33">
            <text:p>Druid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8])" table:style-name="ce17">
            <text:p>101.5000%</text:p>
          </table:table-cell>
          <table:table-cell office:value-type="float" office:value="1" table:formula="of:=1.75^[.C68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4">
            <text:p>Druid Skirmish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69])" table:style-name="ce17">
            <text:p>101.5000%</text:p>
          </table:table-cell>
          <table:table-cell office:value-type="float" office:value="1" table:formula="of:=1.75^[.C69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4">
            <text:p>Druid Hellmire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0])" table:style-name="ce17">
            <text:p>101.5000%</text:p>
          </table:table-cell>
          <table:table-cell office:value-type="float" office:value="1" table:formula="of:=1.75^[.C70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4">
            <text:p>Druid Beastmast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1])" table:style-name="ce17">
            <text:p>101.5000%</text:p>
          </table:table-cell>
          <table:table-cell office:value-type="float" office:value="1" table:formula="of:=1.75^[.C71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Druid Eld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2])" table:style-name="ce17">
            <text:p>101.5000%</text:p>
          </table:table-cell>
          <table:table-cell office:value-type="float" office:value="1" table:formula="of:=1.75^[.C72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2">
            <text:p>Druid Traveler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3])" table:style-name="ce17">
            <text:p>101.5000%</text:p>
          </table:table-cell>
          <table:table-cell office:value-type="float" office:value="1" table:formula="of:=1.75^[.C73]" table:style-name="ce18">
            <text:p>1.0000</text:p>
          </table:table-cell>
          <table:table-cell office:value-type="string" table:style-name="ce31">
            <text:p>Outlander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Dryad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4])" table:style-name="ce17">
            <text:p>101.5000%</text:p>
          </table:table-cell>
          <table:table-cell office:value-type="float" office:value="1" table:formula="of:=1.75^[.C74]" table:style-name="ce18">
            <text:p>1.0000</text:p>
          </table:table-cell>
          <table:table-cell office:value-type="string" table:style-name="ce31">
            <text:p>Beast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Ruin Gole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83.9299999999998" table:formula="of:=1462*[.P75]*[.Q75]" table:style-name="ce42">
            <text:p>1,484</text:p>
          </table:table-cell>
          <table:table-cell office:value-type="float" office:value="1483.9299999999998" table:formula="of:=1462*[.P75]*[.Q75]" table:style-name="ce40">
            <text:p>1,484</text:p>
          </table:table-cell>
          <table:table-cell table:number-columns-repeated="4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5])" table:style-name="ce17">
            <text:p>101.5000%</text:p>
          </table:table-cell>
          <table:table-cell office:value-type="float" office:value="1" table:formula="of:=1.75^[.C75]" table:style-name="ce18">
            <text:p>1.0000</text:p>
          </table:table-cell>
          <table:table-cell office:value-type="string" table:style-name="ce31">
            <text:p>Construct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Dungeon Gole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83.9299999999998" table:formula="of:=1462*[.P76]*[.Q76]" table:style-name="ce42">
            <text:p>1,484</text:p>
          </table:table-cell>
          <table:table-cell table:number-columns-repeated="5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6])" table:style-name="ce17">
            <text:p>101.5000%</text:p>
          </table:table-cell>
          <table:table-cell office:value-type="float" office:value="1" table:formula="of:=1.75^[.C76]" table:style-name="ce18">
            <text:p>1.0000</text:p>
          </table:table-cell>
          <table:table-cell office:value-type="string" table:style-name="ce31">
            <text:p>Construct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Cavern Gole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83.9299999999998" table:formula="of:=1462*[.P77]*[.Q77]" table:style-name="ce42">
            <text:p>1,484</text:p>
          </table:table-cell>
          <table:table-cell table:number-columns-repeated="5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7])" table:style-name="ce17">
            <text:p>101.5000%</text:p>
          </table:table-cell>
          <table:table-cell office:value-type="float" office:value="1" table:formula="of:=1.75^[.C77]" table:style-name="ce18">
            <text:p>1.0000</text:p>
          </table:table-cell>
          <table:table-cell office:value-type="string" table:style-name="ce31">
            <text:p>Construct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Ancient Gole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83.9299999999998" table:formula="of:=1462*[.P78]*[.Q78]" table:style-name="ce42">
            <text:p>1,484</text:p>
          </table:table-cell>
          <table:table-cell office:value-type="float" office:value="2780.0849999999996" table:formula="of:=2739*[.P78]*[.Q78]" table:style-name="ce40">
            <text:p>2,780</text:p>
          </table:table-cell>
          <table:table-cell table:number-columns-repeated="4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8])" table:style-name="ce17">
            <text:p>101.5000%</text:p>
          </table:table-cell>
          <table:table-cell office:value-type="float" office:value="1" table:formula="of:=1.75^[.C78]" table:style-name="ce18">
            <text:p>1.0000</text:p>
          </table:table-cell>
          <table:table-cell office:value-type="string" table:style-name="ce31">
            <text:p>Construct</text:p>
          </table:table-cell>
          <table:table-cell table:number-columns-repeated="16366"/>
        </table:table-row>
        <table:table-row table:style-name="ro12">
          <table:table-cell office:value-type="string" table:style-name="ce30">
            <text:p>Mage Gole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83.9299999999998" table:formula="of:=1462*[.P79]*[.Q79]" table:style-name="ce42">
            <text:p>1,484</text:p>
          </table:table-cell>
          <table:table-cell table:number-columns-repeated="5" table:style-name="ce40"/>
          <table:table-cell table:style-name="ce16"/>
          <table:table-cell table:number-columns-repeated="5" table:style-name="ce23"/>
          <table:table-cell office:value-type="percentage" office:value="1.0149999999999999" table:formula="of:=1*(1.015^[.B79])" table:style-name="ce17">
            <text:p>101.5000%</text:p>
          </table:table-cell>
          <table:table-cell office:value-type="float" office:value="1" table:formula="of:=1.75^[.C79]" table:style-name="ce18">
            <text:p>1.0000</text:p>
          </table:table-cell>
          <table:table-cell office:value-type="string" table:style-name="ce31">
            <text:p>Construct</text:p>
          </table:table-cell>
          <table:table-cell table:number-columns-repeated="16366"/>
        </table:table-row>
        <table:table-row table:style-name="ro12">
          <table:table-cell table:style-name="ce15"/>
          <table:table-cell table:style-name="ce23"/>
          <table:table-cell table:style-name="ce27"/>
          <table:table-cell table:number-columns-repeated="6" table:style-name="ce40"/>
          <table:table-cell table:number-columns-repeated="6" table:style-name="ce23"/>
          <table:table-cell table:style-name="ce10"/>
          <table:table-cell table:style-name="ce27"/>
          <table:table-cell table:style-name="ce31"/>
          <table:table-cell table:number-columns-repeated="16366"/>
        </table:table-row>
        <table:table-row table:style-name="ro12">
          <table:table-cell table:style-name="ce35"/>
          <table:table-cell table:style-name="ce23"/>
          <table:table-cell table:style-name="ce27"/>
          <table:table-cell table:number-columns-repeated="6" table:style-name="ce40"/>
          <table:table-cell table:number-columns-repeated="16375"/>
        </table:table-row>
        <table:table-row table:number-rows-repeated="15" table:style-name="ro12">
          <table:table-cell table:style-name="ce15"/>
          <table:table-cell table:style-name="ce23"/>
          <table:table-cell table:style-name="ce27"/>
          <table:table-cell table:number-columns-repeated="6" table:style-name="ce40"/>
          <table:table-cell table:number-columns-repeated="16375"/>
        </table:table-row>
        <table:table-row table:number-rows-repeated="11" table:style-name="ro12">
          <table:table-cell table:number-columns-repeated="3"/>
          <table:table-cell table:number-columns-repeated="6" table:style-name="ce40"/>
          <table:table-cell table:number-columns-repeated="16375"/>
        </table:table-row>
        <table:table-row table:number-rows-repeated="1048469" table:style-name="ro12">
          <table:table-cell table:number-columns-repeated="16384"/>
        </table:table-row>
      </table:table>
      <table:table table:name="Skills" table:style-name="ta2">
        <table:table-column table:style-name="co18" table:default-cell-style-name="ce54"/>
        <table:table-column table:style-name="co19" table:default-cell-style-name="ce10"/>
        <table:table-column table:style-name="co20" table:default-cell-style-name="ce10"/>
        <table:table-column table:style-name="co21" table:default-cell-style-name="ce54"/>
        <table:table-column table:style-name="co22" table:default-cell-style-name="ce55"/>
        <table:table-column table:style-name="co5" table:default-cell-style-name="ce10"/>
        <table:table-column table:style-name="co23" table:default-cell-style-name="ce10"/>
        <table:table-column table:style-name="co6" table:number-columns-repeated="2" table:default-cell-style-name="ce10"/>
        <table:table-column table:style-name="co24" table:default-cell-style-name="ce62"/>
        <table:table-column table:style-name="co9" table:number-columns-repeated="16374" table:default-cell-style-name="ce10"/>
        <table:table-row table:style-name="ro13">
          <table:table-cell office:value-type="string" table:style-name="ce51">
            <text:p>Skill Name</text:p>
          </table:table-cell>
          <table:table-cell office:value-type="string" table:style-name="ce51">
            <text:p>Type</text:p>
          </table:table-cell>
          <table:table-cell office:value-type="string" table:style-name="ce51">
            <text:p>Stat Input</text:p>
          </table:table-cell>
          <table:table-cell office:value-type="string" table:style-name="ce51">
            <text:p>Stat Output</text:p>
          </table:table-cell>
          <table:table-cell office:value-type="string" table:style-name="ce52">
            <text:p>Ability Level</text:p>
          </table:table-cell>
          <table:table-cell office:value-type="string" table:style-name="ce51">
            <text:p>Final Output</text:p>
          </table:table-cell>
          <table:table-cell office:value-type="string" table:style-name="ce51">
            <text:p>Number of Uses</text:p>
          </table:table-cell>
          <table:table-cell office:value-type="string" table:style-name="ce51">
            <text:p>Modified Value<text:s/></text:p>
          </table:table-cell>
          <table:table-cell office:value-type="string" table:style-name="ce51">
            <text:p>Base Value</text:p>
          </table:table-cell>
          <table:table-cell office:value-type="string" table:style-name="ce53">
            <text:p>Ability Modifier</text:p>
          </table:table-cell>
          <table:table-cell table:number-columns-repeated="16374" table:style-name="ce51"/>
        </table:table-row>
        <table:table-row table:style-name="ro8">
          <table:table-cell office:value-type="string" table:style-name="ce54">
            <text:p>Slash</text:p>
          </table:table-cell>
          <table:table-cell office:value-type="string" table:style-name="ce10">
            <text:p>Active/Basic/Longsword</text:p>
          </table:table-cell>
          <table:table-cell office:value-type="string" table:style-name="ce10">
            <text:p>Physical</text:p>
          </table:table-cell>
          <table:table-cell table:style-name="ce54"/>
          <table:table-cell table:style-name="ce55"/>
          <table:table-cell table:style-name="ce56"/>
          <table:table-cell table:style-name="ce10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style-name="ro8">
          <table:table-cell office:value-type="string" table:style-name="ce54">
            <text:p>Sheathguard</text:p>
          </table:table-cell>
          <table:table-cell office:value-type="string" table:style-name="ce10">
            <text:p>Active/Spell/Longsword</text:p>
          </table:table-cell>
          <table:table-cell office:value-type="string" table:style-name="ce10">
            <text:p>Physical</text:p>
          </table:table-cell>
          <table:table-cell office:value-type="string" table:style-name="ce54">
            <text:p>Mana Armor</text:p>
          </table:table-cell>
          <table:table-cell table:style-name="ce55"/>
          <table:table-cell table:style-name="ce56"/>
          <table:table-cell table:style-name="ce10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style-name="ro8">
          <table:table-cell office:value-type="string" table:style-name="ce54">
            <text:p>Omnislash</text:p>
          </table:table-cell>
          <table:table-cell office:value-type="string" table:style-name="ce10">
            <text:p>Active/Spell/Longsword</text:p>
          </table:table-cell>
          <table:table-cell office:value-type="string" table:style-name="ce10">
            <text:p>Physical/Wind Attack</text:p>
          </table:table-cell>
          <table:table-cell table:style-name="ce54"/>
          <table:table-cell table:style-name="ce55"/>
          <table:table-cell table:style-name="ce56"/>
          <table:table-cell table:style-name="ce10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number-rows-repeated="4" table:style-name="ro8">
          <table:table-cell table:style-name="ce54"/>
          <table:table-cell table:number-columns-repeated="2" table:style-name="ce10"/>
          <table:table-cell table:style-name="ce54"/>
          <table:table-cell table:style-name="ce55"/>
          <table:table-cell table:style-name="ce56"/>
          <table:table-cell table:style-name="ce10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style-name="ro8">
          <table:table-cell table:style-name="ce54"/>
          <table:table-cell table:number-columns-repeated="2" table:style-name="ce10"/>
          <table:table-cell table:style-name="ce54"/>
          <table:table-cell table:style-name="ce55"/>
          <table:table-cell table:style-name="ce56"/>
          <table:table-cell table:style-name="ce58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number-rows-repeated="2" table:style-name="ro8">
          <table:table-cell table:style-name="ce54"/>
          <table:table-cell table:number-columns-repeated="2" table:style-name="ce10"/>
          <table:table-cell table:style-name="ce54"/>
          <table:table-cell table:style-name="ce55"/>
          <table:table-cell table:number-columns-repeated="4" table:style-name="ce10"/>
          <table:table-cell table:style-name="ce62"/>
          <table:table-cell table:number-columns-repeated="16374"/>
        </table:table-row>
        <table:table-row table:style-name="ro8">
          <table:table-cell table:style-name="ce54"/>
          <table:table-cell table:number-columns-repeated="2" table:style-name="ce10"/>
          <table:table-cell table:style-name="ce54"/>
          <table:table-cell table:style-name="ce55"/>
          <table:table-cell table:style-name="ce56"/>
          <table:table-cell table:style-name="ce10"/>
          <table:table-cell table:style-name="ce56"/>
          <table:table-cell table:style-name="ce10"/>
          <table:table-cell table:style-name="ce57"/>
          <table:table-cell table:number-columns-repeated="16374"/>
        </table:table-row>
        <table:table-row table:number-rows-repeated="8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2" table:style-name="ce12"/>
          <table:table-cell table:style-name="ce59"/>
          <table:table-cell table:style-name="ce60"/>
          <table:table-cell table:number-columns-repeated="4" table:style-name="ce12"/>
          <table:table-cell table:style-name="ce61"/>
          <table:table-cell table:number-columns-repeated="16374" table:style-name="ce12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2" table:style-name="ce10"/>
          <table:table-cell table:style-name="ce54"/>
          <table:table-cell table:style-name="ce55"/>
          <table:table-cell table:number-columns-repeated="4" table:style-name="ce10"/>
          <table:table-cell table:style-name="ce62"/>
          <table:table-cell table:number-columns-repeated="16374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9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7" table:style-name="ro4">
          <table:table-cell table:number-columns-repeated="16384"/>
        </table:table-row>
        <table:table-row table:style-name="ro2">
          <table:table-cell table:style-name="ce59"/>
          <table:table-cell table:number-columns-repeated="16383"/>
        </table:table-row>
        <table:table-row table:number-rows-repeated="1048215" table:style-name="ro4">
          <table:table-cell table:number-columns-repeated="16384"/>
        </table:table-row>
      </table:table>
      <table:table table:name="EP_Table" table:style-name="ta1">
        <table:table-column table:style-name="co25" table:default-cell-style-name="ce12"/>
        <table:table-column table:style-name="co9" table:default-cell-style-name="ce12"/>
        <table:table-column table:style-name="co26" table:default-cell-style-name="ce12"/>
        <table:table-column table:style-name="co9" table:number-columns-repeated="16381" table:default-cell-style-name="ce12"/>
        <table:table-row table:style-name="ro2">
          <table:table-cell office:value-type="string" table:style-name="ce12">
            <text:p>Needed EP</text:p>
          </table:table-cell>
          <table:table-cell office:value-type="string" table:style-name="ce12">
            <text:p>Level</text:p>
          </table:table-cell>
          <table:table-cell office:value-type="string" table:style-name="ce12">
            <text:p>Total EP</text:p>
          </table:table-cell>
          <table:table-cell table:number-columns-repeated="16381"/>
        </table:table-row>
        <table:table-row table:style-name="ro2"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81"/>
        </table:table-row>
        <table:table-row table:style-name="ro2">
          <table:table-cell office:value-type="float" office:value="1718.2800000000002" table:formula="of:=(([.B2]*([.B2]+2)*516))*(1.11^[.B2])" table:style-name="ce11">
            <text:p>1,718</text:p>
          </table:table-cell>
          <table:table-cell office:value-type="float" office:value="2" table:style-name="ce12">
            <text:p>2</text:p>
          </table:table-cell>
          <table:table-cell office:value-type="float" office:value="1718.2800000000002" table:formula="of:=[.A3]" table:style-name="ce11">
            <text:p>1,718</text:p>
          </table:table-cell>
          <table:table-cell table:number-columns-repeated="16381"/>
        </table:table-row>
        <table:table-row table:style-name="ro2">
          <table:table-cell office:value-type="float" office:value="5086.1088000000009" table:formula="of:=(([.B3]*([.B3]+2)*516))*(1.11^[.B3])" table:style-name="ce11">
            <text:p>5,086</text:p>
          </table:table-cell>
          <table:table-cell office:value-type="float" office:value="3" table:style-name="ce12">
            <text:p>3</text:p>
          </table:table-cell>
          <table:table-cell office:value-type="float" office:value="6804.3888000000006" table:formula="of:=[.C3]+[.A4]" table:style-name="ce11">
            <text:p>6,804</text:p>
          </table:table-cell>
          <table:table-cell table:number-columns-repeated="16381"/>
        </table:table-row>
        <table:table-row table:style-name="ro2">
          <table:table-cell office:value-type="float" office:value="10585.463940000001" table:formula="of:=(([.B4]*([.B4]+2)*516))*(1.11^[.B4])" table:style-name="ce11">
            <text:p>10,585</text:p>
          </table:table-cell>
          <table:table-cell office:value-type="float" office:value="4" table:style-name="ce12">
            <text:p>4</text:p>
          </table:table-cell>
          <table:table-cell office:value-type="float" office:value="17389.852740000002" table:formula="of:=[.C4]+[.A5]" table:style-name="ce11">
            <text:p>17,390</text:p>
          </table:table-cell>
          <table:table-cell table:number-columns-repeated="16381"/>
        </table:table-row>
        <table:table-row table:style-name="ro2">
          <table:table-cell office:value-type="float" office:value="18799.783957440006" table:formula="of:=(([.B5]*([.B5]+2)*516))*(1.11^[.B5])" table:style-name="ce11">
            <text:p>18,800</text:p>
          </table:table-cell>
          <table:table-cell office:value-type="float" office:value="5" table:style-name="ce12">
            <text:p>5</text:p>
          </table:table-cell>
          <table:table-cell office:value-type="float" office:value="36189.636697440008" table:formula="of:=[.C5]+[.A6]" table:style-name="ce11">
            <text:p>36,190</text:p>
          </table:table-cell>
          <table:table-cell table:number-columns-repeated="16381"/>
        </table:table-row>
        <table:table-row table:style-name="ro2">
          <table:table-cell office:value-type="float" office:value="30432.150281106009" table:formula="of:=(([.B6]*([.B6]+2)*516))*(1.11^[.B6])" table:style-name="ce11">
            <text:p>30,432</text:p>
          </table:table-cell>
          <table:table-cell office:value-type="float" office:value="6" table:style-name="ce12">
            <text:p>6</text:p>
          </table:table-cell>
          <table:table-cell office:value-type="float" office:value="66621.786978546021" table:formula="of:=[.C6]+[.A7]" table:style-name="ce11">
            <text:p>66,622</text:p>
          </table:table-cell>
          <table:table-cell table:number-columns-repeated="16381"/>
        </table:table-row>
        <table:table-row table:style-name="ro2">
          <table:table-cell office:value-type="float" office:value="46326.427627923666" table:formula="of:=(([.B7]*([.B7]+2)*516))*(1.11^[.B7])" table:style-name="ce11">
            <text:p>46,326</text:p>
          </table:table-cell>
          <table:table-cell office:value-type="float" office:value="7" table:style-name="ce12">
            <text:p>7</text:p>
          </table:table-cell>
          <table:table-cell office:value-type="float" office:value="112948.21460646969" table:formula="of:=[.C7]+[.A8]" table:style-name="ce11">
            <text:p>112,948</text:p>
          </table:table-cell>
          <table:table-cell table:number-columns-repeated="16381"/>
        </table:table-row>
        <table:table-row table:style-name="ro2">
          <table:table-cell office:value-type="float" office:value="67491.814250431285" table:formula="of:=(([.B8]*([.B8]+2)*516))*(1.11^[.B8])" table:style-name="ce11">
            <text:p>67,492</text:p>
          </table:table-cell>
          <table:table-cell office:value-type="float" office:value="8" table:style-name="ce12">
            <text:p>8</text:p>
          </table:table-cell>
          <table:table-cell office:value-type="float" office:value="180440.02885690099" table:formula="of:=[.C8]+[.A9]" table:style-name="ce11">
            <text:p>180,440</text:p>
          </table:table-cell>
          <table:table-cell table:number-columns-repeated="16381"/>
        </table:table-row>
        <table:table-row table:style-name="ro2">
          <table:table-cell office:value-type="float" office:value="95131.319133941273" table:formula="of:=(([.B9]*([.B9]+2)*516))*(1.11^[.B9])" table:style-name="ce11">
            <text:p>95,131</text:p>
          </table:table-cell>
          <table:table-cell office:value-type="float" office:value="9" table:style-name="ce12">
            <text:p>9</text:p>
          </table:table-cell>
          <table:table-cell office:value-type="float" office:value="275571.34799084225" table:formula="of:=[.C9]+[.A10]" table:style-name="ce11">
            <text:p>275,571</text:p>
          </table:table-cell>
          <table:table-cell table:number-columns-repeated="16381"/>
        </table:table-row>
        <table:table-row table:style-name="ro2">
          <table:table-cell office:value-type="float" office:value="130674.75824536009" table:formula="of:=(([.B10]*([.B10]+2)*516))*(1.11^[.B10])" table:style-name="ce11">
            <text:p>130,675</text:p>
          </table:table-cell>
          <table:table-cell office:value-type="float" office:value="10" table:style-name="ce12">
            <text:p>10</text:p>
          </table:table-cell>
          <table:table-cell office:value-type="float" office:value="406246.10623620235" table:formula="of:=[.C10]+[.A11]" table:style-name="ce11">
            <text:p>406,246</text:p>
          </table:table-cell>
          <table:table-cell table:number-columns-repeated="16381"/>
        </table:table-row>
        <table:table-row table:style-name="ro2">
          <table:table-cell office:value-type="float" office:value="175816.9474573936" table:formula="of:=(([.B11]*([.B11]+2)*516))*(1.11^[.B11])" table:style-name="ce11">
            <text:p>175,817</text:p>
          </table:table-cell>
          <table:table-cell office:value-type="float" office:value="11" table:style-name="ce12">
            <text:p>11</text:p>
          </table:table-cell>
          <table:table-cell office:value-type="float" office:value="582063.05369359592" table:formula="of:=[.C11]+[.A12]" table:style-name="ce11">
            <text:p>582,063</text:p>
          </table:table-cell>
          <table:table-cell table:number-columns-repeated="16381"/>
        </table:table-row>
        <table:table-row table:style-name="ro2">
          <table:table-cell office:value-type="float" office:value="232561.86724926738" table:formula="of:=(([.B12]*([.B12]+2)*516))*(1.11^[.B12])" table:style-name="ce11">
            <text:p>232,562</text:p>
          </table:table-cell>
          <table:table-cell office:value-type="float" office:value="12" table:style-name="ce12">
            <text:p>12</text:p>
          </table:table-cell>
          <table:table-cell office:value-type="float" office:value="814624.92094286333" table:formula="of:=[.C12]+[.A13]" table:style-name="ce11">
            <text:p>814,625</text:p>
          </table:table-cell>
          <table:table-cell table:number-columns-repeated="16381"/>
        </table:table-row>
        <table:table-row table:style-name="ro2">
          <table:table-cell office:value-type="float" office:value="303273.68534715654" table:formula="of:=(([.B13]*([.B13]+2)*516))*(1.11^[.B13])" table:style-name="ce11">
            <text:p>303,274</text:p>
          </table:table-cell>
          <table:table-cell office:value-type="float" office:value="13" table:style-name="ce12">
            <text:p>13</text:p>
          </table:table-cell>
          <table:table-cell office:value-type="float" office:value="1117898.6062900198" table:formula="of:=[.C13]+[.A14]" table:style-name="ce11">
            <text:p>1,117,899</text:p>
          </table:table-cell>
          <table:table-cell table:number-columns-repeated="16381"/>
        </table:table-row>
        <table:table-row table:style-name="ro2">
          <table:table-cell office:value-type="float" office:value="390735.64996066689" table:formula="of:=(([.B14]*([.B14]+2)*516))*(1.11^[.B14])" table:style-name="ce11">
            <text:p>390,736</text:p>
          </table:table-cell>
          <table:table-cell office:value-type="float" office:value="14" table:style-name="ce12">
            <text:p>14</text:p>
          </table:table-cell>
          <table:table-cell office:value-type="float" office:value="1508634.2562506867" table:formula="of:=[.C14]+[.A15]" table:style-name="ce11">
            <text:p>1,508,634</text:p>
          </table:table-cell>
          <table:table-cell table:number-columns-repeated="16381"/>
        </table:table-row>
        <table:table-row table:style-name="ro2">
          <table:table-cell office:value-type="float" office:value="498218.01028830878" table:formula="of:=(([.B15]*([.B15]+2)*516))*(1.11^[.B15])" table:style-name="ce11">
            <text:p>498,218</text:p>
          </table:table-cell>
          <table:table-cell office:value-type="float" office:value="15" table:style-name="ce12">
            <text:p>15</text:p>
          </table:table-cell>
          <table:table-cell office:value-type="float" office:value="2006852.2665389956" table:formula="of:=[.C15]+[.A16]" table:style-name="ce11">
            <text:p>2,006,852</text:p>
          </table:table-cell>
          <table:table-cell table:number-columns-repeated="16381"/>
        </table:table-row>
        <table:table-row table:style-name="ro2">
          <table:table-cell office:value-type="float" office:value="629556.28487547231" table:formula="of:=(([.B16]*([.B16]+2)*516))*(1.11^[.B16])" table:style-name="ce11">
            <text:p>629,556</text:p>
          </table:table-cell>
          <table:table-cell office:value-type="float" office:value="16" table:style-name="ce12">
            <text:p>16</text:p>
          </table:table-cell>
          <table:table-cell office:value-type="float" office:value="2636408.5514144679" table:formula="of:=[.C16]+[.A17]" table:style-name="ce11">
            <text:p>2,636,409</text:p>
          </table:table-cell>
          <table:table-cell table:number-columns-repeated="16381"/>
        </table:table-row>
        <table:table-row table:style-name="ro2">
          <table:table-cell office:value-type="float" office:value="789241.38489800401" table:formula="of:=(([.B17]*([.B17]+2)*516))*(1.11^[.B17])" table:style-name="ce11">
            <text:p>789,241</text:p>
          </table:table-cell>
          <table:table-cell office:value-type="float" office:value="17" table:style-name="ce12">
            <text:p>17</text:p>
          </table:table-cell>
          <table:table-cell office:value-type="float" office:value="3425649.936312472" table:formula="of:=[.C17]+[.A18]" table:style-name="ce11">
            <text:p>3,425,650</text:p>
          </table:table-cell>
          <table:table-cell table:number-columns-repeated="16381"/>
        </table:table-row>
        <table:table-row table:style-name="ro2">
          <table:table-cell office:value-type="float" office:value="982523.31155375484" table:formula="of:=(([.B18]*([.B18]+2)*516))*(1.11^[.B18])" table:style-name="ce11">
            <text:p>982,523</text:p>
          </table:table-cell>
          <table:table-cell office:value-type="float" office:value="18" table:style-name="ce12">
            <text:p>18</text:p>
          </table:table-cell>
          <table:table-cell office:value-type="float" office:value="4408173.2478662264" table:formula="of:=[.C18]+[.A19]" table:style-name="ce11">
            <text:p>4,408,173</text:p>
          </table:table-cell>
          <table:table-cell table:number-columns-repeated="16381"/>
        </table:table-row>
        <table:table-row table:style-name="ro2">
          <table:table-cell office:value-type="float" office:value="1215530.3879160385" table:formula="of:=(([.B19]*([.B19]+2)*516))*(1.11^[.B19])" table:style-name="ce11">
            <text:p>1,215,530</text:p>
          </table:table-cell>
          <table:table-cell office:value-type="float" office:value="19" table:style-name="ce12">
            <text:p>19</text:p>
          </table:table-cell>
          <table:table-cell office:value-type="float" office:value="5623703.6357822651" table:formula="of:=[.C19]+[.A20]" table:style-name="ce11">
            <text:p>5,623,704</text:p>
          </table:table-cell>
          <table:table-cell table:number-columns-repeated="16381"/>
        </table:table-row>
        <table:table-row table:style-name="ro2">
          <table:table-cell office:value-type="float" office:value="1495406.2597337067" table:formula="of:=(([.B20]*([.B20]+2)*516))*(1.11^[.B20])" table:style-name="ce11">
            <text:p>1,495,406</text:p>
          </table:table-cell>
          <table:table-cell office:value-type="float" office:value="20" table:style-name="ce12">
            <text:p>20</text:p>
          </table:table-cell>
          <table:table-cell office:value-type="float" office:value="7119109.8955159718" table:formula="of:=[.C20]+[.A21]" table:style-name="ce11">
            <text:p>7,119,110</text:p>
          </table:table-cell>
          <table:table-cell table:number-columns-repeated="16381"/>
        </table:table-row>
        <table:table-row table:style-name="ro2">
          <table:table-cell office:value-type="float" office:value="1830467.2111627629" table:formula="of:=(([.B21]*([.B21]+2)*516))*(1.11^[.B21])" table:style-name="ce11">
            <text:p>1,830,467</text:p>
          </table:table-cell>
          <table:table-cell office:value-type="float" office:value="21" table:style-name="ce12">
            <text:p>21</text:p>
          </table:table-cell>
          <table:table-cell office:value-type="float" office:value="8949577.1066787355" table:formula="of:=[.C21]+[.A22]" table:style-name="ce11">
            <text:p>8,949,577</text:p>
          </table:table-cell>
          <table:table-cell table:number-columns-repeated="16381"/>
        </table:table-row>
        <table:table-row table:style-name="ro2">
          <table:table-cell office:value-type="float" office:value="2230382.6952743004" table:formula="of:=(([.B22]*([.B22]+2)*516))*(1.11^[.B22])" table:style-name="ce11">
            <text:p>2,230,383</text:p>
          </table:table-cell>
          <table:table-cell office:value-type="float" office:value="22" table:style-name="ce12">
            <text:p>22</text:p>
          </table:table-cell>
          <table:table-cell office:value-type="float" office:value="11179959.801953036" table:formula="of:=[.C22]+[.A23]" table:style-name="ce11">
            <text:p>11,179,960</text:p>
          </table:table-cell>
          <table:table-cell table:number-columns-repeated="16381"/>
        </table:table-row>
        <table:table-row table:style-name="ro2">
          <table:table-cell office:value-type="float" office:value="2706382.3810483688" table:formula="of:=(([.B23]*([.B23]+2)*516))*(1.11^[.B23])" table:style-name="ce11">
            <text:p>2,706,382</text:p>
          </table:table-cell>
          <table:table-cell office:value-type="float" office:value="23" table:style-name="ce12">
            <text:p>23</text:p>
          </table:table-cell>
          <table:table-cell office:value-type="float" office:value="13886342.183001405" table:formula="of:=[.C23]+[.A24]" table:style-name="ce11">
            <text:p>13,886,342</text:p>
          </table:table-cell>
          <table:table-cell table:number-columns-repeated="16381"/>
        </table:table-row>
        <table:table-row table:style-name="ro2">
          <table:table-cell office:value-type="float" office:value="3271493.4748184113" table:formula="of:=(([.B24]*([.B24]+2)*516))*(1.11^[.B24])" table:style-name="ce11">
            <text:p>3,271,493</text:p>
          </table:table-cell>
          <table:table-cell office:value-type="float" office:value="24" table:style-name="ce12">
            <text:p>24</text:p>
          </table:table-cell>
          <table:table-cell office:value-type="float" office:value="17157835.657819815" table:formula="of:=[.C24]+[.A25]" table:style-name="ce11">
            <text:p>17,157,836</text:p>
          </table:table-cell>
          <table:table-cell table:number-columns-repeated="16381"/>
        </table:table-row>
        <table:table-row table:style-name="ro2">
          <table:table-cell office:value-type="float" office:value="3940812.5919969128" table:formula="of:=(([.B25]*([.B25]+2)*516))*(1.11^[.B25])" table:style-name="ce11">
            <text:p>3,940,813</text:p>
          </table:table-cell>
          <table:table-cell office:value-type="float" office:value="25" table:style-name="ce12">
            <text:p>25</text:p>
          </table:table-cell>
          <table:table-cell office:value-type="float" office:value="21098648.249816727" table:formula="of:=[.C25]+[.A26]" table:style-name="ce11">
            <text:p>21,098,648</text:p>
          </table:table-cell>
          <table:table-cell table:number-columns-repeated="16381"/>
        </table:table-row>
        <table:table-row table:style-name="ro2">
          <table:table-cell office:value-type="float" office:value="4731817.0425539864" table:formula="of:=(([.B26]*([.B26]+2)*516))*(1.11^[.B26])" table:style-name="ce11">
            <text:p>4,731,817</text:p>
          </table:table-cell>
          <table:table-cell office:value-type="float" office:value="26" table:style-name="ce12">
            <text:p>26</text:p>
          </table:table-cell>
          <table:table-cell office:value-type="float" office:value="25830465.292370714" table:formula="of:=[.C26]+[.A27]" table:style-name="ce11">
            <text:p>25,830,465</text:p>
          </table:table-cell>
          <table:table-cell table:number-columns-repeated="16381"/>
        </table:table-row>
        <table:table-row table:style-name="ro2">
          <table:table-cell office:value-type="float" office:value="5664721.0603659637" table:formula="of:=(([.B27]*([.B27]+2)*516))*(1.11^[.B27])" table:style-name="ce11">
            <text:p>5,664,721</text:p>
          </table:table-cell>
          <table:table-cell office:value-type="float" office:value="27" table:style-name="ce12">
            <text:p>27</text:p>
          </table:table-cell>
          <table:table-cell office:value-type="float" office:value="31495186.352736678" table:formula="of:=[.C27]+[.A28]" table:style-name="ce11">
            <text:p>31,495,186</text:p>
          </table:table-cell>
          <table:table-cell table:number-columns-repeated="16381"/>
        </table:table-row>
        <table:table-row table:style-name="ro2">
          <table:table-cell office:value-type="float" office:value="6762883.2626316892" table:formula="of:=(([.B28]*([.B28]+2)*516))*(1.11^[.B28])" table:style-name="ce11">
            <text:p>6,762,883</text:p>
          </table:table-cell>
          <table:table-cell office:value-type="float" office:value="28" table:style-name="ce12">
            <text:p>28</text:p>
          </table:table-cell>
          <table:table-cell office:value-type="float" office:value="38258069.615368366" table:formula="of:=[.C28]+[.A29]" table:style-name="ce11">
            <text:p>38,258,070</text:p>
          </table:table-cell>
          <table:table-cell table:number-columns-repeated="16381"/>
        </table:table-row>
        <table:table-row table:style-name="ro2">
          <table:table-cell office:value-type="float" office:value="8053272.4828579677" table:formula="of:=(([.B29]*([.B29]+2)*516))*(1.11^[.B29])" table:style-name="ce11">
            <text:p>8,053,272</text:p>
          </table:table-cell>
          <table:table-cell office:value-type="float" office:value="29" table:style-name="ce12">
            <text:p>29</text:p>
          </table:table-cell>
          <table:table-cell office:value-type="float" office:value="46311342.098226331" table:formula="of:=[.C29]+[.A30]" table:style-name="ce11">
            <text:p>46,311,342</text:p>
          </table:table-cell>
          <table:table-cell table:number-columns-repeated="16381"/>
        </table:table-row>
        <table:table-row table:style-name="ro2">
          <table:table-cell office:value-type="float" office:value="9567000.0927608777" table:formula="of:=(([.B30]*([.B30]+2)*516))*(1.11^[.B30])" table:style-name="ce11">
            <text:p>9,567,000</text:p>
          </table:table-cell>
          <table:table-cell office:value-type="float" office:value="30" table:style-name="ce12">
            <text:p>30</text:p>
          </table:table-cell>
          <table:table-cell office:value-type="float" office:value="55878342.190987207" table:formula="of:=[.C30]+[.A31]" table:style-name="ce11">
            <text:p>55,878,342</text:p>
          </table:table-cell>
          <table:table-cell table:number-columns-repeated="16381"/>
        </table:table-row>
        <table:table-row table:style-name="ro2">
          <table:table-cell office:value-type="float" office:value="11339928.029862059" table:formula="of:=(([.B31]*([.B31]+2)*516))*(1.11^[.B31])" table:style-name="ce11">
            <text:p>11,339,928</text:p>
          </table:table-cell>
          <table:table-cell office:value-type="float" office:value="31" table:style-name="ce12">
            <text:p>31</text:p>
          </table:table-cell>
          <table:table-cell office:value-type="float" office:value="67218270.220849261" table:formula="of:=[.C31]+[.A32]" table:style-name="ce11">
            <text:p>67,218,270</text:p>
          </table:table-cell>
          <table:table-cell table:number-columns-repeated="16381"/>
        </table:table-row>
        <table:table-row table:style-name="ro2">
          <table:table-cell office:value-type="float" office:value="13413362.99557215" table:formula="of:=(([.B32]*([.B32]+2)*516))*(1.11^[.B32])" table:style-name="ce11">
            <text:p>13,413,363</text:p>
          </table:table-cell>
          <table:table-cell office:value-type="float" office:value="32" table:style-name="ce12">
            <text:p>32</text:p>
          </table:table-cell>
          <table:table-cell office:value-type="float" office:value="80631633.21642141" table:formula="of:=[.C32]+[.A33]" table:style-name="ce11">
            <text:p>80,631,633</text:p>
          </table:table-cell>
          <table:table-cell table:number-columns-repeated="16381"/>
        </table:table-row>
        <table:table-row table:style-name="ro2">
          <table:table-cell office:value-type="float" office:value="15834848.702338785" table:formula="of:=(([.B33]*([.B33]+2)*516))*(1.11^[.B33])" table:style-name="ce11">
            <text:p>15,834,849</text:p>
          </table:table-cell>
          <table:table-cell office:value-type="float" office:value="33" table:style-name="ce12">
            <text:p>33</text:p>
          </table:table-cell>
          <table:table-cell office:value-type="float" office:value="96466481.918760195" table:formula="of:=[.C33]+[.A34]" table:style-name="ce11">
            <text:p>96,466,482</text:p>
          </table:table-cell>
          <table:table-cell table:number-columns-repeated="16381"/>
        </table:table-row>
        <table:table-row table:style-name="ro2">
          <table:table-cell office:value-type="float" office:value="18659069.649663087" table:formula="of:=(([.B34]*([.B34]+2)*516))*(1.11^[.B34])" table:style-name="ce11">
            <text:p>18,659,070</text:p>
          </table:table-cell>
          <table:table-cell office:value-type="float" office:value="34" table:style-name="ce12">
            <text:p>34</text:p>
          </table:table-cell>
          <table:table-cell office:value-type="float" office:value="115125551.56842329" table:formula="of:=[.C34]+[.A35]" table:style-name="ce11">
            <text:p>115,125,552</text:p>
          </table:table-cell>
          <table:table-cell table:number-columns-repeated="16381"/>
        </table:table-row>
        <table:table-row table:style-name="ro2">
          <table:table-cell office:value-type="float" office:value="21948881.721920572" table:formula="of:=(([.B35]*([.B35]+2)*516))*(1.11^[.B35])" table:style-name="ce11">
            <text:p>21,948,882</text:p>
          </table:table-cell>
          <table:table-cell office:value-type="float" office:value="35" table:style-name="ce12">
            <text:p>35</text:p>
          </table:table-cell>
          <table:table-cell office:value-type="float" office:value="137074433.29034385" table:formula="of:=[.C35]+[.A36]" table:style-name="ce11">
            <text:p>137,074,433</text:p>
          </table:table-cell>
          <table:table-cell table:number-columns-repeated="16381"/>
        </table:table-row>
        <table:table-row table:style-name="ro2">
          <table:table-cell office:value-type="float" office:value="25776486.953574125" table:formula="of:=(([.B36]*([.B36]+2)*516))*(1.11^[.B36])" table:style-name="ce11">
            <text:p>25,776,487</text:p>
          </table:table-cell>
          <table:table-cell office:value-type="float" office:value="36" table:style-name="ce12">
            <text:p>36</text:p>
          </table:table-cell>
          <table:table-cell office:value-type="float" office:value="162850920.24391797" table:formula="of:=[.C36]+[.A37]" table:style-name="ce11">
            <text:p>162,850,920</text:p>
          </table:table-cell>
          <table:table-cell table:number-columns-repeated="16381"/>
        </table:table-row>
        <table:table-row table:style-name="ro2">
          <table:table-cell office:value-type="float" office:value="30224772.1307052" table:formula="of:=(([.B37]*([.B37]+2)*516))*(1.11^[.B37])" table:style-name="ce11">
            <text:p>30,224,772</text:p>
          </table:table-cell>
          <table:table-cell office:value-type="float" office:value="37" table:style-name="ce12">
            <text:p>37</text:p>
          </table:table-cell>
          <table:table-cell office:value-type="float" office:value="193075692.37462318" table:formula="of:=[.C37]+[.A38]" table:style-name="ce11">
            <text:p>193,075,692</text:p>
          </table:table-cell>
          <table:table-cell table:number-columns-repeated="16381"/>
        </table:table-row>
        <table:table-row table:style-name="ro2">
          <table:table-cell office:value-type="float" office:value="35388833.526984245" table:formula="of:=(([.B38]*([.B38]+2)*516))*(1.11^[.B38])" table:style-name="ce11">
            <text:p>35,388,834</text:p>
          </table:table-cell>
          <table:table-cell office:value-type="float" office:value="38" table:style-name="ce12">
            <text:p>38</text:p>
          </table:table-cell>
          <table:table-cell office:value-type="float" office:value="228464525.90160742" table:formula="of:=[.C38]+[.A39]" table:style-name="ce11">
            <text:p>228,464,526</text:p>
          </table:table-cell>
          <table:table-cell table:number-columns-repeated="16381"/>
        </table:table-row>
        <table:table-row table:style-name="ro2">
          <table:table-cell office:value-type="float" office:value="41377713.046935432" table:formula="of:=(([.B39]*([.B39]+2)*516))*(1.11^[.B39])" table:style-name="ce11">
            <text:p>41,377,713</text:p>
          </table:table-cell>
          <table:table-cell office:value-type="float" office:value="39" table:style-name="ce12">
            <text:p>39</text:p>
          </table:table-cell>
          <table:table-cell office:value-type="float" office:value="269842238.94854283" table:formula="of:=[.C39]+[.A40]" table:style-name="ce11">
            <text:p>269,842,239</text:p>
          </table:table-cell>
          <table:table-cell table:number-columns-repeated="16381"/>
        </table:table-row>
        <table:table-row table:style-name="ro2">
          <table:table-cell office:value-type="float" office:value="48316374.4143916" table:formula="of:=(([.B40]*([.B40]+2)*516))*(1.11^[.B40])" table:style-name="ce11">
            <text:p>48,316,374</text:p>
          </table:table-cell>
          <table:table-cell office:value-type="float" office:value="40" table:style-name="ce12">
            <text:p>40</text:p>
          </table:table-cell>
          <table:table-cell office:value-type="float" office:value="318158613.36293441" table:formula="of:=[.C40]+[.A41]" table:style-name="ce11">
            <text:p>318,158,613</text:p>
          </table:table-cell>
          <table:table-cell table:number-columns-repeated="16381"/>
        </table:table-row>
        <table:table-row table:style-name="ro2">
          <table:table-cell office:value-type="float" office:value="56347951.849879585" table:formula="of:=(([.B41]*([.B41]+2)*516))*(1.11^[.B41])" table:style-name="ce11">
            <text:p>56,347,952</text:p>
          </table:table-cell>
          <table:table-cell office:value-type="float" office:value="41" table:style-name="ce12">
            <text:p>41</text:p>
          </table:table-cell>
          <table:table-cell office:value-type="float" office:value="374506565.21281397" table:formula="of:=[.C41]+[.A42]" table:style-name="ce11">
            <text:p>374,506,565</text:p>
          </table:table-cell>
          <table:table-cell table:number-columns-repeated="16381"/>
        </table:table-row>
        <table:table-row table:style-name="ro2">
          <table:table-cell office:value-type="float" office:value="65636307.984276712" table:formula="of:=(([.B42]*([.B42]+2)*516))*(1.11^[.B42])" table:style-name="ce11">
            <text:p>65,636,308</text:p>
          </table:table-cell>
          <table:table-cell office:value-type="float" office:value="42" table:style-name="ce12">
            <text:p>42</text:p>
          </table:table-cell>
          <table:table-cell office:value-type="float" office:value="440142873.19709069" table:formula="of:=[.C42]+[.A43]" table:style-name="ce11">
            <text:p>440,142,873</text:p>
          </table:table-cell>
          <table:table-cell table:number-columns-repeated="16381"/>
        </table:table-row>
        <table:table-row table:style-name="ro2">
          <table:table-cell office:value-type="float" office:value="76368942.621660322" table:formula="of:=(([.B43]*([.B43]+2)*516))*(1.11^[.B43])" table:style-name="ce11">
            <text:p>76,368,943</text:p>
          </table:table-cell>
          <table:table-cell office:value-type="float" office:value="43" table:style-name="ce12">
            <text:p>43</text:p>
          </table:table-cell>
          <table:table-cell office:value-type="float" office:value="516511815.81875098" table:formula="of:=[.C43]+[.A44]" table:style-name="ce11">
            <text:p>516,511,816</text:p>
          </table:table-cell>
          <table:table-cell table:number-columns-repeated="16381"/>
        </table:table-row>
        <table:table-row table:style-name="ro2">
          <table:table-cell office:value-type="float" office:value="88760299.464249536" table:formula="of:=(([.B44]*([.B44]+2)*516))*(1.11^[.B44])" table:style-name="ce11">
            <text:p>88,760,299</text:p>
          </table:table-cell>
          <table:table-cell office:value-type="float" office:value="44" table:style-name="ce12">
            <text:p>44</text:p>
          </table:table-cell>
          <table:table-cell office:value-type="float" office:value="605272115.28300047" table:formula="of:=[.C44]+[.A45]" table:style-name="ce11">
            <text:p>605,272,115</text:p>
          </table:table-cell>
          <table:table-cell table:number-columns-repeated="16381"/>
        </table:table-row>
        <table:table-row table:style-name="ro2">
          <table:table-cell office:value-type="float" office:value="103055524.12835224" table:formula="of:=(([.B45]*([.B45]+2)*516))*(1.11^[.B45])" table:style-name="ce11">
            <text:p>103,055,524</text:p>
          </table:table-cell>
          <table:table-cell office:value-type="float" office:value="45" table:style-name="ce12">
            <text:p>45</text:p>
          </table:table-cell>
          <table:table-cell office:value-type="float" office:value="708327639.41135275" table:formula="of:=[.C45]+[.A46]" table:style-name="ce11">
            <text:p>708,327,639</text:p>
          </table:table-cell>
          <table:table-cell table:number-columns-repeated="16381"/>
        </table:table-row>
        <table:table-row table:style-name="ro2">
          <table:table-cell office:value-type="float" office:value="119534733.80431134" table:formula="of:=(([.B46]*([.B46]+2)*516))*(1.11^[.B46])" table:style-name="ce11">
            <text:p>119,534,734</text:p>
          </table:table-cell>
          <table:table-cell office:value-type="float" office:value="46" table:style-name="ce12">
            <text:p>46</text:p>
          </table:table-cell>
          <table:table-cell office:value-type="float" office:value="827862373.21566415" table:formula="of:=[.C46]+[.A47]" table:style-name="ce11">
            <text:p>827,862,373</text:p>
          </table:table-cell>
          <table:table-cell table:number-columns-repeated="16381"/>
        </table:table-row>
        <table:table-row table:style-name="ro2">
          <table:table-cell office:value-type="float" office:value="138517866.84931943" table:formula="of:=(([.B47]*([.B47]+2)*516))*(1.11^[.B47])" table:style-name="ce11">
            <text:p>138,517,867</text:p>
          </table:table-cell>
          <table:table-cell office:value-type="float" office:value="47" table:style-name="ce12">
            <text:p>47</text:p>
          </table:table-cell>
          <table:table-cell office:value-type="float" office:value="966380240.06498361" table:formula="of:=[.C47]+[.A48]" table:style-name="ce11">
            <text:p>966,380,240</text:p>
          </table:table-cell>
          <table:table-cell table:number-columns-repeated="16381"/>
        </table:table-row>
        <table:table-row table:style-name="ro2">
          <table:table-cell office:value-type="float" office:value="160370189.56654015" table:formula="of:=(([.B48]*([.B48]+2)*516))*(1.11^[.B48])" table:style-name="ce11">
            <text:p>160,370,190</text:p>
          </table:table-cell>
          <table:table-cell office:value-type="float" office:value="48" table:style-name="ce12">
            <text:p>48</text:p>
          </table:table-cell>
          <table:table-cell office:value-type="float" office:value="1126750429.6315238" table:formula="of:=[.C48]+[.A49]" table:style-name="ce11">
            <text:p>1,126,750,430</text:p>
          </table:table-cell>
          <table:table-cell table:number-columns-repeated="16381"/>
        </table:table-row>
        <table:table-row table:style-name="ro2">
          <table:table-cell office:value-type="float" office:value="185508547.54896358" table:formula="of:=(([.B49]*([.B49]+2)*516))*(1.11^[.B49])" table:style-name="ce11">
            <text:p>185,508,548</text:p>
          </table:table-cell>
          <table:table-cell office:value-type="float" office:value="49" table:style-name="ce12">
            <text:p>49</text:p>
          </table:table-cell>
          <table:table-cell office:value-type="float" office:value="1312258977.1804874" table:formula="of:=[.C49]+[.A50]" table:style-name="ce11">
            <text:p>1,312,258,977</text:p>
          </table:table-cell>
          <table:table-cell table:number-columns-repeated="16381"/>
        </table:table-row>
        <table:table-row table:style-name="ro2">
          <table:table-cell office:value-type="float" office:value="214408460.40024772" table:formula="of:=(([.B50]*([.B50]+2)*516))*(1.11^[.B50])" table:style-name="ce11">
            <text:p>214,408,460</text:p>
          </table:table-cell>
          <table:table-cell office:value-type="float" office:value="50" table:style-name="ce12">
            <text:p>50</text:p>
          </table:table-cell>
          <table:table-cell office:value-type="float" office:value="1526667437.5807352" table:formula="of:=[.C50]+[.A51]" table:style-name="ce11">
            <text:p>1,526,667,438</text:p>
          </table:table-cell>
          <table:table-cell table:number-columns-repeated="16381"/>
        </table:table-row>
        <table:table-row table:style-name="ro2">
          <table:table-cell office:value-type="float" office:value="247612171.55466789" table:formula="of:=(([.B51]*([.B51]+2)*516))*(1.11^[.B51])" table:style-name="ce11">
            <text:p>247,612,172</text:p>
          </table:table-cell>
          <table:table-cell office:value-type="float" office:value="51" table:style-name="ce12">
            <text:p>51</text:p>
          </table:table-cell>
          <table:table-cell office:value-type="float" office:value="1774279609.1354032" table:formula="of:=[.C51]+[.A52]" table:style-name="ce11">
            <text:p>1,774,279,609</text:p>
          </table:table-cell>
          <table:table-cell table:number-columns-repeated="16381"/>
        </table:table-row>
        <table:table-row table:style-name="ro2">
          <table:table-cell office:value-type="float" office:value="285737779.49254489" table:formula="of:=(([.B52]*([.B52]+2)*516))*(1.11^[.B52])" table:style-name="ce11">
            <text:p>285,737,779</text:p>
          </table:table-cell>
          <table:table-cell office:value-type="float" office:value="52" table:style-name="ce12">
            <text:p>52</text:p>
          </table:table-cell>
          <table:table-cell office:value-type="float" office:value="2060017388.627948" table:formula="of:=[.C52]+[.A53]" table:style-name="ce11">
            <text:p>2,060,017,389</text:p>
          </table:table-cell>
          <table:table-cell table:number-columns-repeated="16381"/>
        </table:table-row>
        <table:table-row table:style-name="ro2">
          <table:table-cell office:value-type="float" office:value="329489593.09830683" table:formula="of:=(([.B53]*([.B53]+2)*516))*(1.11^[.B53])" table:style-name="ce11">
            <text:p>329,489,593</text:p>
          </table:table-cell>
          <table:table-cell office:value-type="float" office:value="53" table:style-name="ce12">
            <text:p>53</text:p>
          </table:table-cell>
          <table:table-cell office:value-type="float" office:value="2389506981.7262549" table:formula="of:=[.C53]+[.A54]" table:style-name="ce11">
            <text:p>2,389,506,982</text:p>
          </table:table-cell>
          <table:table-cell table:number-columns-repeated="16381"/>
        </table:table-row>
        <table:table-row table:style-name="ro2">
          <table:table-cell office:value-type="float" office:value="379669872.47455007" table:formula="of:=(([.B54]*([.B54]+2)*516))*(1.11^[.B54])" table:style-name="ce11">
            <text:p>379,669,872</text:p>
          </table:table-cell>
          <table:table-cell office:value-type="float" office:value="54" table:style-name="ce12">
            <text:p>54</text:p>
          </table:table-cell>
          <table:table-cell office:value-type="float" office:value="2769176854.2008052" table:formula="of:=[.C54]+[.A55]" table:style-name="ce11">
            <text:p>2,769,176,854</text:p>
          </table:table-cell>
          <table:table-cell table:number-columns-repeated="16381"/>
        </table:table-row>
        <table:table-row table:style-name="ro2">
          <table:table-cell office:value-type="float" office:value="437192137.4761489" table:formula="of:=(([.B55]*([.B55]+2)*516))*(1.11^[.B55])" table:style-name="ce11">
            <text:p>437,192,137</text:p>
          </table:table-cell>
          <table:table-cell office:value-type="float" office:value="55" table:style-name="ce12">
            <text:p>55</text:p>
          </table:table-cell>
          <table:table-cell office:value-type="float" office:value="3206368991.6769543" table:formula="of:=[.C55]+[.A56]" table:style-name="ce11">
            <text:p>3,206,368,992</text:p>
          </table:table-cell>
          <table:table-cell table:number-columns-repeated="16381"/>
        </table:table-row>
        <table:table-row table:style-name="ro2">
          <table:table-cell office:value-type="float" office:value="503096249.86652654" table:formula="of:=(([.B56]*([.B56]+2)*516))*(1.11^[.B56])" table:style-name="ce11">
            <text:p>503,096,250</text:p>
          </table:table-cell>
          <table:table-cell office:value-type="float" office:value="56" table:style-name="ce12">
            <text:p>56</text:p>
          </table:table-cell>
          <table:table-cell office:value-type="float" office:value="3709465241.5434809" table:formula="of:=[.C56]+[.A57]" table:style-name="ce11">
            <text:p>3,709,465,242</text:p>
          </table:table-cell>
          <table:table-cell table:number-columns-repeated="16381"/>
        </table:table-row>
        <table:table-row table:style-name="ro2">
          <table:table-cell office:value-type="float" office:value="578565501.66468632" table:formula="of:=(([.B57]*([.B57]+2)*516))*(1.11^[.B57])" table:style-name="ce11">
            <text:p>578,565,502</text:p>
          </table:table-cell>
          <table:table-cell office:value-type="float" office:value="57" table:style-name="ce12">
            <text:p>57</text:p>
          </table:table-cell>
          <table:table-cell office:value-type="float" office:value="4288030743.2081671" table:formula="of:=[.C57]+[.A58]" table:style-name="ce11">
            <text:p>4,288,030,743</text:p>
          </table:table-cell>
          <table:table-cell table:number-columns-repeated="16381"/>
        </table:table-row>
        <table:table-row table:style-name="ro2">
          <table:table-cell office:value-type="float" office:value="664945972.33040571" table:formula="of:=(([.B58]*([.B58]+2)*516))*(1.11^[.B58])" table:style-name="ce11">
            <text:p>664,945,972</text:p>
          </table:table-cell>
          <table:table-cell office:value-type="float" office:value="58" table:style-name="ce12">
            <text:p>58</text:p>
          </table:table-cell>
          <table:table-cell office:value-type="float" office:value="4952976715.5385723" table:formula="of:=[.C58]+[.A59]" table:style-name="ce11">
            <text:p>4,952,976,716</text:p>
          </table:table-cell>
          <table:table-cell table:number-columns-repeated="16381"/>
        </table:table-row>
        <table:table-row table:style-name="ro2">
          <table:table-cell office:value-type="float" office:value="763768451.35827863" table:formula="of:=(([.B59]*([.B59]+2)*516))*(1.11^[.B59])" table:style-name="ce11">
            <text:p>763,768,451</text:p>
          </table:table-cell>
          <table:table-cell office:value-type="float" office:value="59" table:style-name="ce12">
            <text:p>59</text:p>
          </table:table-cell>
          <table:table-cell office:value-type="float" office:value="5716745166.8968506" table:formula="of:=[.C59]+[.A60]" table:style-name="ce11">
            <text:p>5,716,745,167</text:p>
          </table:table-cell>
          <table:table-cell table:number-columns-repeated="16381"/>
        </table:table-row>
        <table:table-row table:style-name="ro2">
          <table:table-cell office:value-type="float" office:value="876773261.10536611" table:formula="of:=(([.B60]*([.B60]+2)*516))*(1.11^[.B60])" table:style-name="ce11">
            <text:p>876,773,261</text:p>
          </table:table-cell>
          <table:table-cell office:value-type="float" office:value="60" table:style-name="ce12">
            <text:p>60</text:p>
          </table:table-cell>
          <table:table-cell office:value-type="float" office:value="6593518428.0022163" table:formula="of:=[.C60]+[.A61]" table:style-name="ce11">
            <text:p>6,593,518,428</text:p>
          </table:table-cell>
          <table:table-cell table:number-columns-repeated="16381"/>
        </table:table-row>
        <table:table-row table:style-name="ro2">
          <table:table-cell office:value-type="float" office:value="1005938357.8094687" table:formula="of:=(([.B61]*([.B61]+2)*516))*(1.11^[.B61])" table:style-name="ce11">
            <text:p>1,005,938,358</text:p>
          </table:table-cell>
          <table:table-cell office:value-type="float" office:value="61" table:style-name="ce12">
            <text:p>61</text:p>
          </table:table-cell>
          <table:table-cell office:value-type="float" office:value="7599456785.8116856" table:formula="of:=[.C61]+[.A62]" table:style-name="ce11">
            <text:p>7,599,456,786</text:p>
          </table:table-cell>
          <table:table-cell table:number-columns-repeated="16381"/>
        </table:table-row>
        <table:table-row table:style-name="ro2">
          <table:table-cell office:value-type="float" office:value="1153511137.38134" table:formula="of:=(([.B62]*([.B62]+2)*516))*(1.11^[.B62])" table:style-name="ce11">
            <text:p>1,153,511,137</text:p>
          </table:table-cell>
          <table:table-cell office:value-type="float" office:value="62" table:style-name="ce12">
            <text:p>62</text:p>
          </table:table-cell>
          <table:table-cell office:value-type="float" office:value="8752967923.1930256" table:formula="of:=[.C62]+[.A63]" table:style-name="ce11">
            <text:p>8,752,967,923</text:p>
          </table:table-cell>
          <table:table-cell table:number-columns-repeated="16381"/>
        </table:table-row>
        <table:table-row table:style-name="ro2">
          <table:table-cell office:value-type="float" office:value="1322044427.3675163" table:formula="of:=(([.B63]*([.B63]+2)*516))*(1.11^[.B63])" table:style-name="ce11">
            <text:p>1,322,044,427</text:p>
          </table:table-cell>
          <table:table-cell office:value-type="float" office:value="63" table:style-name="ce12">
            <text:p>63</text:p>
          </table:table-cell>
          <table:table-cell office:value-type="float" office:value="10075012350.560541" table:formula="of:=[.C63]+[.A64]" table:style-name="ce11">
            <text:p>10,075,012,351</text:p>
          </table:table-cell>
          <table:table-cell table:number-columns-repeated="16381"/>
        </table:table-row>
        <table:table-row table:style-name="ro2">
          <table:table-cell office:value-type="float" office:value="1514437208.2605033" table:formula="of:=(([.B64]*([.B64]+2)*516))*(1.11^[.B64])" table:style-name="ce11">
            <text:p>1,514,437,208</text:p>
          </table:table-cell>
          <table:table-cell office:value-type="float" office:value="64" table:style-name="ce12">
            <text:p>64</text:p>
          </table:table-cell>
          <table:table-cell office:value-type="float" office:value="11589449558.821045" table:formula="of:=[.C64]+[.A65]" table:style-name="ce11">
            <text:p>11,589,449,559</text:p>
          </table:table-cell>
          <table:table-cell table:number-columns-repeated="16381"/>
        </table:table-row>
        <table:table-row table:style-name="ro2">
          <table:table-cell office:value-type="float" office:value="1733980676.9569054" table:formula="of:=(([.B65]*([.B65]+2)*516))*(1.11^[.B65])" table:style-name="ce11">
            <text:p>1,733,980,677</text:p>
          </table:table-cell>
          <table:table-cell office:value-type="float" office:value="65" table:style-name="ce12">
            <text:p>65</text:p>
          </table:table-cell>
          <table:table-cell office:value-type="float" office:value="13323430235.77795" table:formula="of:=[.C65]+[.A66]" table:style-name="ce11">
            <text:p>13,323,430,236</text:p>
          </table:table-cell>
          <table:table-cell table:number-columns-repeated="16381"/>
        </table:table-row>
        <table:table-row table:style-name="ro2">
          <table:table-cell office:value-type="float" office:value="1984410343.6182597" table:formula="of:=(([.B66]*([.B66]+2)*516))*(1.11^[.B66])" table:style-name="ce11">
            <text:p>1,984,410,344</text:p>
          </table:table-cell>
          <table:table-cell office:value-type="float" office:value="66" table:style-name="ce12">
            <text:p>66</text:p>
          </table:table-cell>
          <table:table-cell office:value-type="float" office:value="15307840579.39621" table:formula="of:=[.C66]+[.A67]" table:style-name="ce11">
            <text:p>15,307,840,579</text:p>
          </table:table-cell>
          <table:table-cell table:number-columns-repeated="16381"/>
        </table:table-row>
        <table:table-row table:style-name="ro2">
          <table:table-cell office:value-type="float" office:value="2269964941.5835161" table:formula="of:=(([.B67]*([.B67]+2)*516))*(1.11^[.B67])" table:style-name="ce11">
            <text:p>2,269,964,942</text:p>
          </table:table-cell>
          <table:table-cell office:value-type="float" office:value="67" table:style-name="ce12">
            <text:p>67</text:p>
          </table:table-cell>
          <table:table-cell office:value-type="float" office:value="17577805520.979725" table:formula="of:=[.C67]+[.A68]" table:style-name="ce11">
            <text:p>17,577,805,521</text:p>
          </table:table-cell>
          <table:table-cell table:number-columns-repeated="16381"/>
        </table:table-row>
        <table:table-row table:style-name="ro2">
          <table:table-cell office:value-type="float" office:value="2595453029.5641847" table:formula="of:=(([.B68]*([.B68]+2)*516))*(1.11^[.B68])" table:style-name="ce11">
            <text:p>2,595,453,030</text:p>
          </table:table-cell>
          <table:table-cell office:value-type="float" office:value="68" table:style-name="ce12">
            <text:p>68</text:p>
          </table:table-cell>
          <table:table-cell office:value-type="float" office:value="20173258550.543911" table:formula="of:=[.C68]+[.A69]" table:style-name="ce11">
            <text:p>20,173,258,551</text:p>
          </table:table-cell>
          <table:table-cell table:number-columns-repeated="16381"/>
        </table:table-row>
        <table:table-row table:style-name="ro2">
          <table:table-cell office:value-type="float" office:value="2966328277.5265689" table:formula="of:=(([.B69]*([.B69]+2)*516))*(1.11^[.B69])" table:style-name="ce11">
            <text:p>2,966,328,278</text:p>
          </table:table-cell>
          <table:table-cell office:value-type="float" office:value="69" table:style-name="ce12">
            <text:p>69</text:p>
          </table:table-cell>
          <table:table-cell office:value-type="float" office:value="23139586828.07048" table:formula="of:=[.C69]+[.A70]" table:style-name="ce11">
            <text:p>23,139,586,828</text:p>
          </table:table-cell>
          <table:table-cell table:number-columns-repeated="16381"/>
        </table:table-row>
        <table:table-row table:style-name="ro2">
          <table:table-cell office:value-type="float" office:value="3388774554.0081835" table:formula="of:=(([.B70]*([.B70]+2)*516))*(1.11^[.B70])" table:style-name="ce11">
            <text:p>3,388,774,554</text:p>
          </table:table-cell>
          <table:table-cell office:value-type="float" office:value="70" table:style-name="ce12">
            <text:p>70</text:p>
          </table:table-cell>
          <table:table-cell office:value-type="float" office:value="26528361382.078663" table:formula="of:=[.C70]+[.A71]" table:style-name="ce11">
            <text:p>26,528,361,382</text:p>
          </table:table-cell>
          <table:table-cell table:number-columns-repeated="16381"/>
        </table:table-row>
        <table:table-row table:style-name="ro2">
          <table:table-cell office:value-type="float" office:value="3869802074.901691" table:formula="of:=(([.B71]*([.B71]+2)*516))*(1.11^[.B71])" table:style-name="ce11">
            <text:p>3,869,802,075</text:p>
          </table:table-cell>
          <table:table-cell office:value-type="float" office:value="71" table:style-name="ce12">
            <text:p>71</text:p>
          </table:table-cell>
          <table:table-cell office:value-type="float" office:value="30398163456.980354" table:formula="of:=[.C71]+[.A72]" table:style-name="ce11">
            <text:p>30,398,163,457</text:p>
          </table:table-cell>
          <table:table-cell table:number-columns-repeated="16381"/>
        </table:table-row>
        <table:table-row table:style-name="ro2">
          <table:table-cell office:value-type="float" office:value="4417356033.9641199" table:formula="of:=(([.B72]*([.B72]+2)*516))*(1.11^[.B72])" table:style-name="ce11">
            <text:p>4,417,356,034</text:p>
          </table:table-cell>
          <table:table-cell office:value-type="float" office:value="72" table:style-name="ce12">
            <text:p>72</text:p>
          </table:table-cell>
          <table:table-cell office:value-type="float" office:value="34815519490.944473" table:formula="of:=[.C72]+[.A73]" table:style-name="ce11">
            <text:p>34,815,519,491</text:p>
          </table:table-cell>
          <table:table-cell table:number-columns-repeated="16381"/>
        </table:table-row>
        <table:table-row table:style-name="ro2">
          <table:table-cell office:value-type="float" office:value="5040439315.7141666" table:formula="of:=(([.B73]*([.B73]+2)*516))*(1.11^[.B73])" table:style-name="ce11">
            <text:p>5,040,439,316</text:p>
          </table:table-cell>
          <table:table-cell office:value-type="float" office:value="73" table:style-name="ce12">
            <text:p>73</text:p>
          </table:table-cell>
          <table:table-cell office:value-type="float" office:value="39855958806.658638" table:formula="of:=[.C73]+[.A74]" table:style-name="ce11">
            <text:p>39,855,958,807</text:p>
          </table:table-cell>
          <table:table-cell table:number-columns-repeated="16381"/>
        </table:table-row>
        <table:table-row table:style-name="ro2">
          <table:table-cell office:value-type="float" office:value="5749251094.4864721" table:formula="of:=(([.B74]*([.B74]+2)*516))*(1.11^[.B74])" table:style-name="ce11">
            <text:p>5,749,251,094</text:p>
          </table:table-cell>
          <table:table-cell office:value-type="float" office:value="74" table:style-name="ce12">
            <text:p>74</text:p>
          </table:table-cell>
          <table:table-cell office:value-type="float" office:value="45605209901.145111" table:formula="of:=[.C74]+[.A75]" table:style-name="ce11">
            <text:p>45,605,209,901</text:p>
          </table:table-cell>
          <table:table-cell table:number-columns-repeated="16381"/>
        </table:table-row>
        <table:table-row table:style-name="ro2">
          <table:table-cell office:value-type="float" office:value="6555343352.052062" table:formula="of:=(([.B75]*([.B75]+2)*516))*(1.11^[.B75])" table:style-name="ce11">
            <text:p>6,555,343,352</text:p>
          </table:table-cell>
          <table:table-cell office:value-type="float" office:value="75" table:style-name="ce12">
            <text:p>75</text:p>
          </table:table-cell>
          <table:table-cell office:value-type="float" office:value="52160553253.197174" table:formula="of:=[.C75]+[.A76]" table:style-name="ce11">
            <text:p>52,160,553,253</text:p>
          </table:table-cell>
          <table:table-cell table:number-columns-repeated="16381"/>
        </table:table-row>
        <table:table-row table:style-name="ro2">
          <table:table-cell office:value-type="float" office:value="7471797603.5724974" table:formula="of:=(([.B76]*([.B76]+2)*516))*(1.11^[.B76])" table:style-name="ce11">
            <text:p>7,471,797,604</text:p>
          </table:table-cell>
          <table:table-cell office:value-type="float" office:value="76" table:style-name="ce12">
            <text:p>76</text:p>
          </table:table-cell>
          <table:table-cell office:value-type="float" office:value="59632350856.769669" table:formula="of:=[.C76]+[.A77]" table:style-name="ce11">
            <text:p>59,632,350,857</text:p>
          </table:table-cell>
          <table:table-cell table:number-columns-repeated="16381"/>
        </table:table-row>
        <table:table-row table:style-name="ro2">
          <table:table-cell office:value-type="float" office:value="8513424411.3100128" table:formula="of:=(([.B77]*([.B77]+2)*516))*(1.11^[.B77])" table:style-name="ce11">
            <text:p>8,513,424,411</text:p>
          </table:table-cell>
          <table:table-cell office:value-type="float" office:value="77" table:style-name="ce12">
            <text:p>77</text:p>
          </table:table-cell>
          <table:table-cell office:value-type="float" office:value="68145775268.079681" table:formula="of:=[.C77]+[.A78]" table:style-name="ce11">
            <text:p>68,145,775,268</text:p>
          </table:table-cell>
          <table:table-cell table:number-columns-repeated="16381"/>
        </table:table-row>
        <table:table-row table:style-name="ro2">
          <table:table-cell office:value-type="float" office:value="9696988591.4876308" table:formula="of:=(([.B78]*([.B78]+2)*516))*(1.11^[.B78])" table:style-name="ce11">
            <text:p>9,696,988,591</text:p>
          </table:table-cell>
          <table:table-cell office:value-type="float" office:value="78" table:style-name="ce12">
            <text:p>78</text:p>
          </table:table-cell>
          <table:table-cell office:value-type="float" office:value="77842763859.567307" table:formula="of:=[.C78]+[.A79]" table:style-name="ce11">
            <text:p>77,842,763,860</text:p>
          </table:table-cell>
          <table:table-cell table:number-columns-repeated="16381"/>
        </table:table-row>
        <table:table-row table:style-name="ro2">
          <table:table-cell office:value-type="float" office:value="11041463386.500072" table:formula="of:=(([.B79]*([.B79]+2)*516))*(1.11^[.B79])" table:style-name="ce11">
            <text:p>11,041,463,387</text:p>
          </table:table-cell>
          <table:table-cell office:value-type="float" office:value="79" table:style-name="ce12">
            <text:p>79</text:p>
          </table:table-cell>
          <table:table-cell office:value-type="float" office:value="88884227246.067383" table:formula="of:=[.C79]+[.A80]" table:style-name="ce11">
            <text:p>88,884,227,246</text:p>
          </table:table-cell>
          <table:table-cell table:number-columns-repeated="16381"/>
        </table:table-row>
        <table:table-row table:style-name="ro2">
          <table:table-cell office:value-type="float" office:value="12568317287.393827" table:formula="of:=(([.B80]*([.B80]+2)*516))*(1.11^[.B80])" table:style-name="ce11">
            <text:p>12,568,317,287</text:p>
          </table:table-cell>
          <table:table-cell office:value-type="float" office:value="80" table:style-name="ce12">
            <text:p>80</text:p>
          </table:table-cell>
          <table:table-cell office:value-type="float" office:value="101452544533.46121" table:formula="of:=[.C80]+[.A81]" table:style-name="ce11">
            <text:p>101,452,544,533</text:p>
          </table:table-cell>
          <table:table-cell table:number-columns-repeated="16381"/>
        </table:table-row>
        <table:table-row table:style-name="ro2">
          <table:table-cell office:value-type="float" office:value="14301837655.86606" table:formula="of:=(([.B81]*([.B81]+2)*516))*(1.11^[.B81])" table:style-name="ce11">
            <text:p>14,301,837,656</text:p>
          </table:table-cell>
          <table:table-cell office:value-type="float" office:value="81" table:style-name="ce12">
            <text:p>81</text:p>
          </table:table-cell>
          <table:table-cell office:value-type="float" office:value="115754382189.32727" table:formula="of:=[.C81]+[.A82]" table:style-name="ce11">
            <text:p>115,754,382,189</text:p>
          </table:table-cell>
          <table:table-cell table:number-columns-repeated="16381"/>
        </table:table-row>
        <table:table-row table:style-name="ro2">
          <table:table-cell office:value-type="float" office:value="16269495817.382647" table:formula="of:=(([.B82]*([.B82]+2)*516))*(1.11^[.B82])" table:style-name="ce11">
            <text:p>16,269,495,817</text:p>
          </table:table-cell>
          <table:table-cell office:value-type="float" office:value="82" table:style-name="ce12">
            <text:p>82</text:p>
          </table:table-cell>
          <table:table-cell office:value-type="float" office:value="132023878006.70992" table:formula="of:=[.C82]+[.A83]" table:style-name="ce11">
            <text:p>132,023,878,007</text:p>
          </table:table-cell>
          <table:table-cell table:number-columns-repeated="16381"/>
        </table:table-row>
        <table:table-row table:style-name="ro2">
          <table:table-cell office:value-type="float" office:value="18502358884.582203" table:formula="of:=(([.B83]*([.B83]+2)*516))*(1.11^[.B83])" table:style-name="ce11">
            <text:p>18,502,358,885</text:p>
          </table:table-cell>
          <table:table-cell office:value-type="float" office:value="83" table:style-name="ce12">
            <text:p>83</text:p>
          </table:table-cell>
          <table:table-cell office:value-type="float" office:value="150526236891.29211" table:formula="of:=[.C83]+[.A84]" table:style-name="ce11">
            <text:p>150,526,236,891</text:p>
          </table:table-cell>
          <table:table-cell table:number-columns-repeated="16381"/>
        </table:table-row>
        <table:table-row table:style-name="ro2">
          <table:table-cell office:value-type="float" office:value="21035554230.997017" table:formula="of:=(([.B84]*([.B84]+2)*516))*(1.11^[.B84])" table:style-name="ce11">
            <text:p>21,035,554,231</text:p>
          </table:table-cell>
          <table:table-cell office:value-type="float" office:value="84" table:style-name="ce12">
            <text:p>84</text:p>
          </table:table-cell>
          <table:table-cell office:value-type="float" office:value="171561791122.28912" table:formula="of:=[.C84]+[.A85]" table:style-name="ce11">
            <text:p>171,561,791,122</text:p>
          </table:table-cell>
          <table:table-cell table:number-columns-repeated="16381"/>
        </table:table-row>
        <table:table-row table:style-name="ro2">
          <table:table-cell office:value-type="float" office:value="23908793278.361721" table:formula="of:=(([.B85]*([.B85]+2)*516))*(1.11^[.B85])" table:style-name="ce11">
            <text:p>23,908,793,278</text:p>
          </table:table-cell>
          <table:table-cell office:value-type="float" office:value="85" table:style-name="ce12">
            <text:p>85</text:p>
          </table:table-cell>
          <table:table-cell office:value-type="float" office:value="195470584400.65085" table:formula="of:=[.C85]+[.A86]" table:style-name="ce11">
            <text:p>195,470,584,401</text:p>
          </table:table-cell>
          <table:table-cell table:number-columns-repeated="16381"/>
        </table:table-row>
        <table:table-row table:style-name="ro2">
          <table:table-cell office:value-type="float" office:value="27166962096.590298" table:formula="of:=(([.B86]*([.B86]+2)*516))*(1.11^[.B86])" table:style-name="ce11">
            <text:p>27,166,962,097</text:p>
          </table:table-cell>
          <table:table-cell office:value-type="float" office:value="86" table:style-name="ce12">
            <text:p>86</text:p>
          </table:table-cell>
          <table:table-cell office:value-type="float" office:value="222637546497.24115" table:formula="of:=[.C86]+[.A87]" table:style-name="ce11">
            <text:p>222,637,546,497</text:p>
          </table:table-cell>
          <table:table-cell table:number-columns-repeated="16381"/>
        </table:table-row>
        <table:table-row table:style-name="ro2">
          <table:table-cell office:value-type="float" office:value="30860787255.329933" table:formula="of:=(([.B87]*([.B87]+2)*516))*(1.11^[.B87])" table:style-name="ce11">
            <text:p>30,860,787,255</text:p>
          </table:table-cell>
          <table:table-cell office:value-type="float" office:value="87" table:style-name="ce12">
            <text:p>87</text:p>
          </table:table-cell>
          <table:table-cell office:value-type="float" office:value="253498333752.57108" table:formula="of:=[.C87]+[.A88]" table:style-name="ce11">
            <text:p>253,498,333,753</text:p>
          </table:table-cell>
          <table:table-cell table:number-columns-repeated="16381"/>
        </table:table-row>
        <table:table-row table:style-name="ro2">
          <table:table-cell office:value-type="float" office:value="35047586422.701088" table:formula="of:=(([.B88]*([.B88]+2)*516))*(1.11^[.B88])" table:style-name="ce11">
            <text:p>35,047,586,423</text:p>
          </table:table-cell>
          <table:table-cell office:value-type="float" office:value="88" table:style-name="ce12">
            <text:p>88</text:p>
          </table:table-cell>
          <table:table-cell office:value-type="float" office:value="288545920175.27216" table:formula="of:=[.C88]+[.A89]" table:style-name="ce11">
            <text:p>288,545,920,175</text:p>
          </table:table-cell>
          <table:table-cell table:number-columns-repeated="16381"/>
        </table:table-row>
        <table:table-row table:style-name="ro2">
          <table:table-cell office:value-type="float" office:value="39792114394.840492" table:formula="of:=(([.B89]*([.B89]+2)*516))*(1.11^[.B89])" table:style-name="ce11">
            <text:p>39,792,114,395</text:p>
          </table:table-cell>
          <table:table-cell office:value-type="float" office:value="89" table:style-name="ce12">
            <text:p>89</text:p>
          </table:table-cell>
          <table:table-cell office:value-type="float" office:value="328338034570.11267" table:formula="of:=[.C89]+[.A90]" table:style-name="ce11">
            <text:p>328,338,034,570</text:p>
          </table:table-cell>
          <table:table-cell table:number-columns-repeated="16381"/>
        </table:table-row>
        <table:table-row table:style-name="ro2">
          <table:table-cell office:value-type="float" office:value="45167516575.382904" table:formula="of:=(([.B90]*([.B90]+2)*516))*(1.11^[.B90])" table:style-name="ce11">
            <text:p>45,167,516,575</text:p>
          </table:table-cell>
          <table:table-cell office:value-type="float" office:value="90" table:style-name="ce12">
            <text:p>90</text:p>
          </table:table-cell>
          <table:table-cell office:value-type="float" office:value="373505551145.49561" table:formula="of:=[.C90]+[.A91]" table:style-name="ce11">
            <text:p>373,505,551,145</text:p>
          </table:table-cell>
          <table:table-cell table:number-columns-repeated="16381"/>
        </table:table-row>
        <table:table-row table:style-name="ro2">
          <table:table-cell office:value-type="float" office:value="51256403425.241287" table:formula="of:=(([.B91]*([.B91]+2)*516))*(1.11^[.B91])" table:style-name="ce11">
            <text:p>51,256,403,425</text:p>
          </table:table-cell>
          <table:table-cell office:value-type="float" office:value="91" table:style-name="ce12">
            <text:p>91</text:p>
          </table:table-cell>
          <table:table-cell office:value-type="float" office:value="424761954570.73688" table:formula="of:=[.C91]+[.A92]" table:style-name="ce11">
            <text:p>424,761,954,571</text:p>
          </table:table-cell>
          <table:table-cell table:number-columns-repeated="16381"/>
        </table:table-row>
        <table:table-row table:style-name="ro2">
          <table:table-cell office:value-type="float" office:value="58152061090.39576" table:formula="of:=(([.B92]*([.B92]+2)*516))*(1.11^[.B92])" table:style-name="ce11">
            <text:p>58,152,061,090</text:p>
          </table:table-cell>
          <table:table-cell office:value-type="float" office:value="92" table:style-name="ce12">
            <text:p>92</text:p>
          </table:table-cell>
          <table:table-cell office:value-type="float" office:value="482914015661.13263" table:formula="of:=[.C92]+[.A93]" table:style-name="ce11">
            <text:p>482,914,015,661</text:p>
          </table:table-cell>
          <table:table-cell table:number-columns-repeated="16381"/>
        </table:table-row>
        <table:table-row table:style-name="ro2">
          <table:table-cell office:value-type="float" office:value="65959815311.806023" table:formula="of:=(([.B93]*([.B93]+2)*516))*(1.11^[.B93])" table:style-name="ce11">
            <text:p>65,959,815,312</text:p>
          </table:table-cell>
          <table:table-cell office:value-type="float" office:value="93" table:style-name="ce12">
            <text:p>93</text:p>
          </table:table-cell>
          <table:table-cell office:value-type="float" office:value="548873830972.93866" table:formula="of:=[.C93]+[.A94]" table:style-name="ce11">
            <text:p>548,873,830,973</text:p>
          </table:table-cell>
          <table:table-cell table:number-columns-repeated="16381"/>
        </table:table-row>
        <table:table-row table:style-name="ro2">
          <table:table-cell office:value-type="float" office:value="74798567852.75032" table:formula="of:=(([.B94]*([.B94]+2)*516))*(1.11^[.B94])" table:style-name="ce11">
            <text:p>74,798,567,853</text:p>
          </table:table-cell>
          <table:table-cell office:value-type="float" office:value="94" table:style-name="ce12">
            <text:p>94</text:p>
          </table:table-cell>
          <table:table-cell office:value-type="float" office:value="623672398825.68896" table:formula="of:=[.C94]+[.A95]" table:style-name="ce11">
            <text:p>623,672,398,826</text:p>
          </table:table-cell>
          <table:table-cell table:number-columns-repeated="16381"/>
        </table:table-row>
        <table:table-row table:style-name="ro2">
          <table:table-cell office:value-type="float" office:value="84802527073.749069" table:formula="of:=(([.B95]*([.B95]+2)*516))*(1.11^[.B95])" table:style-name="ce11">
            <text:p>84,802,527,074</text:p>
          </table:table-cell>
          <table:table-cell office:value-type="float" office:value="95" table:style-name="ce12">
            <text:p>95</text:p>
          </table:table-cell>
          <table:table-cell office:value-type="float" office:value="708474925899.43799" table:formula="of:=[.C95]+[.A96]" table:style-name="ce11">
            <text:p>708,474,925,899</text:p>
          </table:table-cell>
          <table:table-cell table:number-columns-repeated="16381"/>
        </table:table-row>
        <table:table-row table:style-name="ro2">
          <table:table-cell office:value-type="float" office:value="96123156976.163956" table:formula="of:=(([.B96]*([.B96]+2)*516))*(1.11^[.B96])" table:style-name="ce11">
            <text:p>96,123,156,976</text:p>
          </table:table-cell>
          <table:table-cell office:value-type="float" office:value="96" table:style-name="ce12">
            <text:p>96</text:p>
          </table:table-cell>
          <table:table-cell office:value-type="float" office:value="804598082875.60193" table:formula="of:=[.C96]+[.A97]" table:style-name="ce11">
            <text:p>804,598,082,876</text:p>
          </table:table-cell>
          <table:table-cell table:number-columns-repeated="16381"/>
        </table:table-row>
        <table:table-row table:style-name="ro2">
          <table:table-cell office:value-type="float" office:value="108931372058.95206" table:formula="of:=(([.B97]*([.B97]+2)*516))*(1.11^[.B97])" table:style-name="ce11">
            <text:p>108,931,372,059</text:p>
          </table:table-cell>
          <table:table-cell office:value-type="float" office:value="97" table:style-name="ce12">
            <text:p>97</text:p>
          </table:table-cell>
          <table:table-cell office:value-type="float" office:value="913529454934.55396" table:formula="of:=[.C97]+[.A98]" table:style-name="ce11">
            <text:p>913,529,454,935</text:p>
          </table:table-cell>
          <table:table-cell table:number-columns-repeated="16381"/>
        </table:table-row>
        <table:table-row table:style-name="ro2">
          <table:table-cell office:value-type="float" office:value="123420008729.714" table:formula="of:=(([.B98]*([.B98]+2)*516))*(1.11^[.B98])" table:style-name="ce11">
            <text:p>123,420,008,730</text:p>
          </table:table-cell>
          <table:table-cell office:value-type="float" office:value="98" table:style-name="ce12">
            <text:p>98</text:p>
          </table:table-cell>
          <table:table-cell office:value-type="float" office:value="1036949463664.2679" table:formula="of:=[.C98]+[.A99]" table:style-name="ce11">
            <text:p>1,036,949,463,664</text:p>
          </table:table-cell>
          <table:table-cell table:number-columns-repeated="16381"/>
        </table:table-row>
        <table:table-row table:style-name="ro2">
          <table:table-cell office:value-type="float" office:value="139806607826.91129" table:formula="of:=(([.B99]*([.B99]+2)*516))*(1.11^[.B99])" table:style-name="ce11">
            <text:p>139,806,607,827</text:p>
          </table:table-cell>
          <table:table-cell office:value-type="float" office:value="99" table:style-name="ce12">
            <text:p>99</text:p>
          </table:table-cell>
          <table:table-cell office:value-type="float" office:value="1176756071491.1792" table:formula="of:=[.C99]+[.A100]" table:style-name="ce11">
            <text:p>1,176,756,071,491</text:p>
          </table:table-cell>
          <table:table-cell table:number-columns-repeated="16381"/>
        </table:table-row>
        <table:table-row table:style-name="ro2">
          <table:table-cell office:value-type="float" office:value="158336547096.32935" table:formula="of:=(([.B100]*([.B100]+2)*516))*(1.11^[.B100])" table:style-name="ce11">
            <text:p>158,336,547,096</text:p>
          </table:table-cell>
          <table:table-cell office:value-type="float" office:value="100" table:style-name="ce12">
            <text:p>100</text:p>
          </table:table-cell>
          <table:table-cell office:value-type="float" office:value="1335092618587.5085" table:formula="of:=[.C100]+[.A101]" table:style-name="ce11">
            <text:p>1,335,092,618,588</text:p>
          </table:table-cell>
          <table:table-cell table:number-columns-repeated="16381"/>
        </table:table-row>
        <table:table-row table:style-name="ro2">
          <table:table-cell office:value-type="float" office:value="179286567279.19199" table:formula="of:=(([.B101]*([.B101]+2)*516))*(1.11^[.B101])" table:style-name="ce11">
            <text:p>179,286,567,279</text:p>
          </table:table-cell>
          <table:table-cell office:value-type="float" office:value="101" table:style-name="ce12">
            <text:p>101</text:p>
          </table:table-cell>
          <table:table-cell office:value-type="float" office:value="1514379185866.7004" table:formula="of:=[.C101]+[.A102]" table:style-name="ce11">
            <text:p>1,514,379,185,867</text:p>
          </table:table-cell>
          <table:table-cell table:number-columns-repeated="16381"/>
        </table:table-row>
        <table:table-row table:style-name="ro2">
          <table:table-cell office:value-type="float" office:value="202968740876.47379" table:formula="of:=(([.B102]*([.B102]+2)*516))*(1.11^[.B102])" table:style-name="ce11">
            <text:p>202,968,740,876</text:p>
          </table:table-cell>
          <table:table-cell office:value-type="float" office:value="102" table:style-name="ce12">
            <text:p>102</text:p>
          </table:table-cell>
          <table:table-cell office:value-type="float" office:value="1717347926743.1743" table:formula="of:=[.C102]+[.A103]" table:style-name="ce11">
            <text:p>1,717,347,926,743</text:p>
          </table:table-cell>
          <table:table-cell table:number-columns-repeated="16381"/>
        </table:table-row>
        <table:table-row table:style-name="ro2">
          <table:table-cell office:value-type="float" office:value="229734938726.48019" table:formula="of:=(([.B103]*([.B103]+2)*516))*(1.11^[.B103])" table:style-name="ce11">
            <text:p>229,734,938,726</text:p>
          </table:table-cell>
          <table:table-cell office:value-type="float" office:value="103" table:style-name="ce12">
            <text:p>103</text:p>
          </table:table-cell>
          <table:table-cell office:value-type="float" office:value="1947082865469.6545" table:formula="of:=[.C103]+[.A104]" table:style-name="ce11">
            <text:p>1,947,082,865,470</text:p>
          </table:table-cell>
          <table:table-cell table:number-columns-repeated="16381"/>
        </table:table-row>
        <table:table-row table:style-name="ro2">
          <table:table-cell office:value-type="float" office:value="259981856352.07776" table:formula="of:=(([.B104]*([.B104]+2)*516))*(1.11^[.B104])" table:style-name="ce11">
            <text:p>259,981,856,352</text:p>
          </table:table-cell>
          <table:table-cell office:value-type="float" office:value="104" table:style-name="ce12">
            <text:p>104</text:p>
          </table:table-cell>
          <table:table-cell office:value-type="float" office:value="2207064721821.7324" table:formula="of:=[.C104]+[.A105]" table:style-name="ce11">
            <text:p>2,207,064,721,822</text:p>
          </table:table-cell>
          <table:table-cell table:number-columns-repeated="16381"/>
        </table:table-row>
        <table:table-row table:style-name="ro2">
          <table:table-cell office:value-type="float" office:value="294156669691.36285" table:formula="of:=(([.B105]*([.B105]+2)*516))*(1.11^[.B105])" table:style-name="ce11">
            <text:p>294,156,669,691</text:p>
          </table:table-cell>
          <table:table-cell office:value-type="float" office:value="105" table:style-name="ce12">
            <text:p>105</text:p>
          </table:table-cell>
          <table:table-cell office:value-type="float" office:value="2501221391513.0952" table:formula="of:=[.C105]+[.A106]" table:style-name="ce11">
            <text:p>2,501,221,391,513</text:p>
          </table:table-cell>
          <table:table-cell table:number-columns-repeated="16381"/>
        </table:table-row>
        <table:table-row table:style-name="ro2">
          <table:table-cell office:value-type="float" office:value="332763398423.4881" table:formula="of:=(([.B106]*([.B106]+2)*516))*(1.11^[.B106])" table:style-name="ce11">
            <text:p>332,763,398,423</text:p>
          </table:table-cell>
          <table:table-cell office:value-type="float" office:value="106" table:style-name="ce12">
            <text:p>106</text:p>
          </table:table-cell>
          <table:table-cell office:value-type="float" office:value="2833984789936.5835" table:formula="of:=[.C106]+[.A107]" table:style-name="ce11">
            <text:p>2,833,984,789,937</text:p>
          </table:table-cell>
          <table:table-cell table:number-columns-repeated="16381"/>
        </table:table-row>
        <table:table-row table:style-name="ro2">
          <table:table-cell office:value-type="float" office:value="376370064754.67932" table:formula="of:=(([.B107]*([.B107]+2)*516))*(1.11^[.B107])" table:style-name="ce11">
            <text:p>376,370,064,755</text:p>
          </table:table-cell>
          <table:table-cell office:value-type="float" office:value="107" table:style-name="ce12">
            <text:p>107</text:p>
          </table:table-cell>
          <table:table-cell office:value-type="float" office:value="3210354854691.2627" table:formula="of:=[.C107]+[.A108]" table:style-name="ce11">
            <text:p>3,210,354,854,691</text:p>
          </table:table-cell>
          <table:table-cell table:number-columns-repeated="16381"/>
        </table:table-row>
        <table:table-row table:style-name="ro2">
          <table:table-cell office:value-type="float" office:value="425616746367.01135" table:formula="of:=(([.B108]*([.B108]+2)*516))*(1.11^[.B108])" table:style-name="ce11">
            <text:p>425,616,746,367</text:p>
          </table:table-cell>
          <table:table-cell office:value-type="float" office:value="108" table:style-name="ce12">
            <text:p>108</text:p>
          </table:table-cell>
          <table:table-cell office:value-type="float" office:value="3635971601058.2739" table:formula="of:=[.C108]+[.A109]" table:style-name="ce11">
            <text:p>3,635,971,601,058</text:p>
          </table:table-cell>
          <table:table-cell table:number-columns-repeated="16381"/>
        </table:table-row>
        <table:table-row table:style-name="ro2">
          <table:table-cell office:value-type="float" office:value="481224634398.74011" table:formula="of:=(([.B109]*([.B109]+2)*516))*(1.11^[.B109])" table:style-name="ce11">
            <text:p>481,224,634,399</text:p>
          </table:table-cell>
          <table:table-cell office:value-type="float" office:value="109" table:style-name="ce12">
            <text:p>109</text:p>
          </table:table-cell>
          <table:table-cell office:value-type="float" office:value="4117196235457.0142" table:formula="of:=[.C109]+[.A110]" table:style-name="ce11">
            <text:p>4,117,196,235,457</text:p>
          </table:table-cell>
          <table:table-cell table:number-columns-repeated="16381"/>
        </table:table-row>
        <table:table-row table:style-name="ro2">
          <table:table-cell office:value-type="float" office:value="544006220981.92731" table:formula="of:=(([.B110]*([.B110]+2)*516))*(1.11^[.B110])" table:style-name="ce11">
            <text:p>544,006,220,982</text:p>
          </table:table-cell>
          <table:table-cell office:value-type="float" office:value="110" table:style-name="ce12">
            <text:p>110</text:p>
          </table:table-cell>
          <table:table-cell office:value-type="float" office:value="4661202456438.9414" table:formula="of:=[.C110]+[.A111]" table:style-name="ce11">
            <text:p>4,661,202,456,439</text:p>
          </table:table-cell>
          <table:table-cell table:number-columns-repeated="16381"/>
        </table:table-row>
        <table:table-row table:style-name="ro2">
          <table:table-cell office:value-type="float" office:value="614876756192.41699" table:formula="of:=(([.B111]*([.B111]+2)*516))*(1.11^[.B111])" table:style-name="ce11">
            <text:p>614,876,756,192</text:p>
          </table:table-cell>
          <table:table-cell office:value-type="float" office:value="111" table:style-name="ce12">
            <text:p>111</text:p>
          </table:table-cell>
          <table:table-cell office:value-type="float" office:value="5276079212631.3584" table:formula="of:=[.C111]+[.A112]" table:style-name="ce11">
            <text:p>5,276,079,212,631</text:p>
          </table:table-cell>
          <table:table-cell table:number-columns-repeated="16381"/>
        </table:table-row>
        <table:table-row table:style-name="ro2">
          <table:table-cell office:value-type="float" office:value="694867131472.63367" table:formula="of:=(([.B112]*([.B112]+2)*516))*(1.11^[.B112])" table:style-name="ce11">
            <text:p>694,867,131,473</text:p>
          </table:table-cell>
          <table:table-cell office:value-type="float" office:value="112" table:style-name="ce12">
            <text:p>112</text:p>
          </table:table-cell>
          <table:table-cell office:value-type="float" office:value="5970946344103.9922" table:formula="of:=[.C112]+[.A113]" table:style-name="ce11">
            <text:p>5,970,946,344,104</text:p>
          </table:table-cell>
          <table:table-cell table:number-columns-repeated="16381"/>
        </table:table-row>
        <table:table-row table:style-name="ro2">
          <table:table-cell office:value-type="float" office:value="785138365897.57434" table:formula="of:=(([.B113]*([.B113]+2)*516))*(1.11^[.B113])" table:style-name="ce11">
            <text:p>785,138,365,898</text:p>
          </table:table-cell>
          <table:table-cell office:value-type="float" office:value="113" table:style-name="ce12">
            <text:p>113</text:p>
          </table:table-cell>
          <table:table-cell office:value-type="float" office:value="6756084710001.5664" table:formula="of:=[.C113]+[.A114]" table:style-name="ce11">
            <text:p>6,756,084,710,002</text:p>
          </table:table-cell>
          <table:table-cell table:number-columns-repeated="16381"/>
        </table:table-row>
        <table:table-row table:style-name="ro2">
          <table:table-cell office:value-type="float" office:value="886997893324.81714" table:formula="of:=(([.B114]*([.B114]+2)*516))*(1.11^[.B114])" table:style-name="ce11">
            <text:p>886,997,893,325</text:p>
          </table:table-cell>
          <table:table-cell office:value-type="float" office:value="114" table:style-name="ce12">
            <text:p>114</text:p>
          </table:table-cell>
          <table:table-cell office:value-type="float" office:value="7643082603326.3838" table:formula="of:=[.C114]+[.A115]" table:style-name="ce11">
            <text:p>7,643,082,603,326</text:p>
          </table:table-cell>
          <table:table-cell table:number-columns-repeated="16381"/>
        </table:table-row>
        <table:table-row table:style-name="ro2">
          <table:table-cell office:value-type="float" office:value="1001917872787.4872" table:formula="of:=(([.B115]*([.B115]+2)*516))*(1.11^[.B115])" table:style-name="ce11">
            <text:p>1,001,917,872,787</text:p>
          </table:table-cell>
          <table:table-cell office:value-type="float" office:value="115" table:style-name="ce12">
            <text:p>115</text:p>
          </table:table-cell>
          <table:table-cell office:value-type="float" office:value="8645000476113.8711" table:formula="of:=[.C115]+[.A116]" table:style-name="ce11">
            <text:p>8,645,000,476,114</text:p>
          </table:table-cell>
          <table:table-cell table:number-columns-repeated="16381"/>
        </table:table-row>
        <table:table-row table:style-name="ro2">
          <table:table-cell office:value-type="float" office:value="1131555771776.6758" table:formula="of:=(([.B116]*([.B116]+2)*516))*(1.11^[.B116])" table:style-name="ce11">
            <text:p>1,131,555,771,777</text:p>
          </table:table-cell>
          <table:table-cell office:value-type="float" office:value="116" table:style-name="ce12">
            <text:p>116</text:p>
          </table:table-cell>
          <table:table-cell office:value-type="float" office:value="9776556247890.5469" table:formula="of:=[.C116]+[.A117]" table:style-name="ce11">
            <text:p>9,776,556,247,891</text:p>
          </table:table-cell>
          <table:table-cell table:number-columns-repeated="16381"/>
        </table:table-row>
        <table:table-row table:style-name="ro2">
          <table:table-cell office:value-type="float" office:value="1277777502677.6548" table:formula="of:=(([.B117]*([.B117]+2)*516))*(1.11^[.B117])" table:style-name="ce11">
            <text:p>1,277,777,502,678</text:p>
          </table:table-cell>
          <table:table-cell office:value-type="float" office:value="117" table:style-name="ce12">
            <text:p>117</text:p>
          </table:table-cell>
          <table:table-cell office:value-type="float" office:value="11054333750568.201" table:formula="of:=[.C117]+[.A118]" table:style-name="ce11">
            <text:p>11,054,333,750,568</text:p>
          </table:table-cell>
          <table:table-cell table:number-columns-repeated="16381"/>
        </table:table-row>
        <table:table-row table:style-name="ro2">
          <table:table-cell office:value-type="float" office:value="1442683426976.6875" table:formula="of:=(([.B118]*([.B118]+2)*516))*(1.11^[.B118])" table:style-name="ce11">
            <text:p>1,442,683,426,977</text:p>
          </table:table-cell>
          <table:table-cell office:value-type="float" office:value="118" table:style-name="ce12">
            <text:p>118</text:p>
          </table:table-cell>
          <table:table-cell office:value-type="float" office:value="12497017177544.889" table:formula="of:=[.C118]+[.A119]" table:style-name="ce11">
            <text:p>12,497,017,177,545</text:p>
          </table:table-cell>
          <table:table-cell table:number-columns-repeated="16381"/>
        </table:table-row>
        <table:table-row table:style-name="ro2">
          <table:table-cell office:value-type="float" office:value="1628637580395.6609" table:formula="of:=(([.B119]*([.B119]+2)*516))*(1.11^[.B119])" table:style-name="ce11">
            <text:p>1,628,637,580,396</text:p>
          </table:table-cell>
          <table:table-cell office:value-type="float" office:value="119" table:style-name="ce12">
            <text:p>119</text:p>
          </table:table-cell>
          <table:table-cell office:value-type="float" office:value="14125654757940.549" table:formula="of:=[.C119]+[.A120]" table:style-name="ce11">
            <text:p>14,125,654,757,941</text:p>
          </table:table-cell>
          <table:table-cell table:number-columns-repeated="16381"/>
        </table:table-row>
        <table:table-row table:style-name="ro2">
          <table:table-cell office:value-type="float" office:value="1838300515348.1638" table:formula="of:=(([.B120]*([.B120]+2)*516))*(1.11^[.B120])" table:style-name="ce11">
            <text:p>1,838,300,515,348</text:p>
          </table:table-cell>
          <table:table-cell office:value-type="float" office:value="120" table:style-name="ce12">
            <text:p>120</text:p>
          </table:table-cell>
          <table:table-cell office:value-type="float" office:value="15963955273288.713" table:formula="of:=[.C120]+[.A121]" table:style-name="ce11">
            <text:p>15,963,955,273,289</text:p>
          </table:table-cell>
          <table:table-cell table:number-columns-repeated="16381"/>
        </table:table-row>
        <table:table-row table:style-name="ro2">
          <table:table-cell office:value-type="float" office:value="2074666205612.4602" table:formula="of:=(([.B121]*([.B121]+2)*516))*(1.11^[.B121])" table:style-name="ce11">
            <text:p>2,074,666,205,612</text:p>
          </table:table-cell>
          <table:table-cell office:value-type="float" office:value="121" table:style-name="ce12">
            <text:p>121</text:p>
          </table:table-cell>
          <table:table-cell office:value-type="float" office:value="18038621478901.172" table:formula="of:=[.C121]+[.A122]" table:style-name="ce11">
            <text:p>18,038,621,478,901</text:p>
          </table:table-cell>
          <table:table-cell table:number-columns-repeated="16381"/>
        </table:table-row>
        <table:table-row table:style-name="ro2">
          <table:table-cell office:value-type="float" office:value="2341103512522.1704" table:formula="of:=(([.B122]*([.B122]+2)*516))*(1.11^[.B122])" table:style-name="ce11">
            <text:p>2,341,103,512,522</text:p>
          </table:table-cell>
          <table:table-cell office:value-type="float" office:value="122" table:style-name="ce12">
            <text:p>122</text:p>
          </table:table-cell>
          <table:table-cell office:value-type="float" office:value="20379724991423.344" table:formula="of:=[.C122]+[.A123]" table:style-name="ce11">
            <text:p>20,379,724,991,423</text:p>
          </table:table-cell>
          <table:table-cell table:number-columns-repeated="16381"/>
        </table:table-row>
        <table:table-row table:style-name="ro2">
          <table:table-cell office:value-type="float" office:value="2641402772999.6162" table:formula="of:=(([.B123]*([.B123]+2)*516))*(1.11^[.B123])" table:style-name="ce11">
            <text:p>2,641,402,773,000</text:p>
          </table:table-cell>
          <table:table-cell office:value-type="float" office:value="123" table:style-name="ce12">
            <text:p>123</text:p>
          </table:table-cell>
          <table:table-cell office:value-type="float" office:value="23021127764422.961" table:formula="of:=[.C123]+[.A124]" table:style-name="ce11">
            <text:p>23,021,127,764,423</text:p>
          </table:table-cell>
          <table:table-cell table:number-columns-repeated="16381"/>
        </table:table-row>
        <table:table-row table:style-name="ro2">
          <table:table-cell office:value-type="float" office:value="2979828138200.9985" table:formula="of:=(([.B124]*([.B124]+2)*516))*(1.11^[.B124])" table:style-name="ce11">
            <text:p>2,979,828,138,201</text:p>
          </table:table-cell>
          <table:table-cell office:value-type="float" office:value="124" table:style-name="ce12">
            <text:p>124</text:p>
          </table:table-cell>
          <table:table-cell office:value-type="float" office:value="26000955902623.961" table:formula="of:=[.C124]+[.A125]" table:style-name="ce11">
            <text:p>26,000,955,902,624</text:p>
          </table:table-cell>
          <table:table-cell table:number-columns-repeated="16381"/>
        </table:table-row>
        <table:table-row table:style-name="ro2">
          <table:table-cell office:value-type="float" office:value="3361176368305.0518" table:formula="of:=(([.B125]*([.B125]+2)*516))*(1.11^[.B125])" table:style-name="ce11">
            <text:p>3,361,176,368,305</text:p>
          </table:table-cell>
          <table:table-cell office:value-type="float" office:value="125" table:style-name="ce12">
            <text:p>125</text:p>
          </table:table-cell>
          <table:table-cell office:value-type="float" office:value="29362132270929.012" table:formula="of:=[.C125]+[.A126]" table:style-name="ce11">
            <text:p>29,362,132,270,929</text:p>
          </table:table-cell>
          <table:table-cell table:number-columns-repeated="16381"/>
        </table:table-row>
        <table:table-row table:number-rows-repeated="10484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yala" svg:font-family="Nyal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4" number:min-integer-digits="1"/>
    </number:number-style>
    <number:number-style style:name="N37">
      <number:number number:decimal-places="3" number:min-integer-digits="1" number:grouping="true"/>
    </number:number-style>
    <number:percentage-style style:name="N38">
      <number:number number:decimal-places="3" number:min-integer-digits="1"/>
      <number:text>%</number:text>
    </number:percentage-style>
    <number:percentage-style style:name="N39">
      <number:number number:decimal-places="4" number:min-integer-digits="1"/>
      <number:text>%</number:text>
    </number:percentage-style>
    <number:number-style style:name="N40">
      <number:number number:decimal-places="4" number:min-integer-digits="1" number:grouping="true"/>
    </number:number-style>
    <number:percentage-style style:name="N41">
      <number:number number:decimal-places="6" number:min-integer-digits="1"/>
      <number:text>%</number:text>
    </number:percentage-style>
    <number:number-style style:name="N42">
      <number:number number:decimal-places="6" number:min-integer-digits="1"/>
    </number:number-style>
    <number:number-style style:name="N43">
      <number:number number:decimal-places="6" number:min-integer-digits="1" number:grouping="true"/>
    </number:number-style>
    <number:number-style style:name="N44">
      <number:number number:decimal-places="3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8-25T23:51:46Z</meta:creation-date>
    <dc:date>2020-11-09T20:23:33Z</dc:date>
  </office:meta>
</office:document-meta>
</file>